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9.95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4.59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om4h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row table:style-name="ro1">
          <table:table-cell office:value-type="string" calcext:value-type="string">
            <text:p>N=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  <table:table-cell office:value-type="float" office:value="0.979628" calcext:value-type="float">
            <text:p>0.979628</text:p>
          </table:table-cell>
          <table:table-cell office:value-type="float" office:value="0.962199" calcext:value-type="float">
            <text:p>0.962199</text:p>
          </table:table-cell>
          <table:table-cell office:value-type="float" office:value="0.934362" calcext:value-type="float">
            <text:p>0.934362</text:p>
          </table:table-cell>
          <table:table-cell office:value-type="float" office:value="0.0404124" calcext:value-type="float">
            <text:p>0.0404124</text:p>
          </table:table-cell>
          <table:table-cell office:value-type="float" office:value="13.7832" calcext:value-type="float">
            <text:p>13.7832</text:p>
          </table:table-cell>
          <table:table-cell office:value-type="float" office:value="0.663594" calcext:value-type="float">
            <text:p>0.663594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  <table:table-cell office:value-type="float" office:value="0.979544" calcext:value-type="float">
            <text:p>0.979544</text:p>
          </table:table-cell>
          <table:table-cell office:value-type="float" office:value="0.960141" calcext:value-type="float">
            <text:p>0.960141</text:p>
          </table:table-cell>
          <table:table-cell office:value-type="float" office:value="0.924233" calcext:value-type="float">
            <text:p>0.924233</text:p>
          </table:table-cell>
          <table:table-cell office:value-type="float" office:value="0.0405848" calcext:value-type="float">
            <text:p>0.0405848</text:p>
          </table:table-cell>
          <table:table-cell office:value-type="float" office:value="50.8233" calcext:value-type="float">
            <text:p>50.8233</text:p>
          </table:table-cell>
          <table:table-cell office:value-type="float" office:value="0.665813" calcext:value-type="float">
            <text:p>0.66581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office:value-type="float" office:value="0.957594" calcext:value-type="float">
            <text:p>0.957594</text:p>
          </table:table-cell>
          <table:table-cell office:value-type="float" office:value="0.922291" calcext:value-type="float">
            <text:p>0.922291</text:p>
          </table:table-cell>
          <table:table-cell office:value-type="float" office:value="0.867619" calcext:value-type="float">
            <text:p>0.867619</text:p>
          </table:table-cell>
          <table:table-cell office:value-type="float" office:value="0.0833535" calcext:value-type="float">
            <text:p>0.0833535</text:p>
          </table:table-cell>
          <table:table-cell office:value-type="float" office:value="9.38182" calcext:value-type="float">
            <text:p>9.38182</text:p>
          </table:table-cell>
          <table:table-cell office:value-type="float" office:value="0.660006" calcext:value-type="float">
            <text:p>0.66000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office:value-type="float" office:value="0.958193" calcext:value-type="float">
            <text:p>0.958193</text:p>
          </table:table-cell>
          <table:table-cell office:value-type="float" office:value="0.919426" calcext:value-type="float">
            <text:p>0.919426</text:p>
          </table:table-cell>
          <table:table-cell office:value-type="float" office:value="0.849944" calcext:value-type="float">
            <text:p>0.849944</text:p>
          </table:table-cell>
          <table:table-cell office:value-type="float" office:value="0.0826246" calcext:value-type="float">
            <text:p>0.0826246</text:p>
          </table:table-cell>
          <table:table-cell office:value-type="float" office:value="34.8433" calcext:value-type="float">
            <text:p>34.8433</text:p>
          </table:table-cell>
          <table:table-cell office:value-type="float" office:value="0.664853" calcext:value-type="float">
            <text:p>0.66485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  <table:table-cell office:value-type="float" office:value="0.933705" calcext:value-type="float">
            <text:p>0.933705</text:p>
          </table:table-cell>
          <table:table-cell office:value-type="float" office:value="0.880109" calcext:value-type="float">
            <text:p>0.880109</text:p>
          </table:table-cell>
          <table:table-cell office:value-type="float" office:value="0.799812" calcext:value-type="float">
            <text:p>0.799812</text:p>
          </table:table-cell>
          <table:table-cell office:value-type="float" office:value="0.12992" calcext:value-type="float">
            <text:p>0.12992</text:p>
          </table:table-cell>
          <table:table-cell office:value-type="float" office:value="7.32763" calcext:value-type="float">
            <text:p>7.32763</text:p>
          </table:table-cell>
          <table:table-cell office:value-type="float" office:value="0.655814" calcext:value-type="float">
            <text:p>0.655814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  <table:table-cell office:value-type="float" office:value="0.935464" calcext:value-type="float">
            <text:p>0.935464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7761" calcext:value-type="float">
            <text:p>0.7761</text:p>
          </table:table-cell>
          <table:table-cell office:value-type="float" office:value="0.127972" calcext:value-type="float">
            <text:p>0.127972</text:p>
          </table:table-cell>
          <table:table-cell office:value-type="float" office:value="27.3332" calcext:value-type="float">
            <text:p>27.3332</text:p>
          </table:table-cell>
          <table:table-cell office:value-type="float" office:value="0.663722" calcext:value-type="float">
            <text:p>0.66372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office:value-type="float" office:value="0.908504" calcext:value-type="float">
            <text:p>0.908504</text:p>
          </table:table-cell>
          <table:table-cell office:value-type="float" office:value="0.837624" calcext:value-type="float">
            <text:p>0.837624</text:p>
          </table:table-cell>
          <table:table-cell office:value-type="float" office:value="0.735367" calcext:value-type="float">
            <text:p>0.735367</text:p>
          </table:table-cell>
          <table:table-cell office:value-type="float" office:value="0.177995" calcext:value-type="float">
            <text:p>0.177995</text:p>
          </table:table-cell>
          <table:table-cell office:value-type="float" office:value="6.09485" calcext:value-type="float">
            <text:p>6.09485</text:p>
          </table:table-cell>
          <table:table-cell office:value-type="float" office:value="0.650631" calcext:value-type="float">
            <text:p>0.65063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office:value-type="float" office:value="0.911061" calcext:value-type="float">
            <text:p>0.911061</text:p>
          </table:table-cell>
          <table:table-cell office:value-type="float" office:value="0.832868" calcext:value-type="float">
            <text:p>0.832868</text:p>
          </table:table-cell>
          <table:table-cell office:value-type="float" office:value="0.702746" calcext:value-type="float">
            <text:p>0.702746</text:p>
          </table:table-cell>
          <table:table-cell office:value-type="float" office:value="0.178222" calcext:value-type="float">
            <text:p>0.178222</text:p>
          </table:table-cell>
          <table:table-cell office:value-type="float" office:value="22.558" calcext:value-type="float">
            <text:p>22.558</text:p>
          </table:table-cell>
          <table:table-cell office:value-type="float" office:value="0.662305" calcext:value-type="float">
            <text:p>0.66230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86719" calcext:value-type="float">
            <text:p>0.886719</text:p>
          </table:table-cell>
          <table:table-cell office:value-type="float" office:value="0.811096" calcext:value-type="float">
            <text:p>0.811096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.6301" calcext:value-type="float">
            <text:p>10.6301</text:p>
          </table:table-cell>
          <table:table-cell office:value-type="float" office:value="0.656142" calcext:value-type="float">
            <text:p>0.65614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office:value-type="float" office:value="0.878762" calcext:value-type="float">
            <text:p>0.878762</text:p>
          </table:table-cell>
          <table:table-cell office:value-type="float" office:value="0.789258" calcext:value-type="float">
            <text:p>0.789258</text:p>
          </table:table-cell>
          <table:table-cell office:value-type="float" office:value="0.665771" calcext:value-type="float">
            <text:p>0.665771</text:p>
          </table:table-cell>
          <table:table-cell office:value-type="float" office:value="0.236744" calcext:value-type="float">
            <text:p>0.236744</text:p>
          </table:table-cell>
          <table:table-cell office:value-type="float" office:value="5.11571" calcext:value-type="float">
            <text:p>5.11571</text:p>
          </table:table-cell>
          <table:table-cell office:value-type="float" office:value="0.643741" calcext:value-type="float">
            <text:p>0.64374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office:value-type="float" office:value="0.884351" calcext:value-type="float">
            <text:p>0.884351</text:p>
          </table:table-cell>
          <table:table-cell office:value-type="float" office:value="0.785918" calcext:value-type="float">
            <text:p>0.785918</text:p>
          </table:table-cell>
          <table:table-cell office:value-type="float" office:value="0.629163" calcext:value-type="float">
            <text:p>0.629163</text:p>
          </table:table-cell>
          <table:table-cell office:value-type="float" office:value="0.238689" calcext:value-type="float">
            <text:p>0.238689</text:p>
          </table:table-cell>
          <table:table-cell office:value-type="float" office:value="18.9217" calcext:value-type="float">
            <text:p>18.9217</text:p>
          </table:table-cell>
          <table:table-cell office:value-type="float" office:value="0.660462" calcext:value-type="float">
            <text:p>0.66046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970703" calcext:value-type="float">
            <text:p>0.970703</text:p>
          </table:table-cell>
          <table:table-cell office:value-type="float" office:value="0.948273" calcext:value-type="float">
            <text:p>0.948273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5.748" calcext:value-type="float">
            <text:p>15.748</text:p>
          </table:table-cell>
          <table:table-cell office:value-type="float" office:value="0.664541" calcext:value-type="float">
            <text:p>0.664541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office:value-type="float" office:value="0.84909" calcext:value-type="float">
            <text:p>0.84909</text:p>
          </table:table-cell>
          <table:table-cell office:value-type="float" office:value="0.743055" calcext:value-type="float">
            <text:p>0.743055</text:p>
          </table:table-cell>
          <table:table-cell office:value-type="float" office:value="0.602908" calcext:value-type="float">
            <text:p>0.602908</text:p>
          </table:table-cell>
          <table:table-cell office:value-type="float" office:value="0.294704" calcext:value-type="float">
            <text:p>0.294704</text:p>
          </table:table-cell>
          <table:table-cell office:value-type="float" office:value="4.43519" calcext:value-type="float">
            <text:p>4.43519</text:p>
          </table:table-cell>
          <table:table-cell office:value-type="float" office:value="0.636011" calcext:value-type="float">
            <text:p>0.636011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office:value-type="float" office:value="0.850457" calcext:value-type="float">
            <text:p>0.850457</text:p>
          </table:table-cell>
          <table:table-cell office:value-type="float" office:value="0.728822" calcext:value-type="float">
            <text:p>0.728822</text:p>
          </table:table-cell>
          <table:table-cell office:value-type="float" office:value="0.546117" calcext:value-type="float">
            <text:p>0.546117</text:p>
          </table:table-cell>
          <table:table-cell office:value-type="float" office:value="0.327165" calcext:value-type="float">
            <text:p>0.327165</text:p>
          </table:table-cell>
          <table:table-cell office:value-type="float" office:value="15.546" calcext:value-type="float">
            <text:p>15.546</text:p>
          </table:table-cell>
          <table:table-cell office:value-type="float" office:value="0.657294" calcext:value-type="float">
            <text:p>0.65729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43359" calcext:value-type="float">
            <text:p>0.943359</text:p>
          </table:table-cell>
          <table:table-cell office:value-type="float" office:value="0.905548" calcext:value-type="float">
            <text:p>0.905548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.9659" calcext:value-type="float">
            <text:p>10.9659</text:p>
          </table:table-cell>
          <table:table-cell office:value-type="float" office:value="0.660816" calcext:value-type="float">
            <text:p>0.660816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  <table:table-cell office:value-type="float" office:value="0.811932" calcext:value-type="float">
            <text:p>0.811932</text:p>
          </table:table-cell>
          <table:table-cell office:value-type="float" office:value="0.688838" calcext:value-type="float">
            <text:p>0.688838</text:p>
          </table:table-cell>
          <table:table-cell office:value-type="float" office:value="0.534669" calcext:value-type="float">
            <text:p>0.534669</text:p>
          </table:table-cell>
          <table:table-cell office:value-type="float" office:value="0.364906" calcext:value-type="float">
            <text:p>0.364906</text:p>
          </table:table-cell>
          <table:table-cell office:value-type="float" office:value="3.82122" calcext:value-type="float">
            <text:p>3.82122</text:p>
          </table:table-cell>
          <table:table-cell office:value-type="float" office:value="0.624396" calcext:value-type="float">
            <text:p>0.624396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  <table:table-cell office:value-type="float" office:value="0.815605" calcext:value-type="float">
            <text:p>0.815605</text:p>
          </table:table-cell>
          <table:table-cell office:value-type="float" office:value="0.673191" calcext:value-type="float">
            <text:p>0.673191</text:p>
          </table:table-cell>
          <table:table-cell office:value-type="float" office:value="0.472117" calcext:value-type="float">
            <text:p>0.472117</text:p>
          </table:table-cell>
          <table:table-cell office:value-type="float" office:value="0.432917" calcext:value-type="float">
            <text:p>0.432917</text:p>
          </table:table-cell>
          <table:table-cell office:value-type="float" office:value="12.9686" calcext:value-type="float">
            <text:p>12.9686</text:p>
          </table:table-cell>
          <table:table-cell office:value-type="float" office:value="0.652743" calcext:value-type="float">
            <text:p>0.65274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982422" calcext:value-type="float">
            <text:p>0.982422</text:p>
          </table:table-cell>
          <table:table-cell office:value-type="float" office:value="0.967529" calcext:value-type="float">
            <text:p>0.967529</text:p>
          </table:table-cell>
          <table:table-cell office:value-type="float" office:value="0.944057" calcext:value-type="float">
            <text:p>0.944057</text:p>
          </table:table-cell>
          <table:table-cell office:value-type="float" office:value="0.0273437" calcext:value-type="float">
            <text:p>0.0273437</text:p>
          </table:table-cell>
          <table:table-cell office:value-type="float" office:value="16.8099" calcext:value-type="float">
            <text:p>16.8099</text:p>
          </table:table-cell>
          <table:table-cell office:value-type="float" office:value="0.663838" calcext:value-type="float">
            <text:p>0.663838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631825" calcext:value-type="float">
            <text:p>0.631825</text:p>
          </table:table-cell>
          <table:table-cell office:value-type="float" office:value="0.467689" calcext:value-type="float">
            <text:p>0.467689</text:p>
          </table:table-cell>
          <table:table-cell office:value-type="float" office:value="0.446943" calcext:value-type="float">
            <text:p>0.446943</text:p>
          </table:table-cell>
          <table:table-cell office:value-type="float" office:value="3.28775" calcext:value-type="float">
            <text:p>3.28775</text:p>
          </table:table-cell>
          <table:table-cell office:value-type="float" office:value="0.609482" calcext:value-type="float">
            <text:p>0.609482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  <table:table-cell office:value-type="float" office:value="0.774521" calcext:value-type="float">
            <text:p>0.774521</text:p>
          </table:table-cell>
          <table:table-cell office:value-type="float" office:value="0.611785" calcext:value-type="float">
            <text:p>0.611785</text:p>
          </table:table-cell>
          <table:table-cell office:value-type="float" office:value="0.398062" calcext:value-type="float">
            <text:p>0.398062</text:p>
          </table:table-cell>
          <table:table-cell office:value-type="float" office:value="0.579774" calcext:value-type="float">
            <text:p>0.579774</text:p>
          </table:table-cell>
          <table:table-cell office:value-type="float" office:value="10.6574" calcext:value-type="float">
            <text:p>10.6574</text:p>
          </table:table-cell>
          <table:table-cell office:value-type="float" office:value="0.645487" calcext:value-type="float">
            <text:p>0.64548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office:value-type="float" office:value="0.975586" calcext:value-type="float">
            <text:p>0.975586</text:p>
          </table:table-cell>
          <table:table-cell office:value-type="float" office:value="0.954712" calcext:value-type="float">
            <text:p>0.954712</text:p>
          </table:table-cell>
          <table:table-cell office:value-type="float" office:value="0.921427" calcext:value-type="float">
            <text:p>0.921427</text:p>
          </table:table-cell>
          <table:table-cell office:value-type="float" office:value="0.0527344" calcext:value-type="float">
            <text:p>0.0527344</text:p>
          </table:table-cell>
          <table:table-cell office:value-type="float" office:value="12.0139" calcext:value-type="float">
            <text:p>12.0139</text:p>
          </table:table-cell>
          <table:table-cell office:value-type="float" office:value="0.663027" calcext:value-type="float">
            <text:p>0.663027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  <table:table-cell office:value-type="float" office:value="0.726387" calcext:value-type="float">
            <text:p>0.726387</text:p>
          </table:table-cell>
          <table:table-cell office:value-type="float" office:value="0.574312" calcext:value-type="float">
            <text:p>0.574312</text:p>
          </table:table-cell>
          <table:table-cell office:value-type="float" office:value="0.405101" calcext:value-type="float">
            <text:p>0.405101</text:p>
          </table:table-cell>
          <table:table-cell office:value-type="float" office:value="0.529461" calcext:value-type="float">
            <text:p>0.529461</text:p>
          </table:table-cell>
          <table:table-cell office:value-type="float" office:value="2.85967" calcext:value-type="float">
            <text:p>2.85967</text:p>
          </table:table-cell>
          <table:table-cell office:value-type="float" office:value="0.590602" calcext:value-type="float">
            <text:p>0.590602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  <table:table-cell office:value-type="float" office:value="0.710878" calcext:value-type="float">
            <text:p>0.710878</text:p>
          </table:table-cell>
          <table:table-cell office:value-type="float" office:value="0.527272" calcext:value-type="float">
            <text:p>0.527272</text:p>
          </table:table-cell>
          <table:table-cell office:value-type="float" office:value="0.311067" calcext:value-type="float">
            <text:p>0.311067</text:p>
          </table:table-cell>
          <table:table-cell office:value-type="float" office:value="0.851138" calcext:value-type="float">
            <text:p>0.851138</text:p>
          </table:table-cell>
          <table:table-cell office:value-type="float" office:value="8.12251" calcext:value-type="float">
            <text:p>8.12251</text:p>
          </table:table-cell>
          <table:table-cell office:value-type="float" office:value="0.627039" calcext:value-type="float">
            <text:p>0.62703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" calcext:value-type="float">
            <text:p>8</text:p>
          </table:table-cell>
          <table:table-cell office:value-type="float" office:value="0.974609" calcext:value-type="float">
            <text:p>0.974609</text:p>
          </table:table-cell>
          <table:table-cell office:value-type="float" office:value="0.953857" calcext:value-type="float">
            <text:p>0.953857</text:p>
          </table:table-cell>
          <table:table-cell office:value-type="float" office:value="0.922398" calcext:value-type="float">
            <text:p>0.922398</text:p>
          </table:table-cell>
          <table:table-cell office:value-type="float" office:value="0.0527344" calcext:value-type="float">
            <text:p>0.0527344</text:p>
          </table:table-cell>
          <table:table-cell office:value-type="float" office:value="12.0085" calcext:value-type="float">
            <text:p>12.0085</text:p>
          </table:table-cell>
          <table:table-cell office:value-type="float" office:value="0.662067" calcext:value-type="float">
            <text:p>0.66206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  <table:table-cell office:value-type="float" office:value="0.682971" calcext:value-type="float">
            <text:p>0.682971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350025" calcext:value-type="float">
            <text:p>0.350025</text:p>
          </table:table-cell>
          <table:table-cell office:value-type="float" office:value="0.612512" calcext:value-type="float">
            <text:p>0.612512</text:p>
          </table:table-cell>
          <table:table-cell office:value-type="float" office:value="2.50989" calcext:value-type="float">
            <text:p>2.50989</text:p>
          </table:table-cell>
          <table:table-cell office:value-type="float" office:value="0.569504" calcext:value-type="float">
            <text:p>0.5695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  <table:table-cell office:value-type="float" office:value="0.644999" calcext:value-type="float">
            <text:p>0.644999</text:p>
          </table:table-cell>
          <table:table-cell office:value-type="float" office:value="0.447143" calcext:value-type="float">
            <text:p>0.447143</text:p>
          </table:table-cell>
          <table:table-cell office:value-type="float" office:value="0.23833" calcext:value-type="float">
            <text:p>0.23833</text:p>
          </table:table-cell>
          <table:table-cell office:value-type="float" office:value="1.12535" calcext:value-type="float">
            <text:p>1.12535</text:p>
          </table:table-cell>
          <table:table-cell office:value-type="float" office:value="6.45785" calcext:value-type="float">
            <text:p>6.45785</text:p>
          </table:table-cell>
          <table:table-cell office:value-type="float" office:value="0.602659" calcext:value-type="float">
            <text:p>0.60265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0.978271" calcext:value-type="float">
            <text:p>0.978271</text:p>
          </table:table-cell>
          <table:table-cell office:value-type="float" office:value="0.959625" calcext:value-type="float">
            <text:p>0.959625</text:p>
          </table:table-cell>
          <table:table-cell office:value-type="float" office:value="0.929755" calcext:value-type="float">
            <text:p>0.929755</text:p>
          </table:table-cell>
          <table:table-cell office:value-type="float" office:value="0.0424805" calcext:value-type="float">
            <text:p>0.0424805</text:p>
          </table:table-cell>
          <table:table-cell office:value-type="float" office:value="13.4245" calcext:value-type="float">
            <text:p>13.4245</text:p>
          </table:table-cell>
          <table:table-cell office:value-type="float" office:value="0.663454" calcext:value-type="float">
            <text:p>0.663454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  <table:table-cell office:value-type="float" office:value="0.638546" calcext:value-type="float">
            <text:p>0.638546</text:p>
          </table:table-cell>
          <table:table-cell office:value-type="float" office:value="0.467773" calcext:value-type="float">
            <text:p>0.467773</text:p>
          </table:table-cell>
          <table:table-cell office:value-type="float" office:value="0.298661" calcext:value-type="float">
            <text:p>0.298661</text:p>
          </table:table-cell>
          <table:table-cell office:value-type="float" office:value="0.69241" calcext:value-type="float">
            <text:p>0.69241</text:p>
          </table:table-cell>
          <table:table-cell office:value-type="float" office:value="2.21463" calcext:value-type="float">
            <text:p>2.21463</text:p>
          </table:table-cell>
          <table:table-cell office:value-type="float" office:value="0.545026" calcext:value-type="float">
            <text:p>0.545026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  <table:table-cell office:value-type="float" office:value="0.573324" calcext:value-type="float">
            <text:p>0.573324</text:p>
          </table:table-cell>
          <table:table-cell office:value-type="float" office:value="0.367858" calcext:value-type="float">
            <text:p>0.367858</text:p>
          </table:table-cell>
          <table:table-cell office:value-type="float" office:value="0.175114" calcext:value-type="float">
            <text:p>0.175114</text:p>
          </table:table-cell>
          <table:table-cell office:value-type="float" office:value="1.40544" calcext:value-type="float">
            <text:p>1.40544</text:p>
          </table:table-cell>
          <table:table-cell office:value-type="float" office:value="5.18548" calcext:value-type="float">
            <text:p>5.18548</text:p>
          </table:table-cell>
          <table:table-cell office:value-type="float" office:value="0.568641" calcext:value-type="float">
            <text:p>0.56864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0.979736" calcext:value-type="float">
            <text:p>0.979736</text:p>
          </table:table-cell>
          <table:table-cell office:value-type="float" office:value="0.962463" calcext:value-type="float">
            <text:p>0.962463</text:p>
          </table:table-cell>
          <table:table-cell office:value-type="float" office:value="0.934989" calcext:value-type="float">
            <text:p>0.934989</text:p>
          </table:table-cell>
          <table:table-cell office:value-type="float" office:value="0.0410156" calcext:value-type="float">
            <text:p>0.0410156</text:p>
          </table:table-cell>
          <table:table-cell office:value-type="float" office:value="13.6831" calcext:value-type="float">
            <text:p>13.6831</text:p>
          </table:table-cell>
          <table:table-cell office:value-type="float" office:value="0.663553" calcext:value-type="float">
            <text:p>0.663553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  <table:table-cell office:value-type="float" office:value="0.59613" calcext:value-type="float">
            <text:p>0.59613</text:p>
          </table:table-cell>
          <table:table-cell office:value-type="float" office:value="0.419658" calcext:value-type="float">
            <text:p>0.419658</text:p>
          </table:table-cell>
          <table:table-cell office:value-type="float" office:value="0.254814" calcext:value-type="float">
            <text:p>0.254814</text:p>
          </table:table-cell>
          <table:table-cell office:value-type="float" office:value="0.767051" calcext:value-type="float">
            <text:p>0.767051</text:p>
          </table:table-cell>
          <table:table-cell office:value-type="float" office:value="1.96897" calcext:value-type="float">
            <text:p>1.96897</text:p>
          </table:table-cell>
          <table:table-cell office:value-type="float" office:value="0.517707" calcext:value-type="float">
            <text:p>0.517707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  <table:table-cell office:value-type="float" office:value="0.506264" calcext:value-type="float">
            <text:p>0.506264</text:p>
          </table:table-cell>
          <table:table-cell office:value-type="float" office:value="0.298723" calcext:value-type="float">
            <text:p>0.298723</text:p>
          </table:table-cell>
          <table:table-cell office:value-type="float" office:value="0.12592" calcext:value-type="float">
            <text:p>0.12592</text:p>
          </table:table-cell>
          <table:table-cell office:value-type="float" office:value="1.62729" calcext:value-type="float">
            <text:p>1.62729</text:p>
          </table:table-cell>
          <table:table-cell office:value-type="float" office:value="4.28356" calcext:value-type="float">
            <text:p>4.28356</text:p>
          </table:table-cell>
          <table:table-cell office:value-type="float" office:value="0.529634" calcext:value-type="float">
            <text:p>0.52963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  <table:table-cell office:value-type="float" office:value="0.979004" calcext:value-type="float">
            <text:p>0.979004</text:p>
          </table:table-cell>
          <table:table-cell office:value-type="float" office:value="0.960983" calcext:value-type="float">
            <text:p>0.960983</text:p>
          </table:table-cell>
          <table:table-cell office:value-type="float" office:value="0.932109" calcext:value-type="float">
            <text:p>0.932109</text:p>
          </table:table-cell>
          <table:table-cell office:value-type="float" office:value="0.0429688" calcext:value-type="float">
            <text:p>0.0429688</text:p>
          </table:table-cell>
          <table:table-cell office:value-type="float" office:value="13.3573" calcext:value-type="float">
            <text:p>13.3573</text:p>
          </table:table-cell>
          <table:table-cell office:value-type="float" office:value="0.663555" calcext:value-type="float">
            <text:p>0.663555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  <table:table-cell office:value-type="float" office:value="0.557453" calcext:value-type="float">
            <text:p>0.557453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218846" calcext:value-type="float">
            <text:p>0.218846</text:p>
          </table:table-cell>
          <table:table-cell office:value-type="float" office:value="0.831957" calcext:value-type="float">
            <text:p>0.831957</text:p>
          </table:table-cell>
          <table:table-cell office:value-type="float" office:value="1.77029" calcext:value-type="float">
            <text:p>1.77029</text:p>
          </table:table-cell>
          <table:table-cell office:value-type="float" office:value="0.48921" calcext:value-type="float">
            <text:p>0.48921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  <table:table-cell office:value-type="float" office:value="0.448923" calcext:value-type="float">
            <text:p>0.448923</text:p>
          </table:table-cell>
          <table:table-cell office:value-type="float" office:value="0.244457" calcext:value-type="float">
            <text:p>0.244457</text:p>
          </table:table-cell>
          <table:table-cell office:value-type="float" office:value="0.0918724" calcext:value-type="float">
            <text:p>0.0918724</text:p>
          </table:table-cell>
          <table:table-cell office:value-type="float" office:value="1.77012" calcext:value-type="float">
            <text:p>1.77012</text:p>
          </table:table-cell>
          <table:table-cell office:value-type="float" office:value="3.65803" calcext:value-type="float">
            <text:p>3.65803</text:p>
          </table:table-cell>
          <table:table-cell office:value-type="float" office:value="0.487541" calcext:value-type="float">
            <text:p>0.48754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" calcext:value-type="float">
            <text:p>12</text:p>
          </table:table-cell>
          <table:table-cell office:value-type="float" office:value="0.979218" calcext:value-type="float">
            <text:p>0.979218</text:p>
          </table:table-cell>
          <table:table-cell office:value-type="float" office:value="0.961483" calcext:value-type="float">
            <text:p>0.961483</text:p>
          </table:table-cell>
          <table:table-cell office:value-type="float" office:value="0.933227" calcext:value-type="float">
            <text:p>0.933227</text:p>
          </table:table-cell>
          <table:table-cell office:value-type="float" office:value="0.0425415" calcext:value-type="float">
            <text:p>0.0425415</text:p>
          </table:table-cell>
          <table:table-cell office:value-type="float" office:value="13.4279" calcext:value-type="float">
            <text:p>13.4279</text:p>
          </table:table-cell>
          <table:table-cell office:value-type="float" office:value="0.663502" calcext:value-type="float">
            <text:p>0.663502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  <table:table-cell office:value-type="float" office:value="0.523452" calcext:value-type="float">
            <text:p>0.523452</text:p>
          </table:table-cell>
          <table:table-cell office:value-type="float" office:value="0.341587" calcext:value-type="float">
            <text:p>0.341587</text:p>
          </table:table-cell>
          <table:table-cell office:value-type="float" office:value="0.188166" calcext:value-type="float">
            <text:p>0.188166</text:p>
          </table:table-cell>
          <table:table-cell office:value-type="float" office:value="0.881623" calcext:value-type="float">
            <text:p>0.881623</text:p>
          </table:table-cell>
          <table:table-cell office:value-type="float" office:value="1.61233" calcext:value-type="float">
            <text:p>1.61233</text:p>
          </table:table-cell>
          <table:table-cell office:value-type="float" office:value="0.46245" calcext:value-type="float">
            <text:p>0.46245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  <table:table-cell office:value-type="float" office:value="0.40537" calcext:value-type="float">
            <text:p>0.40537</text:p>
          </table:table-cell>
          <table:table-cell office:value-type="float" office:value="0.204804" calcext:value-type="float">
            <text:p>0.204804</text:p>
          </table:table-cell>
          <table:table-cell office:value-type="float" office:value="0.0686937" calcext:value-type="float">
            <text:p>0.0686937</text:p>
          </table:table-cell>
          <table:table-cell office:value-type="float" office:value="1.84074" calcext:value-type="float">
            <text:p>1.84074</text:p>
          </table:table-cell>
          <table:table-cell office:value-type="float" office:value="3.23246" calcext:value-type="float">
            <text:p>3.23246</text:p>
          </table:table-cell>
          <table:table-cell office:value-type="float" office:value="0.454093" calcext:value-type="float">
            <text:p>0.45409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" calcext:value-type="float">
            <text:p>13</text:p>
          </table:table-cell>
          <table:table-cell office:value-type="float" office:value="0.980164" calcext:value-type="float">
            <text:p>0.980164</text:p>
          </table:table-cell>
          <table:table-cell office:value-type="float" office:value="0.963326" calcext:value-type="float">
            <text:p>0.963326</text:p>
          </table:table-cell>
          <table:table-cell office:value-type="float" office:value="0.936658" calcext:value-type="float">
            <text:p>0.936658</text:p>
          </table:table-cell>
          <table:table-cell office:value-type="float" office:value="0.038269" calcext:value-type="float">
            <text:p>0.038269</text:p>
          </table:table-cell>
          <table:table-cell office:value-type="float" office:value="14.1732" calcext:value-type="float">
            <text:p>14.1732</text:p>
          </table:table-cell>
          <table:table-cell office:value-type="float" office:value="0.663555" calcext:value-type="float">
            <text:p>0.66355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0.491506" calcext:value-type="float">
            <text:p>0.491506</text:p>
          </table:table-cell>
          <table:table-cell office:value-type="float" office:value="0.309107" calcext:value-type="float">
            <text:p>0.309107</text:p>
          </table:table-cell>
          <table:table-cell office:value-type="float" office:value="0.162582" calcext:value-type="float">
            <text:p>0.162582</text:p>
          </table:table-cell>
          <table:table-cell office:value-type="float" office:value="0.924069" calcext:value-type="float">
            <text:p>0.924069</text:p>
          </table:table-cell>
          <table:table-cell office:value-type="float" office:value="1.47514" calcext:value-type="float">
            <text:p>1.47514</text:p>
          </table:table-cell>
          <table:table-cell office:value-type="float" office:value="0.432801" calcext:value-type="float">
            <text:p>0.4328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0.37293" calcext:value-type="float">
            <text:p>0.37293</text:p>
          </table:table-cell>
          <table:table-cell office:value-type="float" office:value="0.176946" calcext:value-type="float">
            <text:p>0.176946</text:p>
          </table:table-cell>
          <table:table-cell office:value-type="float" office:value="0.0538302" calcext:value-type="float">
            <text:p>0.0538302</text:p>
          </table:table-cell>
          <table:table-cell office:value-type="float" office:value="1.85492" calcext:value-type="float">
            <text:p>1.85492</text:p>
          </table:table-cell>
          <table:table-cell office:value-type="float" office:value="2.95212" calcext:value-type="float">
            <text:p>2.95212</text:p>
          </table:table-cell>
          <table:table-cell office:value-type="float" office:value="0.426912" calcext:value-type="float">
            <text:p>0.42691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" calcext:value-type="float">
            <text:p>14</text:p>
          </table:table-cell>
          <table:table-cell office:value-type="float" office:value="0.979797" calcext:value-type="float">
            <text:p>0.979797</text:p>
          </table:table-cell>
          <table:table-cell office:value-type="float" office:value="0.962507" calcext:value-type="float">
            <text:p>0.962507</text:p>
          </table:table-cell>
          <table:table-cell office:value-type="float" office:value="0.934887" calcext:value-type="float">
            <text:p>0.934887</text:p>
          </table:table-cell>
          <table:table-cell office:value-type="float" office:value="0.0404663" calcext:value-type="float">
            <text:p>0.0404663</text:p>
          </table:table-cell>
          <table:table-cell office:value-type="float" office:value="13.7762" calcext:value-type="float">
            <text:p>13.7762</text:p>
          </table:table-cell>
          <table:table-cell office:value-type="float" office:value="0.66362" calcext:value-type="float">
            <text:p>0.66362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  <table:table-cell office:value-type="float" office:value="0.465563" calcext:value-type="float">
            <text:p>0.465563</text:p>
          </table:table-cell>
          <table:table-cell office:value-type="float" office:value="0.28301" calcext:value-type="float">
            <text:p>0.28301</text:p>
          </table:table-cell>
          <table:table-cell office:value-type="float" office:value="0.142225" calcext:value-type="float">
            <text:p>0.142225</text:p>
          </table:table-cell>
          <table:table-cell office:value-type="float" office:value="0.957966" calcext:value-type="float">
            <text:p>0.957966</text:p>
          </table:table-cell>
          <table:table-cell office:value-type="float" office:value="1.36507" calcext:value-type="float">
            <text:p>1.36507</text:p>
          </table:table-cell>
          <table:table-cell office:value-type="float" office:value="0.408093" calcext:value-type="float">
            <text:p>0.408093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  <table:table-cell office:value-type="float" office:value="0.345772" calcext:value-type="float">
            <text:p>0.345772</text:p>
          </table:table-cell>
          <table:table-cell office:value-type="float" office:value="0.154756" calcext:value-type="float">
            <text:p>0.154756</text:p>
          </table:table-cell>
          <table:table-cell office:value-type="float" office:value="0.0429689" calcext:value-type="float">
            <text:p>0.0429689</text:p>
          </table:table-cell>
          <table:table-cell office:value-type="float" office:value="1.83819" calcext:value-type="float">
            <text:p>1.83819</text:p>
          </table:table-cell>
          <table:table-cell office:value-type="float" office:value="2.73697" calcext:value-type="float">
            <text:p>2.73697</text:p>
          </table:table-cell>
          <table:table-cell office:value-type="float" office:value="0.401949" calcext:value-type="float">
            <text:p>0.40194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float" office:value="0.979332" calcext:value-type="float">
            <text:p>0.979332</text:p>
          </table:table-cell>
          <table:table-cell office:value-type="float" office:value="0.961657" calcext:value-type="float">
            <text:p>0.961657</text:p>
          </table:table-cell>
          <table:table-cell office:value-type="float" office:value="0.93344" calcext:value-type="float">
            <text:p>0.93344</text:p>
          </table:table-cell>
          <table:table-cell office:value-type="float" office:value="0.0408173" calcext:value-type="float">
            <text:p>0.0408173</text:p>
          </table:table-cell>
          <table:table-cell office:value-type="float" office:value="13.7106" calcext:value-type="float">
            <text:p>13.7106</text:p>
          </table:table-cell>
          <table:table-cell office:value-type="float" office:value="0.663546" calcext:value-type="float">
            <text:p>0.663546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  <table:table-cell office:value-type="float" office:value="0.442646" calcext:value-type="float">
            <text:p>0.442646</text:p>
          </table:table-cell>
          <table:table-cell office:value-type="float" office:value="0.260695" calcext:value-type="float">
            <text:p>0.260695</text:p>
          </table:table-cell>
          <table:table-cell office:value-type="float" office:value="0.125606" calcext:value-type="float">
            <text:p>0.125606</text:p>
          </table:table-cell>
          <table:table-cell office:value-type="float" office:value="0.986645" calcext:value-type="float">
            <text:p>0.986645</text:p>
          </table:table-cell>
          <table:table-cell office:value-type="float" office:value="1.27035" calcext:value-type="float">
            <text:p>1.27035</text:p>
          </table:table-cell>
          <table:table-cell office:value-type="float" office:value="0.383938" calcext:value-type="float">
            <text:p>0.383938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  <table:table-cell office:value-type="float" office:value="0.328364" calcext:value-type="float">
            <text:p>0.328364</text:p>
          </table:table-cell>
          <table:table-cell office:value-type="float" office:value="0.140252" calcext:value-type="float">
            <text:p>0.140252</text:p>
          </table:table-cell>
          <table:table-cell office:value-type="float" office:value="0.035866" calcext:value-type="float">
            <text:p>0.035866</text:p>
          </table:table-cell>
          <table:table-cell office:value-type="float" office:value="1.79247" calcext:value-type="float">
            <text:p>1.79247</text:p>
          </table:table-cell>
          <table:table-cell office:value-type="float" office:value="2.61563" calcext:value-type="float">
            <text:p>2.61563</text:p>
          </table:table-cell>
          <table:table-cell office:value-type="float" office:value="0.39222" calcext:value-type="float">
            <text:p>0.3922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" calcext:value-type="float">
            <text:p>16</text:p>
          </table:table-cell>
          <table:table-cell office:value-type="float" office:value="0.979637" calcext:value-type="float">
            <text:p>0.979637</text:p>
          </table:table-cell>
          <table:table-cell office:value-type="float" office:value="0.96222" calcext:value-type="float">
            <text:p>0.96222</text:p>
          </table:table-cell>
          <table:table-cell office:value-type="float" office:value="0.934414" calcext:value-type="float">
            <text:p>0.934414</text:p>
          </table:table-cell>
          <table:table-cell office:value-type="float" office:value="0.0402451" calcext:value-type="float">
            <text:p>0.0402451</text:p>
          </table:table-cell>
          <table:table-cell office:value-type="float" office:value="13.812" calcext:value-type="float">
            <text:p>13.812</text:p>
          </table:table-cell>
          <table:table-cell office:value-type="float" office:value="0.663589" calcext:value-type="float">
            <text:p>0.663589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office:value-type="float" office:value="0.423606" calcext:value-type="float">
            <text:p>0.423606</text:p>
          </table:table-cell>
          <table:table-cell office:value-type="float" office:value="0.242547" calcext:value-type="float">
            <text:p>0.242547</text:p>
          </table:table-cell>
          <table:table-cell office:value-type="float" office:value="0.112619" calcext:value-type="float">
            <text:p>0.112619</text:p>
          </table:table-cell>
          <table:table-cell office:value-type="float" office:value="1.00759" calcext:value-type="float">
            <text:p>1.00759</text:p>
          </table:table-cell>
          <table:table-cell office:value-type="float" office:value="1.19405" calcext:value-type="float">
            <text:p>1.19405</text:p>
          </table:table-cell>
          <table:table-cell office:value-type="float" office:value="0.361887" calcext:value-type="float">
            <text:p>0.361887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office:value-type="float" office:value="0.314596" calcext:value-type="float">
            <text:p>0.314596</text:p>
          </table:table-cell>
          <table:table-cell office:value-type="float" office:value="0.129249" calcext:value-type="float">
            <text:p>0.129249</text:p>
          </table:table-cell>
          <table:table-cell office:value-type="float" office:value="0.0308562" calcext:value-type="float">
            <text:p>0.0308562</text:p>
          </table:table-cell>
          <table:table-cell office:value-type="float" office:value="1.74338" calcext:value-type="float">
            <text:p>1.74338</text:p>
          </table:table-cell>
          <table:table-cell office:value-type="float" office:value="2.52838" calcext:value-type="float">
            <text:p>2.52838</text:p>
          </table:table-cell>
          <table:table-cell office:value-type="float" office:value="0.384298" calcext:value-type="float">
            <text:p>0.38429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7" calcext:value-type="float">
            <text:p>17</text:p>
          </table:table-cell>
          <table:table-cell office:value-type="float" office:value="0.979432" calcext:value-type="float">
            <text:p>0.979432</text:p>
          </table:table-cell>
          <table:table-cell office:value-type="float" office:value="0.961824" calcext:value-type="float">
            <text:p>0.961824</text:p>
          </table:table-cell>
          <table:table-cell office:value-type="float" office:value="0.933679" calcext:value-type="float">
            <text:p>0.933679</text:p>
          </table:table-cell>
          <table:table-cell office:value-type="float" office:value="0.0408077" calcext:value-type="float">
            <text:p>0.0408077</text:p>
          </table:table-cell>
          <table:table-cell office:value-type="float" office:value="13.7134" calcext:value-type="float">
            <text:p>13.7134</text:p>
          </table:table-cell>
          <table:table-cell office:value-type="float" office:value="0.663578" calcext:value-type="float">
            <text:p>0.663578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office:value-type="float" office:value="0.406552" calcext:value-type="float">
            <text:p>0.406552</text:p>
          </table:table-cell>
          <table:table-cell office:value-type="float" office:value="0.226563" calcext:value-type="float">
            <text:p>0.226563</text:p>
          </table:table-cell>
          <table:table-cell office:value-type="float" office:value="0.101325" calcext:value-type="float">
            <text:p>0.101325</text:p>
          </table:table-cell>
          <table:table-cell office:value-type="float" office:value="1.01994" calcext:value-type="float">
            <text:p>1.01994</text:p>
          </table:table-cell>
          <table:table-cell office:value-type="float" office:value="1.13008" calcext:value-type="float">
            <text:p>1.13008</text:p>
          </table:table-cell>
          <table:table-cell office:value-type="float" office:value="0.342014" calcext:value-type="float">
            <text:p>0.34201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office:value-type="float" office:value="0.306012" calcext:value-type="float">
            <text:p>0.306012</text:p>
          </table:table-cell>
          <table:table-cell office:value-type="float" office:value="0.12206" calcext:value-type="float">
            <text:p>0.12206</text:p>
          </table:table-cell>
          <table:table-cell office:value-type="float" office:value="0.0275671" calcext:value-type="float">
            <text:p>0.0275671</text:p>
          </table:table-cell>
          <table:table-cell office:value-type="float" office:value="1.68621" calcext:value-type="float">
            <text:p>1.68621</text:p>
          </table:table-cell>
          <table:table-cell office:value-type="float" office:value="2.49029" calcext:value-type="float">
            <text:p>2.49029</text:p>
          </table:table-cell>
          <table:table-cell office:value-type="float" office:value="0.383228" calcext:value-type="float">
            <text:p>0.38322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" calcext:value-type="float">
            <text:p>18</text:p>
          </table:table-cell>
          <table:table-cell office:value-type="float" office:value="0.979741" calcext:value-type="float">
            <text:p>0.979741</text:p>
          </table:table-cell>
          <table:table-cell office:value-type="float" office:value="0.962406" calcext:value-type="float">
            <text:p>0.962406</text:p>
          </table:table-cell>
          <table:table-cell office:value-type="float" office:value="0.934714" calcext:value-type="float">
            <text:p>0.934714</text:p>
          </table:table-cell>
          <table:table-cell office:value-type="float" office:value="0.040204" calcext:value-type="float">
            <text:p>0.040204</text:p>
          </table:table-cell>
          <table:table-cell office:value-type="float" office:value="13.8204" calcext:value-type="float">
            <text:p>13.8204</text:p>
          </table:table-cell>
          <table:table-cell office:value-type="float" office:value="0.663611" calcext:value-type="float">
            <text:p>0.66361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0.393897" calcext:value-type="float">
            <text:p>0.393897</text:p>
          </table:table-cell>
          <table:table-cell office:value-type="float" office:value="0.214841" calcext:value-type="float">
            <text:p>0.214841</text:p>
          </table:table-cell>
          <table:table-cell office:value-type="float" office:value="0.093088" calcext:value-type="float">
            <text:p>0.093088</text:p>
          </table:table-cell>
          <table:table-cell office:value-type="float" office:value="1.02942" calcext:value-type="float">
            <text:p>1.02942</text:p>
          </table:table-cell>
          <table:table-cell office:value-type="float" office:value="1.08148" calcext:value-type="float">
            <text:p>1.08148</text:p>
          </table:table-cell>
          <table:table-cell office:value-type="float" office:value="0.327737" calcext:value-type="float">
            <text:p>0.327737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0.298216" calcext:value-type="float">
            <text:p>0.298216</text:p>
          </table:table-cell>
          <table:table-cell office:value-type="float" office:value="0.115749" calcext:value-type="float">
            <text:p>0.115749</text:p>
          </table:table-cell>
          <table:table-cell office:value-type="float" office:value="0.024851" calcext:value-type="float">
            <text:p>0.024851</text:p>
          </table:table-cell>
          <table:table-cell office:value-type="float" office:value="1.62653" calcext:value-type="float">
            <text:p>1.62653</text:p>
          </table:table-cell>
          <table:table-cell office:value-type="float" office:value="2.4633" calcext:value-type="float">
            <text:p>2.4633</text:p>
          </table:table-cell>
          <table:table-cell office:value-type="float" office:value="0.381718" calcext:value-type="float">
            <text:p>0.38171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  <table:table-cell office:value-type="float" office:value="0.979628" calcext:value-type="float">
            <text:p>0.979628</text:p>
          </table:table-cell>
          <table:table-cell office:value-type="float" office:value="0.962199" calcext:value-type="float">
            <text:p>0.962199</text:p>
          </table:table-cell>
          <table:table-cell office:value-type="float" office:value="0.934362" calcext:value-type="float">
            <text:p>0.934362</text:p>
          </table:table-cell>
          <table:table-cell office:value-type="float" office:value="0.0404124" calcext:value-type="float">
            <text:p>0.0404124</text:p>
          </table:table-cell>
          <table:table-cell office:value-type="float" office:value="13.7832" calcext:value-type="float">
            <text:p>13.7832</text:p>
          </table:table-cell>
          <table:table-cell office:value-type="float" office:value="0.663594" calcext:value-type="float">
            <text:p>0.6635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82812" calcext:value-type="float">
            <text:p>0.882812</text:p>
          </table:table-cell>
          <table:table-cell office:value-type="float" office:value="0.793091" calcext:value-type="float">
            <text:p>0.793091</text:p>
          </table:table-cell>
          <table:table-cell office:value-type="float" office:value="0.125" calcext:value-type="float">
            <text:p>0.125</text:p>
          </table:table-cell>
          <table:table-cell office:value-type="float" office:value="7.48331" calcext:value-type="float">
            <text:p>7.48331</text:p>
          </table:table-cell>
          <table:table-cell office:value-type="float" office:value="0.660793" calcext:value-type="float">
            <text:p>0.660793</text:p>
          </table:table-cell>
          <table:table-cell table:number-columns-repeated="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0.976562" calcext:value-type="float">
            <text:p>0.976562</text:p>
          </table:table-cell>
          <table:table-cell office:value-type="float" office:value="0.958008" calcext:value-type="float">
            <text:p>0.958008</text:p>
          </table:table-cell>
          <table:table-cell office:value-type="float" office:value="0.931412" calcext:value-type="float">
            <text:p>0.93141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2.1359" calcext:value-type="float">
            <text:p>22.1359</text:p>
          </table:table-cell>
          <table:table-cell office:value-type="float" office:value="0.661715" calcext:value-type="float">
            <text:p>0.661715</text:p>
          </table:table-cell>
          <table:table-cell table:number-columns-repeated="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office:value-type="float" office:value="0.960938" calcext:value-type="float">
            <text:p>0.960938</text:p>
          </table:table-cell>
          <table:table-cell office:value-type="float" office:value="0.927734" calcext:value-type="float">
            <text:p>0.927734</text:p>
          </table:table-cell>
          <table:table-cell office:value-type="float" office:value="0.875183" calcext:value-type="float">
            <text:p>0.87518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.8743" calcext:value-type="float">
            <text:p>10.8743</text:p>
          </table:table-cell>
          <table:table-cell office:value-type="float" office:value="0.661054" calcext:value-type="float">
            <text:p>0.661054</text:p>
          </table:table-cell>
          <table:table-cell table:number-columns-repeated="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office:value-type="float" office:value="0.972656" calcext:value-type="float">
            <text:p>0.972656</text:p>
          </table:table-cell>
          <table:table-cell office:value-type="float" office:value="0.94873" calcext:value-type="float">
            <text:p>0.94873</text:p>
          </table:table-cell>
          <table:table-cell office:value-type="float" office:value="0.909477" calcext:value-type="float">
            <text:p>0.909477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11.7595" calcext:value-type="float">
            <text:p>11.7595</text:p>
          </table:table-cell>
          <table:table-cell office:value-type="float" office:value="0.66319" calcext:value-type="float">
            <text:p>0.66319</text:p>
          </table:table-cell>
          <table:table-cell table:number-columns-repeated="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" calcext:value-type="float">
            <text:p>7</text:p>
          </table:table-cell>
          <table:table-cell office:value-type="float" office:value="0.947266" calcext:value-type="float">
            <text:p>0.947266</text:p>
          </table:table-cell>
          <table:table-cell office:value-type="float" office:value="0.903076" calcext:value-type="float">
            <text:p>0.903076</text:p>
          </table:table-cell>
          <table:table-cell office:value-type="float" office:value="0.834423" calcext:value-type="float">
            <text:p>0.834423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8.09652" calcext:value-type="float">
            <text:p>8.09652</text:p>
          </table:table-cell>
          <table:table-cell office:value-type="float" office:value="0.658951" calcext:value-type="float">
            <text:p>0.658951</text:p>
          </table:table-cell>
          <table:table-cell table:number-columns-repeated="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8" calcext:value-type="float">
            <text:p>8</text:p>
          </table:table-cell>
          <table:table-cell office:value-type="float" office:value="0.964844" calcext:value-type="float">
            <text:p>0.964844</text:p>
          </table:table-cell>
          <table:table-cell office:value-type="float" office:value="0.935425" calcext:value-type="float">
            <text:p>0.935425</text:p>
          </table:table-cell>
          <table:table-cell office:value-type="float" office:value="0.889654" calcext:value-type="float">
            <text:p>0.889654</text:p>
          </table:table-cell>
          <table:table-cell office:value-type="float" office:value="0.0644531" calcext:value-type="float">
            <text:p>0.0644531</text:p>
          </table:table-cell>
          <table:table-cell office:value-type="float" office:value="10.752" calcext:value-type="float">
            <text:p>10.752</text:p>
          </table:table-cell>
          <table:table-cell office:value-type="float" office:value="0.661092" calcext:value-type="float">
            <text:p>0.661092</text:p>
          </table:table-cell>
          <table:table-cell table:number-columns-repeated="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9" calcext:value-type="float">
            <text:p>9</text:p>
          </table:table-cell>
          <table:table-cell office:value-type="float" office:value="0.958008" calcext:value-type="float">
            <text:p>0.958008</text:p>
          </table:table-cell>
          <table:table-cell office:value-type="float" office:value="0.922302" calcext:value-type="float">
            <text:p>0.922302</text:p>
          </table:table-cell>
          <table:table-cell office:value-type="float" office:value="0.865766" calcext:value-type="float">
            <text:p>0.865766</text:p>
          </table:table-cell>
          <table:table-cell office:value-type="float" office:value="0.0830078" calcext:value-type="float">
            <text:p>0.0830078</text:p>
          </table:table-cell>
          <table:table-cell office:value-type="float" office:value="9.4015" calcext:value-type="float">
            <text:p>9.4015</text:p>
          </table:table-cell>
          <table:table-cell office:value-type="float" office:value="0.66074" calcext:value-type="float">
            <text:p>0.66074</text:p>
          </table:table-cell>
          <table:table-cell table:number-columns-repeated="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0" calcext:value-type="float">
            <text:p>10</text:p>
          </table:table-cell>
          <table:table-cell office:value-type="float" office:value="0.95752" calcext:value-type="float">
            <text:p>0.95752</text:p>
          </table:table-cell>
          <table:table-cell office:value-type="float" office:value="0.92215" calcext:value-type="float">
            <text:p>0.92215</text:p>
          </table:table-cell>
          <table:table-cell office:value-type="float" office:value="0.867405" calcext:value-type="float">
            <text:p>0.867405</text:p>
          </table:table-cell>
          <table:table-cell office:value-type="float" office:value="0.0874023" calcext:value-type="float">
            <text:p>0.0874023</text:p>
          </table:table-cell>
          <table:table-cell office:value-type="float" office:value="9.15997" calcext:value-type="float">
            <text:p>9.15997</text:p>
          </table:table-cell>
          <table:table-cell office:value-type="float" office:value="0.659985" calcext:value-type="float">
            <text:p>0.659985</text:p>
          </table:table-cell>
          <table:table-cell table:number-columns-repeated="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" calcext:value-type="float">
            <text:p>11</text:p>
          </table:table-cell>
          <table:table-cell office:value-type="float" office:value="0.956177" calcext:value-type="float">
            <text:p>0.956177</text:p>
          </table:table-cell>
          <table:table-cell office:value-type="float" office:value="0.919861" calcext:value-type="float">
            <text:p>0.919861</text:p>
          </table:table-cell>
          <table:table-cell office:value-type="float" office:value="0.864002" calcext:value-type="float">
            <text:p>0.864002</text:p>
          </table:table-cell>
          <table:table-cell office:value-type="float" office:value="0.0834961" calcext:value-type="float">
            <text:p>0.0834961</text:p>
          </table:table-cell>
          <table:table-cell office:value-type="float" office:value="9.36133" calcext:value-type="float">
            <text:p>9.36133</text:p>
          </table:table-cell>
          <table:table-cell office:value-type="float" office:value="0.659632" calcext:value-type="float">
            <text:p>0.659632</text:p>
          </table:table-cell>
          <table:table-cell table:number-columns-repeated="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2" calcext:value-type="float">
            <text:p>12</text:p>
          </table:table-cell>
          <table:table-cell office:value-type="float" office:value="0.959106" calcext:value-type="float">
            <text:p>0.959106</text:p>
          </table:table-cell>
          <table:table-cell office:value-type="float" office:value="0.924789" calcext:value-type="float">
            <text:p>0.924789</text:p>
          </table:table-cell>
          <table:table-cell office:value-type="float" office:value="0.871223" calcext:value-type="float">
            <text:p>0.871223</text:p>
          </table:table-cell>
          <table:table-cell office:value-type="float" office:value="0.079834" calcext:value-type="float">
            <text:p>0.079834</text:p>
          </table:table-cell>
          <table:table-cell office:value-type="float" office:value="9.60059" calcext:value-type="float">
            <text:p>9.60059</text:p>
          </table:table-cell>
          <table:table-cell office:value-type="float" office:value="0.660435" calcext:value-type="float">
            <text:p>0.660435</text:p>
          </table:table-cell>
          <table:table-cell table:number-columns-repeated="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3" calcext:value-type="float">
            <text:p>13</text:p>
          </table:table-cell>
          <table:table-cell office:value-type="float" office:value="0.959381" calcext:value-type="float">
            <text:p>0.959381</text:p>
          </table:table-cell>
          <table:table-cell office:value-type="float" office:value="0.92548" calcext:value-type="float">
            <text:p>0.92548</text:p>
          </table:table-cell>
          <table:table-cell office:value-type="float" office:value="0.872909" calcext:value-type="float">
            <text:p>0.872909</text:p>
          </table:table-cell>
          <table:table-cell office:value-type="float" office:value="0.0797729" calcext:value-type="float">
            <text:p>0.0797729</text:p>
          </table:table-cell>
          <table:table-cell office:value-type="float" office:value="9.60788" calcext:value-type="float">
            <text:p>9.60788</text:p>
          </table:table-cell>
          <table:table-cell office:value-type="float" office:value="0.660286" calcext:value-type="float">
            <text:p>0.660286</text:p>
          </table:table-cell>
          <table:table-cell table:number-columns-repeated="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4" calcext:value-type="float">
            <text:p>14</text:p>
          </table:table-cell>
          <table:table-cell office:value-type="float" office:value="0.959175" calcext:value-type="float">
            <text:p>0.959175</text:p>
          </table:table-cell>
          <table:table-cell office:value-type="float" office:value="0.925078" calcext:value-type="float">
            <text:p>0.925078</text:p>
          </table:table-cell>
          <table:table-cell office:value-type="float" office:value="0.872145" calcext:value-type="float">
            <text:p>0.872145</text:p>
          </table:table-cell>
          <table:table-cell office:value-type="float" office:value="0.0812531" calcext:value-type="float">
            <text:p>0.0812531</text:p>
          </table:table-cell>
          <table:table-cell office:value-type="float" office:value="9.51742" calcext:value-type="float">
            <text:p>9.51742</text:p>
          </table:table-cell>
          <table:table-cell office:value-type="float" office:value="0.660288" calcext:value-type="float">
            <text:p>0.660288</text:p>
          </table:table-cell>
          <table:table-cell table:number-columns-repeated="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5" calcext:value-type="float">
            <text:p>15</text:p>
          </table:table-cell>
          <table:table-cell office:value-type="float" office:value="0.958324" calcext:value-type="float">
            <text:p>0.958324</text:p>
          </table:table-cell>
          <table:table-cell office:value-type="float" office:value="0.923515" calcext:value-type="float">
            <text:p>0.923515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0815353" calcext:value-type="float">
            <text:p>0.0815353</text:p>
          </table:table-cell>
          <table:table-cell office:value-type="float" office:value="9.49276" calcext:value-type="float">
            <text:p>9.49276</text:p>
          </table:table-cell>
          <table:table-cell office:value-type="float" office:value="0.660171" calcext:value-type="float">
            <text:p>0.660171</text:p>
          </table:table-cell>
          <table:table-cell table:number-columns-repeated="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6" calcext:value-type="float">
            <text:p>16</text:p>
          </table:table-cell>
          <table:table-cell office:value-type="float" office:value="0.958344" calcext:value-type="float">
            <text:p>0.958344</text:p>
          </table:table-cell>
          <table:table-cell office:value-type="float" office:value="0.923642" calcext:value-type="float">
            <text:p>0.923642</text:p>
          </table:table-cell>
          <table:table-cell office:value-type="float" office:value="0.869794" calcext:value-type="float">
            <text:p>0.869794</text:p>
          </table:table-cell>
          <table:table-cell office:value-type="float" office:value="0.0817871" calcext:value-type="float">
            <text:p>0.0817871</text:p>
          </table:table-cell>
          <table:table-cell office:value-type="float" office:value="9.47871" calcext:value-type="float">
            <text:p>9.47871</text:p>
          </table:table-cell>
          <table:table-cell office:value-type="float" office:value="0.660149" calcext:value-type="float">
            <text:p>0.660149</text:p>
          </table:table-cell>
          <table:table-cell table:number-columns-repeated="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7" calcext:value-type="float">
            <text:p>17</text:p>
          </table:table-cell>
          <table:table-cell office:value-type="float" office:value="0.956936" calcext:value-type="float">
            <text:p>0.956936</text:p>
          </table:table-cell>
          <table:table-cell office:value-type="float" office:value="0.921055" calcext:value-type="float">
            <text:p>0.921055</text:p>
          </table:table-cell>
          <table:table-cell office:value-type="float" office:value="0.865476" calcext:value-type="float">
            <text:p>0.865476</text:p>
          </table:table-cell>
          <table:table-cell office:value-type="float" office:value="0.0848083" calcext:value-type="float">
            <text:p>0.0848083</text:p>
          </table:table-cell>
          <table:table-cell office:value-type="float" office:value="9.29427" calcext:value-type="float">
            <text:p>9.29427</text:p>
          </table:table-cell>
          <table:table-cell office:value-type="float" office:value="0.659934" calcext:value-type="float">
            <text:p>0.659934</text:p>
          </table:table-cell>
          <table:table-cell table:number-columns-repeated="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8" calcext:value-type="float">
            <text:p>18</text:p>
          </table:table-cell>
          <table:table-cell office:value-type="float" office:value="0.956931" calcext:value-type="float">
            <text:p>0.956931</text:p>
          </table:table-cell>
          <table:table-cell office:value-type="float" office:value="0.921061" calcext:value-type="float">
            <text:p>0.921061</text:p>
          </table:table-cell>
          <table:table-cell office:value-type="float" office:value="0.865526" calcext:value-type="float">
            <text:p>0.865526</text:p>
          </table:table-cell>
          <table:table-cell office:value-type="float" office:value="0.0845194" calcext:value-type="float">
            <text:p>0.0845194</text:p>
          </table:table-cell>
          <table:table-cell office:value-type="float" office:value="9.31026" calcext:value-type="float">
            <text:p>9.31026</text:p>
          </table:table-cell>
          <table:table-cell office:value-type="float" office:value="0.659919" calcext:value-type="float">
            <text:p>0.659919</text:p>
          </table:table-cell>
          <table:table-cell table:number-columns-repeated="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office:value-type="float" office:value="0.957594" calcext:value-type="float">
            <text:p>0.957594</text:p>
          </table:table-cell>
          <table:table-cell office:value-type="float" office:value="0.922291" calcext:value-type="float">
            <text:p>0.922291</text:p>
          </table:table-cell>
          <table:table-cell office:value-type="float" office:value="0.867619" calcext:value-type="float">
            <text:p>0.867619</text:p>
          </table:table-cell>
          <table:table-cell office:value-type="float" office:value="0.0833535" calcext:value-type="float">
            <text:p>0.0833535</text:p>
          </table:table-cell>
          <table:table-cell office:value-type="float" office:value="9.38182" calcext:value-type="float">
            <text:p>9.38182</text:p>
          </table:table-cell>
          <table:table-cell office:value-type="float" office:value="0.660006" calcext:value-type="float">
            <text:p>0.6600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586182" calcext:value-type="float">
            <text:p>0.586182</text:p>
          </table:table-cell>
          <table:table-cell office:value-type="float" office:value="0.25" calcext:value-type="float">
            <text:p>0.25</text:p>
          </table:table-cell>
          <table:table-cell office:value-type="float" office:value="4.89898" calcext:value-type="float">
            <text:p>4.89898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82812" calcext:value-type="float">
            <text:p>0.882812</text:p>
          </table:table-cell>
          <table:table-cell office:value-type="float" office:value="0.793091" calcext:value-type="float">
            <text:p>0.793091</text:p>
          </table:table-cell>
          <table:table-cell office:value-type="float" office:value="0.125" calcext:value-type="float">
            <text:p>0.125</text:p>
          </table:table-cell>
          <table:table-cell office:value-type="float" office:value="7.48331" calcext:value-type="float">
            <text:p>7.48331</text:p>
          </table:table-cell>
          <table:table-cell office:value-type="float" office:value="0.660793" calcext:value-type="float">
            <text:p>0.660793</text:p>
          </table:table-cell>
          <table:table-cell table:number-columns-repeated="1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41406" calcext:value-type="float">
            <text:p>0.941406</text:p>
          </table:table-cell>
          <table:table-cell office:value-type="float" office:value="0.896545" calcext:value-type="float">
            <text:p>0.89654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.9545" calcext:value-type="float">
            <text:p>10.9545</text:p>
          </table:table-cell>
          <table:table-cell office:value-type="float" office:value="0.662793" calcext:value-type="float">
            <text:p>0.662793</text:p>
          </table:table-cell>
          <table:table-cell table:number-columns-repeated="1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08594" calcext:value-type="float">
            <text:p>0.808594</text:p>
          </table:table-cell>
          <table:table-cell office:value-type="float" office:value="0.696167" calcext:value-type="float">
            <text:p>0.696167</text:p>
          </table:table-cell>
          <table:table-cell office:value-type="float" office:value="0.25" calcext:value-type="float">
            <text:p>0.25</text:p>
          </table:table-cell>
          <table:table-cell office:value-type="float" office:value="5.03736" calcext:value-type="float">
            <text:p>5.03736</text:p>
          </table:table-cell>
          <table:table-cell office:value-type="float" office:value="0.645079" calcext:value-type="float">
            <text:p>0.645079</text:p>
          </table:table-cell>
          <table:table-cell table:number-columns-repeated="1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office:value-type="float" office:value="0.898438" calcext:value-type="float">
            <text:p>0.898438</text:p>
          </table:table-cell>
          <table:table-cell office:value-type="float" office:value="0.820312" calcext:value-type="float">
            <text:p>0.820312</text:p>
          </table:table-cell>
          <table:table-cell office:value-type="float" office:value="0.710907" calcext:value-type="float">
            <text:p>0.710907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5.43139" calcext:value-type="float">
            <text:p>5.43139</text:p>
          </table:table-cell>
          <table:table-cell office:value-type="float" office:value="0.647846" calcext:value-type="float">
            <text:p>0.647846</text:p>
          </table:table-cell>
          <table:table-cell table:number-columns-repeated="1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office:value-type="float" office:value="0.941406" calcext:value-type="float">
            <text:p>0.941406</text:p>
          </table:table-cell>
          <table:table-cell office:value-type="float" office:value="0.893066" calcext:value-type="float">
            <text:p>0.893066</text:p>
          </table:table-cell>
          <table:table-cell office:value-type="float" office:value="0.819527" calcext:value-type="float">
            <text:p>0.819527</text:p>
          </table:table-cell>
          <table:table-cell office:value-type="float" office:value="0.117188" calcext:value-type="float">
            <text:p>0.117188</text:p>
          </table:table-cell>
          <table:table-cell office:value-type="float" office:value="7.77603" calcext:value-type="float">
            <text:p>7.77603</text:p>
          </table:table-cell>
          <table:table-cell office:value-type="float" office:value="0.657489" calcext:value-type="float">
            <text:p>0.657489</text:p>
          </table:table-cell>
          <table:table-cell table:number-columns-repeated="1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7" calcext:value-type="float">
            <text:p>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85986" calcext:value-type="float">
            <text:p>0.885986</text:p>
          </table:table-cell>
          <table:table-cell office:value-type="float" office:value="0.807125" calcext:value-type="float">
            <text:p>0.807125</text:p>
          </table:table-cell>
          <table:table-cell office:value-type="float" office:value="0.117188" calcext:value-type="float">
            <text:p>0.117188</text:p>
          </table:table-cell>
          <table:table-cell office:value-type="float" office:value="7.74489" calcext:value-type="float">
            <text:p>7.74489</text:p>
          </table:table-cell>
          <table:table-cell office:value-type="float" office:value="0.657259" calcext:value-type="float">
            <text:p>0.657259</text:p>
          </table:table-cell>
          <table:table-cell table:number-columns-repeated="1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8" calcext:value-type="float">
            <text:p>8</text:p>
          </table:table-cell>
          <table:table-cell office:value-type="float" office:value="0.921387" calcext:value-type="float">
            <text:p>0.921387</text:p>
          </table:table-cell>
          <table:table-cell office:value-type="float" office:value="0.857727" calcext:value-type="float">
            <text:p>0.857727</text:p>
          </table:table-cell>
          <table:table-cell office:value-type="float" office:value="0.761937" calcext:value-type="float">
            <text:p>0.761937</text:p>
          </table:table-cell>
          <table:table-cell office:value-type="float" office:value="0.155273" calcext:value-type="float">
            <text:p>0.155273</text:p>
          </table:table-cell>
          <table:table-cell office:value-type="float" office:value="6.60998" calcext:value-type="float">
            <text:p>6.60998</text:p>
          </table:table-cell>
          <table:table-cell office:value-type="float" office:value="0.654777" calcext:value-type="float">
            <text:p>0.654777</text:p>
          </table:table-cell>
          <table:table-cell table:number-columns-repeated="1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9" calcext:value-type="float">
            <text:p>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86658" calcext:value-type="float">
            <text:p>0.886658</text:p>
          </table:table-cell>
          <table:table-cell office:value-type="float" office:value="0.810157" calcext:value-type="float">
            <text:p>0.810157</text:p>
          </table:table-cell>
          <table:table-cell office:value-type="float" office:value="0.113281" calcext:value-type="float">
            <text:p>0.113281</text:p>
          </table:table-cell>
          <table:table-cell office:value-type="float" office:value="7.88139" calcext:value-type="float">
            <text:p>7.88139</text:p>
          </table:table-cell>
          <table:table-cell office:value-type="float" office:value="0.656493" calcext:value-type="float">
            <text:p>0.656493</text:p>
          </table:table-cell>
          <table:table-cell table:number-columns-repeated="1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office:value-type="float" office:value="0.933228" calcext:value-type="float">
            <text:p>0.933228</text:p>
          </table:table-cell>
          <table:table-cell office:value-type="float" office:value="0.878983" calcext:value-type="float">
            <text:p>0.878983</text:p>
          </table:table-cell>
          <table:table-cell office:value-type="float" office:value="0.797237" calcext:value-type="float">
            <text:p>0.797237</text:p>
          </table:table-cell>
          <table:table-cell office:value-type="float" office:value="0.126221" calcext:value-type="float">
            <text:p>0.126221</text:p>
          </table:table-cell>
          <table:table-cell office:value-type="float" office:value="7.4304" calcext:value-type="float">
            <text:p>7.4304</text:p>
          </table:table-cell>
          <table:table-cell office:value-type="float" office:value="0.656042" calcext:value-type="float">
            <text:p>0.656042</text:p>
          </table:table-cell>
          <table:table-cell table:number-columns-repeated="1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" calcext:value-type="float">
            <text:p>11</text:p>
          </table:table-cell>
          <table:table-cell office:value-type="float" office:value="0.932068" calcext:value-type="float">
            <text:p>0.932068</text:p>
          </table:table-cell>
          <table:table-cell office:value-type="float" office:value="0.877159" calcext:value-type="float">
            <text:p>0.877159</text:p>
          </table:table-cell>
          <table:table-cell office:value-type="float" office:value="0.794972" calcext:value-type="float">
            <text:p>0.794972</text:p>
          </table:table-cell>
          <table:table-cell office:value-type="float" office:value="0.132935" calcext:value-type="float">
            <text:p>0.132935</text:p>
          </table:table-cell>
          <table:table-cell office:value-type="float" office:value="7.231" calcext:value-type="float">
            <text:p>7.231</text:p>
          </table:table-cell>
          <table:table-cell office:value-type="float" office:value="0.655591" calcext:value-type="float">
            <text:p>0.655591</text:p>
          </table:table-cell>
          <table:table-cell table:number-columns-repeated="1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2" calcext:value-type="float">
            <text:p>12</text:p>
          </table:table-cell>
          <table:table-cell office:value-type="float" office:value="0.934601" calcext:value-type="float">
            <text:p>0.934601</text:p>
          </table:table-cell>
          <table:table-cell office:value-type="float" office:value="0.881573" calcext:value-type="float">
            <text:p>0.881573</text:p>
          </table:table-cell>
          <table:table-cell office:value-type="float" office:value="0.802041" calcext:value-type="float">
            <text:p>0.802041</text:p>
          </table:table-cell>
          <table:table-cell office:value-type="float" office:value="0.13031" calcext:value-type="float">
            <text:p>0.13031</text:p>
          </table:table-cell>
          <table:table-cell office:value-type="float" office:value="7.32267" calcext:value-type="float">
            <text:p>7.32267</text:p>
          </table:table-cell>
          <table:table-cell office:value-type="float" office:value="0.655999" calcext:value-type="float">
            <text:p>0.655999</text:p>
          </table:table-cell>
          <table:table-cell table:number-columns-repeated="1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3" calcext:value-type="float">
            <text:p>13</text:p>
          </table:table-cell>
          <table:table-cell office:value-type="float" office:value="0.936615" calcext:value-type="float">
            <text:p>0.936615</text:p>
          </table:table-cell>
          <table:table-cell office:value-type="float" office:value="0.885246" calcext:value-type="float">
            <text:p>0.885246</text:p>
          </table:table-cell>
          <table:table-cell office:value-type="float" office:value="0.808255" calcext:value-type="float">
            <text:p>0.808255</text:p>
          </table:table-cell>
          <table:table-cell office:value-type="float" office:value="0.126648" calcext:value-type="float">
            <text:p>0.126648</text:p>
          </table:table-cell>
          <table:table-cell office:value-type="float" office:value="7.44436" calcext:value-type="float">
            <text:p>7.44436</text:p>
          </table:table-cell>
          <table:table-cell office:value-type="float" office:value="0.656205" calcext:value-type="float">
            <text:p>0.656205</text:p>
          </table:table-cell>
          <table:table-cell table:number-columns-repeated="1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4" calcext:value-type="float">
            <text:p>14</text:p>
          </table:table-cell>
          <table:table-cell office:value-type="float" office:value="0.935432" calcext:value-type="float">
            <text:p>0.935432</text:p>
          </table:table-cell>
          <table:table-cell office:value-type="float" office:value="0.882918" calcext:value-type="float">
            <text:p>0.882918</text:p>
          </table:table-cell>
          <table:table-cell office:value-type="float" office:value="0.80381" calcext:value-type="float">
            <text:p>0.80381</text:p>
          </table:table-cell>
          <table:table-cell office:value-type="float" office:value="0.123825" calcext:value-type="float">
            <text:p>0.123825</text:p>
          </table:table-cell>
          <table:table-cell office:value-type="float" office:value="7.5195" calcext:value-type="float">
            <text:p>7.5195</text:p>
          </table:table-cell>
          <table:table-cell office:value-type="float" office:value="0.656291" calcext:value-type="float">
            <text:p>0.656291</text:p>
          </table:table-cell>
          <table:table-cell table:number-columns-repeated="1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5" calcext:value-type="float">
            <text:p>15</text:p>
          </table:table-cell>
          <table:table-cell office:value-type="float" office:value="0.935593" calcext:value-type="float">
            <text:p>0.935593</text:p>
          </table:table-cell>
          <table:table-cell office:value-type="float" office:value="0.883363" calcext:value-type="float">
            <text:p>0.883363</text:p>
          </table:table-cell>
          <table:table-cell office:value-type="float" office:value="0.804968" calcext:value-type="float">
            <text:p>0.804968</text:p>
          </table:table-cell>
          <table:table-cell office:value-type="float" office:value="0.125473" calcext:value-type="float">
            <text:p>0.125473</text:p>
          </table:table-cell>
          <table:table-cell office:value-type="float" office:value="7.47142" calcext:value-type="float">
            <text:p>7.47142</text:p>
          </table:table-cell>
          <table:table-cell office:value-type="float" office:value="0.656142" calcext:value-type="float">
            <text:p>0.656142</text:p>
          </table:table-cell>
          <table:table-cell table:number-columns-repeated="1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6" calcext:value-type="float">
            <text:p>16</text:p>
          </table:table-cell>
          <table:table-cell office:value-type="float" office:value="0.935667" calcext:value-type="float">
            <text:p>0.935667</text:p>
          </table:table-cell>
          <table:table-cell office:value-type="float" office:value="0.883657" calcext:value-type="float">
            <text:p>0.883657</text:p>
          </table:table-cell>
          <table:table-cell office:value-type="float" office:value="0.805487" calcext:value-type="float">
            <text:p>0.805487</text:p>
          </table:table-cell>
          <table:table-cell office:value-type="float" office:value="0.127003" calcext:value-type="float">
            <text:p>0.127003</text:p>
          </table:table-cell>
          <table:table-cell office:value-type="float" office:value="7.42713" calcext:value-type="float">
            <text:p>7.42713</text:p>
          </table:table-cell>
          <table:table-cell office:value-type="float" office:value="0.656149" calcext:value-type="float">
            <text:p>0.656149</text:p>
          </table:table-cell>
          <table:table-cell table:number-columns-repeated="1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7" calcext:value-type="float">
            <text:p>17</text:p>
          </table:table-cell>
          <table:table-cell office:value-type="float" office:value="0.933901" calcext:value-type="float">
            <text:p>0.933901</text:p>
          </table:table-cell>
          <table:table-cell office:value-type="float" office:value="0.880671" calcext:value-type="float">
            <text:p>0.880671</text:p>
          </table:table-cell>
          <table:table-cell office:value-type="float" office:value="0.800969" calcext:value-type="float">
            <text:p>0.800969</text:p>
          </table:table-cell>
          <table:table-cell office:value-type="float" office:value="0.129784" calcext:value-type="float">
            <text:p>0.129784</text:p>
          </table:table-cell>
          <table:table-cell office:value-type="float" office:value="7.33386" calcext:value-type="float">
            <text:p>7.33386</text:p>
          </table:table-cell>
          <table:table-cell office:value-type="float" office:value="0.655755" calcext:value-type="float">
            <text:p>0.655755</text:p>
          </table:table-cell>
          <table:table-cell table:number-columns-repeated="1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8" calcext:value-type="float">
            <text:p>18</text:p>
          </table:table-cell>
          <table:table-cell office:value-type="float" office:value="0.933511" calcext:value-type="float">
            <text:p>0.933511</text:p>
          </table:table-cell>
          <table:table-cell office:value-type="float" office:value="0.879938" calcext:value-type="float">
            <text:p>0.879938</text:p>
          </table:table-cell>
          <table:table-cell office:value-type="float" office:value="0.799711" calcext:value-type="float">
            <text:p>0.799711</text:p>
          </table:table-cell>
          <table:table-cell office:value-type="float" office:value="0.130374" calcext:value-type="float">
            <text:p>0.130374</text:p>
          </table:table-cell>
          <table:table-cell office:value-type="float" office:value="7.31401" calcext:value-type="float">
            <text:p>7.31401</text:p>
          </table:table-cell>
          <table:table-cell office:value-type="float" office:value="0.655723" calcext:value-type="float">
            <text:p>0.655723</text:p>
          </table:table-cell>
          <table:table-cell table:number-columns-repeated="1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  <table:table-cell office:value-type="float" office:value="0.933705" calcext:value-type="float">
            <text:p>0.933705</text:p>
          </table:table-cell>
          <table:table-cell office:value-type="float" office:value="0.880109" calcext:value-type="float">
            <text:p>0.880109</text:p>
          </table:table-cell>
          <table:table-cell office:value-type="float" office:value="0.799812" calcext:value-type="float">
            <text:p>0.799812</text:p>
          </table:table-cell>
          <table:table-cell office:value-type="float" office:value="0.12992" calcext:value-type="float">
            <text:p>0.12992</text:p>
          </table:table-cell>
          <table:table-cell office:value-type="float" office:value="7.32763" calcext:value-type="float">
            <text:p>7.32763</text:p>
          </table:table-cell>
          <table:table-cell office:value-type="float" office:value="0.655814" calcext:value-type="float">
            <text:p>0.6558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82812" calcext:value-type="float">
            <text:p>0.882812</text:p>
          </table:table-cell>
          <table:table-cell office:value-type="float" office:value="0.793091" calcext:value-type="float">
            <text:p>0.793091</text:p>
          </table:table-cell>
          <table:table-cell office:value-type="float" office:value="0.125" calcext:value-type="float">
            <text:p>0.125</text:p>
          </table:table-cell>
          <table:table-cell office:value-type="float" office:value="7.48331" calcext:value-type="float">
            <text:p>7.48331</text:p>
          </table:table-cell>
          <table:table-cell office:value-type="float" office:value="0.660793" calcext:value-type="float">
            <text:p>0.660793</text:p>
          </table:table-cell>
          <table:table-cell table:number-columns-repeated="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41406" calcext:value-type="float">
            <text:p>0.941406</text:p>
          </table:table-cell>
          <table:table-cell office:value-type="float" office:value="0.896545" calcext:value-type="float">
            <text:p>0.89654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.9545" calcext:value-type="float">
            <text:p>10.9545</text:p>
          </table:table-cell>
          <table:table-cell office:value-type="float" office:value="0.662793" calcext:value-type="float">
            <text:p>0.662793</text:p>
          </table:table-cell>
          <table:table-cell table:number-columns-repeated="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730469" calcext:value-type="float">
            <text:p>0.730469</text:p>
          </table:table-cell>
          <table:table-cell office:value-type="float" office:value="0.585999" calcext:value-type="float">
            <text:p>0.585999</text:p>
          </table:table-cell>
          <table:table-cell office:value-type="float" office:value="0.3125" calcext:value-type="float">
            <text:p>0.3125</text:p>
          </table:table-cell>
          <table:table-cell office:value-type="float" office:value="4.26615" calcext:value-type="float">
            <text:p>4.26615</text:p>
          </table:table-cell>
          <table:table-cell office:value-type="float" office:value="0.633923" calcext:value-type="float">
            <text:p>0.633923</text:p>
          </table:table-cell>
          <table:table-cell table:number-columns-repeated="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0.898438" calcext:value-type="float">
            <text:p>0.898438</text:p>
          </table:table-cell>
          <table:table-cell office:value-type="float" office:value="0.821289" calcext:value-type="float">
            <text:p>0.821289</text:p>
          </table:table-cell>
          <table:table-cell office:value-type="float" office:value="0.715408" calcext:value-type="float">
            <text:p>0.715408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6.14225" calcext:value-type="float">
            <text:p>6.14225</text:p>
          </table:table-cell>
          <table:table-cell office:value-type="float" office:value="0.646458" calcext:value-type="float">
            <text:p>0.646458</text:p>
          </table:table-cell>
          <table:table-cell table:number-columns-repeated="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917969" calcext:value-type="float">
            <text:p>0.917969</text:p>
          </table:table-cell>
          <table:table-cell office:value-type="float" office:value="0.851074" calcext:value-type="float">
            <text:p>0.851074</text:p>
          </table:table-cell>
          <table:table-cell office:value-type="float" office:value="0.750938" calcext:value-type="float">
            <text:p>0.750938</text:p>
          </table:table-cell>
          <table:table-cell office:value-type="float" office:value="0.148438" calcext:value-type="float">
            <text:p>0.148438</text:p>
          </table:table-cell>
          <table:table-cell office:value-type="float" office:value="6.73561" calcext:value-type="float">
            <text:p>6.73561</text:p>
          </table:table-cell>
          <table:table-cell office:value-type="float" office:value="0.65442" calcext:value-type="float">
            <text:p>0.65442</text:p>
          </table:table-cell>
          <table:table-cell table:number-columns-repeated="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office:value-type="float" office:value="0.943359" calcext:value-type="float">
            <text:p>0.943359</text:p>
          </table:table-cell>
          <table:table-cell office:value-type="float" office:value="0.896729" calcext:value-type="float">
            <text:p>0.896729</text:p>
          </table:table-cell>
          <table:table-cell office:value-type="float" office:value="0.825993" calcext:value-type="float">
            <text:p>0.825993</text:p>
          </table:table-cell>
          <table:table-cell office:value-type="float" office:value="0.105469" calcext:value-type="float">
            <text:p>0.105469</text:p>
          </table:table-cell>
          <table:table-cell office:value-type="float" office:value="8.21697" calcext:value-type="float">
            <text:p>8.21697</text:p>
          </table:table-cell>
          <table:table-cell office:value-type="float" office:value="0.657601" calcext:value-type="float">
            <text:p>0.657601</text:p>
          </table:table-cell>
          <table:table-cell table:number-columns-repeated="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office:value-type="float" office:value="0.900391" calcext:value-type="float">
            <text:p>0.900391</text:p>
          </table:table-cell>
          <table:table-cell office:value-type="float" office:value="0.821533" calcext:value-type="float">
            <text:p>0.821533</text:p>
          </table:table-cell>
          <table:table-cell office:value-type="float" office:value="0.706715" calcext:value-type="float">
            <text:p>0.706715</text:p>
          </table:table-cell>
          <table:table-cell office:value-type="float" office:value="0.179688" calcext:value-type="float">
            <text:p>0.179688</text:p>
          </table:table-cell>
          <table:table-cell office:value-type="float" office:value="6.00634" calcext:value-type="float">
            <text:p>6.00634</text:p>
          </table:table-cell>
          <table:table-cell office:value-type="float" office:value="0.650962" calcext:value-type="float">
            <text:p>0.650962</text:p>
          </table:table-cell>
          <table:table-cell table:number-columns-repeated="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office:value-type="float" office:value="0.901367" calcext:value-type="float">
            <text:p>0.901367</text:p>
          </table:table-cell>
          <table:table-cell office:value-type="float" office:value="0.827637" calcext:value-type="float">
            <text:p>0.827637</text:p>
          </table:table-cell>
          <table:table-cell office:value-type="float" office:value="0.725052" calcext:value-type="float">
            <text:p>0.725052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5.45599" calcext:value-type="float">
            <text:p>5.45599</text:p>
          </table:table-cell>
          <table:table-cell office:value-type="float" office:value="0.647168" calcext:value-type="float">
            <text:p>0.647168</text:p>
          </table:table-cell>
          <table:table-cell table:number-columns-repeated="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" calcext:value-type="float">
            <text:p>9</text:p>
          </table:table-cell>
          <table:table-cell office:value-type="float" office:value="0.908691" calcext:value-type="float">
            <text:p>0.908691</text:p>
          </table:table-cell>
          <table:table-cell office:value-type="float" office:value="0.835693" calcext:value-type="float">
            <text:p>0.835693</text:p>
          </table:table-cell>
          <table:table-cell office:value-type="float" office:value="0.727982" calcext:value-type="float">
            <text:p>0.727982</text:p>
          </table:table-cell>
          <table:table-cell office:value-type="float" office:value="0.174805" calcext:value-type="float">
            <text:p>0.174805</text:p>
          </table:table-cell>
          <table:table-cell office:value-type="float" office:value="6.14376" calcext:value-type="float">
            <text:p>6.14376</text:p>
          </table:table-cell>
          <table:table-cell office:value-type="float" office:value="0.65254" calcext:value-type="float">
            <text:p>0.65254</text:p>
          </table:table-cell>
          <table:table-cell table:number-columns-repeated="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0.898926" calcext:value-type="float">
            <text:p>0.898926</text:p>
          </table:table-cell>
          <table:table-cell office:value-type="float" office:value="0.825714" calcext:value-type="float">
            <text:p>0.825714</text:p>
          </table:table-cell>
          <table:table-cell office:value-type="float" office:value="0.720762" calcext:value-type="float">
            <text:p>0.720762</text:p>
          </table:table-cell>
          <table:table-cell office:value-type="float" office:value="0.180176" calcext:value-type="float">
            <text:p>0.180176</text:p>
          </table:table-cell>
          <table:table-cell office:value-type="float" office:value="6.01353" calcext:value-type="float">
            <text:p>6.01353</text:p>
          </table:table-cell>
          <table:table-cell office:value-type="float" office:value="0.64762" calcext:value-type="float">
            <text:p>0.64762</text:p>
          </table:table-cell>
          <table:table-cell table:number-columns-repeated="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" calcext:value-type="float">
            <text:p>11</text:p>
          </table:table-cell>
          <table:table-cell office:value-type="float" office:value="0.906982" calcext:value-type="float">
            <text:p>0.906982</text:p>
          </table:table-cell>
          <table:table-cell office:value-type="float" office:value="0.833801" calcext:value-type="float">
            <text:p>0.833801</text:p>
          </table:table-cell>
          <table:table-cell office:value-type="float" office:value="0.727248" calcext:value-type="float">
            <text:p>0.727248</text:p>
          </table:table-cell>
          <table:table-cell office:value-type="float" office:value="0.184326" calcext:value-type="float">
            <text:p>0.184326</text:p>
          </table:table-cell>
          <table:table-cell office:value-type="float" office:value="5.97395" calcext:value-type="float">
            <text:p>5.97395</text:p>
          </table:table-cell>
          <table:table-cell office:value-type="float" office:value="0.651313" calcext:value-type="float">
            <text:p>0.651313</text:p>
          </table:table-cell>
          <table:table-cell table:number-columns-repeated="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2" calcext:value-type="float">
            <text:p>12</text:p>
          </table:table-cell>
          <table:table-cell office:value-type="float" office:value="0.90274" calcext:value-type="float">
            <text:p>0.90274</text:p>
          </table:table-cell>
          <table:table-cell office:value-type="float" office:value="0.830898" calcext:value-type="float">
            <text:p>0.830898</text:p>
          </table:table-cell>
          <table:table-cell office:value-type="float" office:value="0.729537" calcext:value-type="float">
            <text:p>0.729537</text:p>
          </table:table-cell>
          <table:table-cell office:value-type="float" office:value="0.174255" calcext:value-type="float">
            <text:p>0.174255</text:p>
          </table:table-cell>
          <table:table-cell office:value-type="float" office:value="6.13565" calcext:value-type="float">
            <text:p>6.13565</text:p>
          </table:table-cell>
          <table:table-cell office:value-type="float" office:value="0.647767" calcext:value-type="float">
            <text:p>0.647767</text:p>
          </table:table-cell>
          <table:table-cell table:number-columns-repeated="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3" calcext:value-type="float">
            <text:p>13</text:p>
          </table:table-cell>
          <table:table-cell office:value-type="float" office:value="0.913391" calcext:value-type="float">
            <text:p>0.913391</text:p>
          </table:table-cell>
          <table:table-cell office:value-type="float" office:value="0.844944" calcext:value-type="float">
            <text:p>0.844944</text:p>
          </table:table-cell>
          <table:table-cell office:value-type="float" office:value="0.745107" calcext:value-type="float">
            <text:p>0.745107</text:p>
          </table:table-cell>
          <table:table-cell office:value-type="float" office:value="0.170471" calcext:value-type="float">
            <text:p>0.170471</text:p>
          </table:table-cell>
          <table:table-cell office:value-type="float" office:value="6.25717" calcext:value-type="float">
            <text:p>6.25717</text:p>
          </table:table-cell>
          <table:table-cell office:value-type="float" office:value="0.65211" calcext:value-type="float">
            <text:p>0.65211</text:p>
          </table:table-cell>
          <table:table-cell table:number-columns-repeated="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4" calcext:value-type="float">
            <text:p>14</text:p>
          </table:table-cell>
          <table:table-cell office:value-type="float" office:value="0.90934" calcext:value-type="float">
            <text:p>0.90934</text:p>
          </table:table-cell>
          <table:table-cell office:value-type="float" office:value="0.839192" calcext:value-type="float">
            <text:p>0.839192</text:p>
          </table:table-cell>
          <table:table-cell office:value-type="float" office:value="0.738402" calcext:value-type="float">
            <text:p>0.738402</text:p>
          </table:table-cell>
          <table:table-cell office:value-type="float" office:value="0.174332" calcext:value-type="float">
            <text:p>0.174332</text:p>
          </table:table-cell>
          <table:table-cell office:value-type="float" office:value="6.16524" calcext:value-type="float">
            <text:p>6.16524</text:p>
          </table:table-cell>
          <table:table-cell office:value-type="float" office:value="0.650499" calcext:value-type="float">
            <text:p>0.650499</text:p>
          </table:table-cell>
          <table:table-cell table:number-columns-repeated="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5" calcext:value-type="float">
            <text:p>15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836361" calcext:value-type="float">
            <text:p>0.836361</text:p>
          </table:table-cell>
          <table:table-cell office:value-type="float" office:value="0.733847" calcext:value-type="float">
            <text:p>0.733847</text:p>
          </table:table-cell>
          <table:table-cell office:value-type="float" office:value="0.181686" calcext:value-type="float">
            <text:p>0.181686</text:p>
          </table:table-cell>
          <table:table-cell office:value-type="float" office:value="6.02715" calcext:value-type="float">
            <text:p>6.02715</text:p>
          </table:table-cell>
          <table:table-cell office:value-type="float" office:value="0.650299" calcext:value-type="float">
            <text:p>0.650299</text:p>
          </table:table-cell>
          <table:table-cell table:number-columns-repeated="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6" calcext:value-type="float">
            <text:p>16</text:p>
          </table:table-cell>
          <table:table-cell office:value-type="float" office:value="0.907187" calcext:value-type="float">
            <text:p>0.907187</text:p>
          </table:table-cell>
          <table:table-cell office:value-type="float" office:value="0.835043" calcext:value-type="float">
            <text:p>0.835043</text:p>
          </table:table-cell>
          <table:table-cell office:value-type="float" office:value="0.731049" calcext:value-type="float">
            <text:p>0.731049</text:p>
          </table:table-cell>
          <table:table-cell office:value-type="float" office:value="0.182308" calcext:value-type="float">
            <text:p>0.182308</text:p>
          </table:table-cell>
          <table:table-cell office:value-type="float" office:value="6.01192" calcext:value-type="float">
            <text:p>6.01192</text:p>
          </table:table-cell>
          <table:table-cell office:value-type="float" office:value="0.650532" calcext:value-type="float">
            <text:p>0.650532</text:p>
          </table:table-cell>
          <table:table-cell table:number-columns-repeated="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7" calcext:value-type="float">
            <text:p>17</text:p>
          </table:table-cell>
          <table:table-cell office:value-type="float" office:value="0.907442" calcext:value-type="float">
            <text:p>0.907442</text:p>
          </table:table-cell>
          <table:table-cell office:value-type="float" office:value="0.835584" calcext:value-type="float">
            <text:p>0.835584</text:p>
          </table:table-cell>
          <table:table-cell office:value-type="float" office:value="0.732042" calcext:value-type="float">
            <text:p>0.732042</text:p>
          </table:table-cell>
          <table:table-cell office:value-type="float" office:value="0.179413" calcext:value-type="float">
            <text:p>0.179413</text:p>
          </table:table-cell>
          <table:table-cell office:value-type="float" office:value="6.06289" calcext:value-type="float">
            <text:p>6.06289</text:p>
          </table:table-cell>
          <table:table-cell office:value-type="float" office:value="0.65051" calcext:value-type="float">
            <text:p>0.65051</text:p>
          </table:table-cell>
          <table:table-cell table:number-columns-repeated="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8" calcext:value-type="float">
            <text:p>18</text:p>
          </table:table-cell>
          <table:table-cell office:value-type="float" office:value="0.908637" calcext:value-type="float">
            <text:p>0.908637</text:p>
          </table:table-cell>
          <table:table-cell office:value-type="float" office:value="0.837439" calcext:value-type="float">
            <text:p>0.837439</text:p>
          </table:table-cell>
          <table:table-cell office:value-type="float" office:value="0.734554" calcext:value-type="float">
            <text:p>0.734554</text:p>
          </table:table-cell>
          <table:table-cell office:value-type="float" office:value="0.177558" calcext:value-type="float">
            <text:p>0.177558</text:p>
          </table:table-cell>
          <table:table-cell office:value-type="float" office:value="6.10176" calcext:value-type="float">
            <text:p>6.10176</text:p>
          </table:table-cell>
          <table:table-cell office:value-type="float" office:value="0.650863" calcext:value-type="float">
            <text:p>0.650863</text:p>
          </table:table-cell>
          <table:table-cell table:number-columns-repeated="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office:value-type="float" office:value="0.908504" calcext:value-type="float">
            <text:p>0.908504</text:p>
          </table:table-cell>
          <table:table-cell office:value-type="float" office:value="0.837624" calcext:value-type="float">
            <text:p>0.837624</text:p>
          </table:table-cell>
          <table:table-cell office:value-type="float" office:value="0.735367" calcext:value-type="float">
            <text:p>0.735367</text:p>
          </table:table-cell>
          <table:table-cell office:value-type="float" office:value="0.177995" calcext:value-type="float">
            <text:p>0.177995</text:p>
          </table:table-cell>
          <table:table-cell office:value-type="float" office:value="6.09485" calcext:value-type="float">
            <text:p>6.09485</text:p>
          </table:table-cell>
          <table:table-cell office:value-type="float" office:value="0.650631" calcext:value-type="float">
            <text:p>0.6506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82812" calcext:value-type="float">
            <text:p>0.882812</text:p>
          </table:table-cell>
          <table:table-cell office:value-type="float" office:value="0.793091" calcext:value-type="float">
            <text:p>0.793091</text:p>
          </table:table-cell>
          <table:table-cell office:value-type="float" office:value="0.125" calcext:value-type="float">
            <text:p>0.125</text:p>
          </table:table-cell>
          <table:table-cell office:value-type="float" office:value="7.48331" calcext:value-type="float">
            <text:p>7.48331</text:p>
          </table:table-cell>
          <table:table-cell office:value-type="float" office:value="0.660793" calcext:value-type="float">
            <text:p>0.660793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875" calcext:value-type="float">
            <text:p>0.8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25" calcext:value-type="float">
            <text:p>0.25</text:p>
          </table:table-cell>
          <table:table-cell office:value-type="float" office:value="4.94975" calcext:value-type="float">
            <text:p>4.94975</text:p>
          </table:table-cell>
          <table:table-cell office:value-type="float" office:value="0.640533" calcext:value-type="float">
            <text:p>0.640533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82812" calcext:value-type="float">
            <text:p>0.882812</text:p>
          </table:table-cell>
          <table:table-cell office:value-type="float" office:value="0.793091" calcext:value-type="float">
            <text:p>0.793091</text:p>
          </table:table-cell>
          <table:table-cell office:value-type="float" office:value="0.125" calcext:value-type="float">
            <text:p>0.125</text:p>
          </table:table-cell>
          <table:table-cell office:value-type="float" office:value="7.48331" calcext:value-type="float">
            <text:p>7.48331</text:p>
          </table:table-cell>
          <table:table-cell office:value-type="float" office:value="0.660793" calcext:value-type="float">
            <text:p>0.660793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851562" calcext:value-type="float">
            <text:p>0.851562</text:p>
          </table:table-cell>
          <table:table-cell office:value-type="float" office:value="0.737305" calcext:value-type="float">
            <text:p>0.737305</text:p>
          </table:table-cell>
          <table:table-cell office:value-type="float" office:value="0.578232" calcext:value-type="float">
            <text:p>0.578232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3.82099" calcext:value-type="float">
            <text:p>3.82099</text:p>
          </table:table-cell>
          <table:table-cell office:value-type="float" office:value="0.645442" calcext:value-type="float">
            <text:p>0.645442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878906" calcext:value-type="float">
            <text:p>0.878906</text:p>
          </table:table-cell>
          <table:table-cell office:value-type="float" office:value="0.787598" calcext:value-type="float">
            <text:p>0.787598</text:p>
          </table:table-cell>
          <table:table-cell office:value-type="float" office:value="0.659676" calcext:value-type="float">
            <text:p>0.659676</text:p>
          </table:table-cell>
          <table:table-cell office:value-type="float" office:value="0.335938" calcext:value-type="float">
            <text:p>0.335938</text:p>
          </table:table-cell>
          <table:table-cell office:value-type="float" office:value="4.27268" calcext:value-type="float">
            <text:p>4.27268</text:p>
          </table:table-cell>
          <table:table-cell office:value-type="float" office:value="0.645513" calcext:value-type="float">
            <text:p>0.645513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904297" calcext:value-type="float">
            <text:p>0.904297</text:p>
          </table:table-cell>
          <table:table-cell office:value-type="float" office:value="0.828369" calcext:value-type="float">
            <text:p>0.828369</text:p>
          </table:table-cell>
          <table:table-cell office:value-type="float" office:value="0.717396" calcext:value-type="float">
            <text:p>0.717396</text:p>
          </table:table-cell>
          <table:table-cell office:value-type="float" office:value="0.167969" calcext:value-type="float">
            <text:p>0.167969</text:p>
          </table:table-cell>
          <table:table-cell office:value-type="float" office:value="6.24127" calcext:value-type="float">
            <text:p>6.24127</text:p>
          </table:table-cell>
          <table:table-cell office:value-type="float" office:value="0.65151" calcext:value-type="float">
            <text:p>0.65151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0.867188" calcext:value-type="float">
            <text:p>0.867188</text:p>
          </table:table-cell>
          <table:table-cell office:value-type="float" office:value="0.766113" calcext:value-type="float">
            <text:p>0.766113</text:p>
          </table:table-cell>
          <table:table-cell office:value-type="float" office:value="0.624825" calcext:value-type="float">
            <text:p>0.624825</text:p>
          </table:table-cell>
          <table:table-cell office:value-type="float" office:value="0.289062" calcext:value-type="float">
            <text:p>0.289062</text:p>
          </table:table-cell>
          <table:table-cell office:value-type="float" office:value="4.55002" calcext:value-type="float">
            <text:p>4.55002</text:p>
          </table:table-cell>
          <table:table-cell office:value-type="float" office:value="0.645145" calcext:value-type="float">
            <text:p>0.645145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0.895996" calcext:value-type="float">
            <text:p>0.895996</text:p>
          </table:table-cell>
          <table:table-cell office:value-type="float" office:value="0.816833" calcext:value-type="float">
            <text:p>0.816833</text:p>
          </table:table-cell>
          <table:table-cell office:value-type="float" office:value="0.70592" calcext:value-type="float">
            <text:p>0.70592</text:p>
          </table:table-cell>
          <table:table-cell office:value-type="float" office:value="0.204102" calcext:value-type="float">
            <text:p>0.204102</text:p>
          </table:table-cell>
          <table:table-cell office:value-type="float" office:value="5.61398" calcext:value-type="float">
            <text:p>5.61398</text:p>
          </table:table-cell>
          <table:table-cell office:value-type="float" office:value="0.647331" calcext:value-type="float">
            <text:p>0.647331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893555" calcext:value-type="float">
            <text:p>0.893555</text:p>
          </table:table-cell>
          <table:table-cell office:value-type="float" office:value="0.811401" calcext:value-type="float">
            <text:p>0.811401</text:p>
          </table:table-cell>
          <table:table-cell office:value-type="float" office:value="0.695353" calcext:value-type="float">
            <text:p>0.695353</text:p>
          </table:table-cell>
          <table:table-cell office:value-type="float" office:value="0.213867" calcext:value-type="float">
            <text:p>0.213867</text:p>
          </table:table-cell>
          <table:table-cell office:value-type="float" office:value="5.46366" calcext:value-type="float">
            <text:p>5.46366</text:p>
          </table:table-cell>
          <table:table-cell office:value-type="float" office:value="0.647944" calcext:value-type="float">
            <text:p>0.647944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0.88501" calcext:value-type="float">
            <text:p>0.88501</text:p>
          </table:table-cell>
          <table:table-cell office:value-type="float" office:value="0.796478" calcext:value-type="float">
            <text:p>0.796478</text:p>
          </table:table-cell>
          <table:table-cell office:value-type="float" office:value="0.671387" calcext:value-type="float">
            <text:p>0.671387</text:p>
          </table:table-cell>
          <table:table-cell office:value-type="float" office:value="0.22168" calcext:value-type="float">
            <text:p>0.22168</text:p>
          </table:table-cell>
          <table:table-cell office:value-type="float" office:value="5.31445" calcext:value-type="float">
            <text:p>5.31445</text:p>
          </table:table-cell>
          <table:table-cell office:value-type="float" office:value="0.64722" calcext:value-type="float">
            <text:p>0.64722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0.882385" calcext:value-type="float">
            <text:p>0.882385</text:p>
          </table:table-cell>
          <table:table-cell office:value-type="float" office:value="0.795769" calcext:value-type="float">
            <text:p>0.795769</text:p>
          </table:table-cell>
          <table:table-cell office:value-type="float" office:value="0.67533" calcext:value-type="float">
            <text:p>0.67533</text:p>
          </table:table-cell>
          <table:table-cell office:value-type="float" office:value="0.240112" calcext:value-type="float">
            <text:p>0.240112</text:p>
          </table:table-cell>
          <table:table-cell office:value-type="float" office:value="5.10032" calcext:value-type="float">
            <text:p>5.10032</text:p>
          </table:table-cell>
          <table:table-cell office:value-type="float" office:value="0.644515" calcext:value-type="float">
            <text:p>0.644515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882935" calcext:value-type="float">
            <text:p>0.882935</text:p>
          </table:table-cell>
          <table:table-cell office:value-type="float" office:value="0.796959" calcext:value-type="float">
            <text:p>0.796959</text:p>
          </table:table-cell>
          <table:table-cell office:value-type="float" office:value="0.677523" calcext:value-type="float">
            <text:p>0.677523</text:p>
          </table:table-cell>
          <table:table-cell office:value-type="float" office:value="0.215454" calcext:value-type="float">
            <text:p>0.215454</text:p>
          </table:table-cell>
          <table:table-cell office:value-type="float" office:value="5.39368" calcext:value-type="float">
            <text:p>5.39368</text:p>
          </table:table-cell>
          <table:table-cell office:value-type="float" office:value="0.644425" calcext:value-type="float">
            <text:p>0.644425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0.878464" calcext:value-type="float">
            <text:p>0.878464</text:p>
          </table:table-cell>
          <table:table-cell office:value-type="float" office:value="0.788919" calcext:value-type="float">
            <text:p>0.788919</text:p>
          </table:table-cell>
          <table:table-cell office:value-type="float" office:value="0.665192" calcext:value-type="float">
            <text:p>0.665192</text:p>
          </table:table-cell>
          <table:table-cell office:value-type="float" office:value="0.2388" calcext:value-type="float">
            <text:p>0.2388</text:p>
          </table:table-cell>
          <table:table-cell office:value-type="float" office:value="5.0921" calcext:value-type="float">
            <text:p>5.0921</text:p>
          </table:table-cell>
          <table:table-cell office:value-type="float" office:value="0.643746" calcext:value-type="float">
            <text:p>0.643746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0.880585" calcext:value-type="float">
            <text:p>0.880585</text:p>
          </table:table-cell>
          <table:table-cell office:value-type="float" office:value="0.791954" calcext:value-type="float">
            <text:p>0.791954</text:p>
          </table:table-cell>
          <table:table-cell office:value-type="float" office:value="0.669032" calcext:value-type="float">
            <text:p>0.669032</text:p>
          </table:table-cell>
          <table:table-cell office:value-type="float" office:value="0.235657" calcext:value-type="float">
            <text:p>0.235657</text:p>
          </table:table-cell>
          <table:table-cell office:value-type="float" office:value="5.13663" calcext:value-type="float">
            <text:p>5.13663</text:p>
          </table:table-cell>
          <table:table-cell office:value-type="float" office:value="0.64443" calcext:value-type="float">
            <text:p>0.64443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0.880013" calcext:value-type="float">
            <text:p>0.880013</text:p>
          </table:table-cell>
          <table:table-cell office:value-type="float" office:value="0.790887" calcext:value-type="float">
            <text:p>0.790887</text:p>
          </table:table-cell>
          <table:table-cell office:value-type="float" office:value="0.667777" calcext:value-type="float">
            <text:p>0.667777</text:p>
          </table:table-cell>
          <table:table-cell office:value-type="float" office:value="0.236908" calcext:value-type="float">
            <text:p>0.236908</text:p>
          </table:table-cell>
          <table:table-cell office:value-type="float" office:value="5.11927" calcext:value-type="float">
            <text:p>5.11927</text:p>
          </table:table-cell>
          <table:table-cell office:value-type="float" office:value="0.644138" calcext:value-type="float">
            <text:p>0.644138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0.879574" calcext:value-type="float">
            <text:p>0.879574</text:p>
          </table:table-cell>
          <table:table-cell office:value-type="float" office:value="0.790639" calcext:value-type="float">
            <text:p>0.790639</text:p>
          </table:table-cell>
          <table:table-cell office:value-type="float" office:value="0.667759" calcext:value-type="float">
            <text:p>0.667759</text:p>
          </table:table-cell>
          <table:table-cell office:value-type="float" office:value="0.234253" calcext:value-type="float">
            <text:p>0.234253</text:p>
          </table:table-cell>
          <table:table-cell office:value-type="float" office:value="5.14793" calcext:value-type="float">
            <text:p>5.14793</text:p>
          </table:table-cell>
          <table:table-cell office:value-type="float" office:value="0.643924" calcext:value-type="float">
            <text:p>0.643924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office:value-type="float" office:value="0.879591" calcext:value-type="float">
            <text:p>0.879591</text:p>
          </table:table-cell>
          <table:table-cell office:value-type="float" office:value="0.790454" calcext:value-type="float">
            <text:p>0.790454</text:p>
          </table:table-cell>
          <table:table-cell office:value-type="float" office:value="0.667303" calcext:value-type="float">
            <text:p>0.667303</text:p>
          </table:table-cell>
          <table:table-cell office:value-type="float" office:value="0.233974" calcext:value-type="float">
            <text:p>0.233974</text:p>
          </table:table-cell>
          <table:table-cell office:value-type="float" office:value="5.15044" calcext:value-type="float">
            <text:p>5.15044</text:p>
          </table:table-cell>
          <table:table-cell office:value-type="float" office:value="0.644001" calcext:value-type="float">
            <text:p>0.644001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office:value-type="float" office:value="0.880195" calcext:value-type="float">
            <text:p>0.880195</text:p>
          </table:table-cell>
          <table:table-cell office:value-type="float" office:value="0.791288" calcext:value-type="float">
            <text:p>0.791288</text:p>
          </table:table-cell>
          <table:table-cell office:value-type="float" office:value="0.668323" calcext:value-type="float">
            <text:p>0.668323</text:p>
          </table:table-cell>
          <table:table-cell office:value-type="float" office:value="0.232082" calcext:value-type="float">
            <text:p>0.232082</text:p>
          </table:table-cell>
          <table:table-cell office:value-type="float" office:value="5.17456" calcext:value-type="float">
            <text:p>5.17456</text:p>
          </table:table-cell>
          <table:table-cell office:value-type="float" office:value="0.644208" calcext:value-type="float">
            <text:p>0.644208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office:value-type="float" office:value="0.878762" calcext:value-type="float">
            <text:p>0.878762</text:p>
          </table:table-cell>
          <table:table-cell office:value-type="float" office:value="0.789258" calcext:value-type="float">
            <text:p>0.789258</text:p>
          </table:table-cell>
          <table:table-cell office:value-type="float" office:value="0.665771" calcext:value-type="float">
            <text:p>0.665771</text:p>
          </table:table-cell>
          <table:table-cell office:value-type="float" office:value="0.236744" calcext:value-type="float">
            <text:p>0.236744</text:p>
          </table:table-cell>
          <table:table-cell office:value-type="float" office:value="5.11571" calcext:value-type="float">
            <text:p>5.11571</text:p>
          </table:table-cell>
          <table:table-cell office:value-type="float" office:value="0.643741" calcext:value-type="float">
            <text:p>0.6437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82812" calcext:value-type="float">
            <text:p>0.882812</text:p>
          </table:table-cell>
          <table:table-cell office:value-type="float" office:value="0.793091" calcext:value-type="float">
            <text:p>0.793091</text:p>
          </table:table-cell>
          <table:table-cell office:value-type="float" office:value="0.125" calcext:value-type="float">
            <text:p>0.125</text:p>
          </table:table-cell>
          <table:table-cell office:value-type="float" office:value="7.48331" calcext:value-type="float">
            <text:p>7.48331</text:p>
          </table:table-cell>
          <table:table-cell office:value-type="float" office:value="0.660793" calcext:value-type="float">
            <text:p>0.660793</text:p>
          </table:table-cell>
          <table:table-cell table:number-columns-repeated="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0.875" calcext:value-type="float">
            <text:p>0.8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375" calcext:value-type="float">
            <text:p>0.375</text:p>
          </table:table-cell>
          <table:table-cell office:value-type="float" office:value="4.02078" calcext:value-type="float">
            <text:p>4.02078</text:p>
          </table:table-cell>
          <table:table-cell office:value-type="float" office:value="0.640533" calcext:value-type="float">
            <text:p>0.640533</text:p>
          </table:table-cell>
          <table:table-cell table:number-columns-repeated="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9531" calcext:value-type="float">
            <text:p>0.769531</text:p>
          </table:table-cell>
          <table:table-cell office:value-type="float" office:value="0.604187" calcext:value-type="float">
            <text:p>0.604187</text:p>
          </table:table-cell>
          <table:table-cell office:value-type="float" office:value="0.25" calcext:value-type="float">
            <text:p>0.25</text:p>
          </table:table-cell>
          <table:table-cell office:value-type="float" office:value="4.91172" calcext:value-type="float">
            <text:p>4.91172</text:p>
          </table:table-cell>
          <table:table-cell office:value-type="float" office:value="0.659907" calcext:value-type="float">
            <text:p>0.659907</text:p>
          </table:table-cell>
          <table:table-cell table:number-columns-repeated="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875" calcext:value-type="float">
            <text:p>0.875</text:p>
          </table:table-cell>
          <table:table-cell office:value-type="float" office:value="0.779297" calcext:value-type="float">
            <text:p>0.779297</text:p>
          </table:table-cell>
          <table:table-cell office:value-type="float" office:value="0.64682" calcext:value-type="float">
            <text:p>0.64682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5.2915" calcext:value-type="float">
            <text:p>5.2915</text:p>
          </table:table-cell>
          <table:table-cell office:value-type="float" office:value="0.644977" calcext:value-type="float">
            <text:p>0.644977</text:p>
          </table:table-cell>
          <table:table-cell table:number-columns-repeated="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756836" calcext:value-type="float">
            <text:p>0.756836</text:p>
          </table:table-cell>
          <table:table-cell office:value-type="float" office:value="0.623032" calcext:value-type="float">
            <text:p>0.623032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4.58561" calcext:value-type="float">
            <text:p>4.58561</text:p>
          </table:table-cell>
          <table:table-cell office:value-type="float" office:value="0.637435" calcext:value-type="float">
            <text:p>0.637435</text:p>
          </table:table-cell>
          <table:table-cell table:number-columns-repeated="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0.845703" calcext:value-type="float">
            <text:p>0.845703</text:p>
          </table:table-cell>
          <table:table-cell office:value-type="float" office:value="0.733154" calcext:value-type="float">
            <text:p>0.733154</text:p>
          </table:table-cell>
          <table:table-cell office:value-type="float" office:value="0.586269" calcext:value-type="float">
            <text:p>0.586269</text:p>
          </table:table-cell>
          <table:table-cell office:value-type="float" office:value="0.277344" calcext:value-type="float">
            <text:p>0.277344</text:p>
          </table:table-cell>
          <table:table-cell office:value-type="float" office:value="4.54399" calcext:value-type="float">
            <text:p>4.54399</text:p>
          </table:table-cell>
          <table:table-cell office:value-type="float" office:value="0.636432" calcext:value-type="float">
            <text:p>0.636432</text:p>
          </table:table-cell>
          <table:table-cell table:number-columns-repeated="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" calcext:value-type="float">
            <text:p>7</text:p>
          </table:table-cell>
          <table:table-cell office:value-type="float" office:value="0.844727" calcext:value-type="float">
            <text:p>0.844727</text:p>
          </table:table-cell>
          <table:table-cell office:value-type="float" office:value="0.736694" calcext:value-type="float">
            <text:p>0.736694</text:p>
          </table:table-cell>
          <table:table-cell office:value-type="float" office:value="0.596487" calcext:value-type="float">
            <text:p>0.596487</text:p>
          </table:table-cell>
          <table:table-cell office:value-type="float" office:value="0.318359" calcext:value-type="float">
            <text:p>0.318359</text:p>
          </table:table-cell>
          <table:table-cell office:value-type="float" office:value="4.24409" calcext:value-type="float">
            <text:p>4.24409</text:p>
          </table:table-cell>
          <table:table-cell office:value-type="float" office:value="0.633642" calcext:value-type="float">
            <text:p>0.633642</text:p>
          </table:table-cell>
          <table:table-cell table:number-columns-repeated="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8" calcext:value-type="float">
            <text:p>8</text:p>
          </table:table-cell>
          <table:table-cell office:value-type="float" office:value="0.86084" calcext:value-type="float">
            <text:p>0.86084</text:p>
          </table:table-cell>
          <table:table-cell office:value-type="float" office:value="0.758606" calcext:value-type="float">
            <text:p>0.758606</text:p>
          </table:table-cell>
          <table:table-cell office:value-type="float" office:value="0.621514" calcext:value-type="float">
            <text:p>0.621514</text:p>
          </table:table-cell>
          <table:table-cell office:value-type="float" office:value="0.303711" calcext:value-type="float">
            <text:p>0.303711</text:p>
          </table:table-cell>
          <table:table-cell office:value-type="float" office:value="4.41388" calcext:value-type="float">
            <text:p>4.41388</text:p>
          </table:table-cell>
          <table:table-cell office:value-type="float" office:value="0.640004" calcext:value-type="float">
            <text:p>0.640004</text:p>
          </table:table-cell>
          <table:table-cell table:number-columns-repeated="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9" calcext:value-type="float">
            <text:p>9</text:p>
          </table:table-cell>
          <table:table-cell office:value-type="float" office:value="0.834961" calcext:value-type="float">
            <text:p>0.834961</text:p>
          </table:table-cell>
          <table:table-cell office:value-type="float" office:value="0.721924" calcext:value-type="float">
            <text:p>0.721924</text:p>
          </table:table-cell>
          <table:table-cell office:value-type="float" office:value="0.575691" calcext:value-type="float">
            <text:p>0.575691</text:p>
          </table:table-cell>
          <table:table-cell office:value-type="float" office:value="0.319336" calcext:value-type="float">
            <text:p>0.319336</text:p>
          </table:table-cell>
          <table:table-cell office:value-type="float" office:value="4.19352" calcext:value-type="float">
            <text:p>4.19352</text:p>
          </table:table-cell>
          <table:table-cell office:value-type="float" office:value="0.631798" calcext:value-type="float">
            <text:p>0.631798</text:p>
          </table:table-cell>
          <table:table-cell table:number-columns-repeated="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0" calcext:value-type="float">
            <text:p>10</text:p>
          </table:table-cell>
          <table:table-cell office:value-type="float" office:value="0.838989" calcext:value-type="float">
            <text:p>0.838989</text:p>
          </table:table-cell>
          <table:table-cell office:value-type="float" office:value="0.72493" calcext:value-type="float">
            <text:p>0.72493</text:p>
          </table:table-cell>
          <table:table-cell office:value-type="float" office:value="0.575979" calcext:value-type="float">
            <text:p>0.575979</text:p>
          </table:table-cell>
          <table:table-cell office:value-type="float" office:value="0.303467" calcext:value-type="float">
            <text:p>0.303467</text:p>
          </table:table-cell>
          <table:table-cell office:value-type="float" office:value="4.314" calcext:value-type="float">
            <text:p>4.314</text:p>
          </table:table-cell>
          <table:table-cell office:value-type="float" office:value="0.634663" calcext:value-type="float">
            <text:p>0.634663</text:p>
          </table:table-cell>
          <table:table-cell table:number-columns-repeated="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" calcext:value-type="float">
            <text:p>11</text:p>
          </table:table-cell>
          <table:table-cell office:value-type="float" office:value="0.845642" calcext:value-type="float">
            <text:p>0.845642</text:p>
          </table:table-cell>
          <table:table-cell office:value-type="float" office:value="0.737953" calcext:value-type="float">
            <text:p>0.737953</text:p>
          </table:table-cell>
          <table:table-cell office:value-type="float" office:value="0.597763" calcext:value-type="float">
            <text:p>0.597763</text:p>
          </table:table-cell>
          <table:table-cell office:value-type="float" office:value="0.30188" calcext:value-type="float">
            <text:p>0.30188</text:p>
          </table:table-cell>
          <table:table-cell office:value-type="float" office:value="4.36534" calcext:value-type="float">
            <text:p>4.36534</text:p>
          </table:table-cell>
          <table:table-cell office:value-type="float" office:value="0.634111" calcext:value-type="float">
            <text:p>0.634111</text:p>
          </table:table-cell>
          <table:table-cell table:number-columns-repeated="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office:value-type="float" office:value="0.853271" calcext:value-type="float">
            <text:p>0.853271</text:p>
          </table:table-cell>
          <table:table-cell office:value-type="float" office:value="0.74762" calcext:value-type="float">
            <text:p>0.74762</text:p>
          </table:table-cell>
          <table:table-cell office:value-type="float" office:value="0.607111" calcext:value-type="float">
            <text:p>0.607111</text:p>
          </table:table-cell>
          <table:table-cell office:value-type="float" office:value="0.287598" calcext:value-type="float">
            <text:p>0.287598</text:p>
          </table:table-cell>
          <table:table-cell office:value-type="float" office:value="4.50514" calcext:value-type="float">
            <text:p>4.50514</text:p>
          </table:table-cell>
          <table:table-cell office:value-type="float" office:value="0.637936" calcext:value-type="float">
            <text:p>0.637936</text:p>
          </table:table-cell>
          <table:table-cell table:number-columns-repeated="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3" calcext:value-type="float">
            <text:p>13</text:p>
          </table:table-cell>
          <table:table-cell office:value-type="float" office:value="0.851181" calcext:value-type="float">
            <text:p>0.851181</text:p>
          </table:table-cell>
          <table:table-cell office:value-type="float" office:value="0.747278" calcext:value-type="float">
            <text:p>0.747278</text:p>
          </table:table-cell>
          <table:table-cell office:value-type="float" office:value="0.60979" calcext:value-type="float">
            <text:p>0.60979</text:p>
          </table:table-cell>
          <table:table-cell office:value-type="float" office:value="0.287506" calcext:value-type="float">
            <text:p>0.287506</text:p>
          </table:table-cell>
          <table:table-cell office:value-type="float" office:value="4.50482" calcext:value-type="float">
            <text:p>4.50482</text:p>
          </table:table-cell>
          <table:table-cell office:value-type="float" office:value="0.636006" calcext:value-type="float">
            <text:p>0.636006</text:p>
          </table:table-cell>
          <table:table-cell table:number-columns-repeated="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4" calcext:value-type="float">
            <text:p>14</text:p>
          </table:table-cell>
          <table:table-cell office:value-type="float" office:value="0.84877" calcext:value-type="float">
            <text:p>0.84877</text:p>
          </table:table-cell>
          <table:table-cell office:value-type="float" office:value="0.742718" calcext:value-type="float">
            <text:p>0.742718</text:p>
          </table:table-cell>
          <table:table-cell office:value-type="float" office:value="0.602679" calcext:value-type="float">
            <text:p>0.602679</text:p>
          </table:table-cell>
          <table:table-cell office:value-type="float" office:value="0.293701" calcext:value-type="float">
            <text:p>0.293701</text:p>
          </table:table-cell>
          <table:table-cell office:value-type="float" office:value="4.44191" calcext:value-type="float">
            <text:p>4.44191</text:p>
          </table:table-cell>
          <table:table-cell office:value-type="float" office:value="0.635819" calcext:value-type="float">
            <text:p>0.635819</text:p>
          </table:table-cell>
          <table:table-cell table:number-columns-repeated="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5" calcext:value-type="float">
            <text:p>15</text:p>
          </table:table-cell>
          <table:table-cell office:value-type="float" office:value="0.851036" calcext:value-type="float">
            <text:p>0.851036</text:p>
          </table:table-cell>
          <table:table-cell office:value-type="float" office:value="0.745171" calcext:value-type="float">
            <text:p>0.745171</text:p>
          </table:table-cell>
          <table:table-cell office:value-type="float" office:value="0.604608" calcext:value-type="float">
            <text:p>0.604608</text:p>
          </table:table-cell>
          <table:table-cell office:value-type="float" office:value="0.289749" calcext:value-type="float">
            <text:p>0.289749</text:p>
          </table:table-cell>
          <table:table-cell office:value-type="float" office:value="4.48043" calcext:value-type="float">
            <text:p>4.48043</text:p>
          </table:table-cell>
          <table:table-cell office:value-type="float" office:value="0.637055" calcext:value-type="float">
            <text:p>0.637055</text:p>
          </table:table-cell>
          <table:table-cell table:number-columns-repeated="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6" calcext:value-type="float">
            <text:p>16</text:p>
          </table:table-cell>
          <table:table-cell office:value-type="float" office:value="0.846312" calcext:value-type="float">
            <text:p>0.846312</text:p>
          </table:table-cell>
          <table:table-cell office:value-type="float" office:value="0.739245" calcext:value-type="float">
            <text:p>0.739245</text:p>
          </table:table-cell>
          <table:table-cell office:value-type="float" office:value="0.598673" calcext:value-type="float">
            <text:p>0.598673</text:p>
          </table:table-cell>
          <table:table-cell office:value-type="float" office:value="0.294758" calcext:value-type="float">
            <text:p>0.294758</text:p>
          </table:table-cell>
          <table:table-cell office:value-type="float" office:value="4.4231" calcext:value-type="float">
            <text:p>4.4231</text:p>
          </table:table-cell>
          <table:table-cell office:value-type="float" office:value="0.634833" calcext:value-type="float">
            <text:p>0.634833</text:p>
          </table:table-cell>
          <table:table-cell table:number-columns-repeated="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7" calcext:value-type="float">
            <text:p>17</text:p>
          </table:table-cell>
          <table:table-cell office:value-type="float" office:value="0.849373" calcext:value-type="float">
            <text:p>0.849373</text:p>
          </table:table-cell>
          <table:table-cell office:value-type="float" office:value="0.743218" calcext:value-type="float">
            <text:p>0.743218</text:p>
          </table:table-cell>
          <table:table-cell office:value-type="float" office:value="0.602919" calcext:value-type="float">
            <text:p>0.602919</text:p>
          </table:table-cell>
          <table:table-cell office:value-type="float" office:value="0.29203" calcext:value-type="float">
            <text:p>0.29203</text:p>
          </table:table-cell>
          <table:table-cell office:value-type="float" office:value="4.45646" calcext:value-type="float">
            <text:p>4.45646</text:p>
          </table:table-cell>
          <table:table-cell office:value-type="float" office:value="0.636164" calcext:value-type="float">
            <text:p>0.636164</text:p>
          </table:table-cell>
          <table:table-cell table:number-columns-repeated="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" calcext:value-type="float">
            <text:p>18</text:p>
          </table:table-cell>
          <table:table-cell office:value-type="float" office:value="0.849951" calcext:value-type="float">
            <text:p>0.849951</text:p>
          </table:table-cell>
          <table:table-cell office:value-type="float" office:value="0.744076" calcext:value-type="float">
            <text:p>0.744076</text:p>
          </table:table-cell>
          <table:table-cell office:value-type="float" office:value="0.603974" calcext:value-type="float">
            <text:p>0.603974</text:p>
          </table:table-cell>
          <table:table-cell office:value-type="float" office:value="0.291529" calcext:value-type="float">
            <text:p>0.291529</text:p>
          </table:table-cell>
          <table:table-cell office:value-type="float" office:value="4.46303" calcext:value-type="float">
            <text:p>4.46303</text:p>
          </table:table-cell>
          <table:table-cell office:value-type="float" office:value="0.636368" calcext:value-type="float">
            <text:p>0.636368</text:p>
          </table:table-cell>
          <table:table-cell table:number-columns-repeated="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office:value-type="float" office:value="0.84909" calcext:value-type="float">
            <text:p>0.84909</text:p>
          </table:table-cell>
          <table:table-cell office:value-type="float" office:value="0.743055" calcext:value-type="float">
            <text:p>0.743055</text:p>
          </table:table-cell>
          <table:table-cell office:value-type="float" office:value="0.602908" calcext:value-type="float">
            <text:p>0.602908</text:p>
          </table:table-cell>
          <table:table-cell office:value-type="float" office:value="0.294704" calcext:value-type="float">
            <text:p>0.294704</text:p>
          </table:table-cell>
          <table:table-cell office:value-type="float" office:value="4.43519" calcext:value-type="float">
            <text:p>4.43519</text:p>
          </table:table-cell>
          <table:table-cell office:value-type="float" office:value="0.636011" calcext:value-type="float">
            <text:p>0.6360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82812" calcext:value-type="float">
            <text:p>0.882812</text:p>
          </table:table-cell>
          <table:table-cell office:value-type="float" office:value="0.793091" calcext:value-type="float">
            <text:p>0.793091</text:p>
          </table:table-cell>
          <table:table-cell office:value-type="float" office:value="0.125" calcext:value-type="float">
            <text:p>0.125</text:p>
          </table:table-cell>
          <table:table-cell office:value-type="float" office:value="7.48331" calcext:value-type="float">
            <text:p>7.48331</text:p>
          </table:table-cell>
          <table:table-cell office:value-type="float" office:value="0.660793" calcext:value-type="float">
            <text:p>0.660793</text:p>
          </table:table-cell>
          <table:table-cell table:number-columns-repeated="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32031" calcext:value-type="float">
            <text:p>0.832031</text:p>
          </table:table-cell>
          <table:table-cell office:value-type="float" office:value="0.725647" calcext:value-type="float">
            <text:p>0.725647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.2956" calcext:value-type="float">
            <text:p>10.2956</text:p>
          </table:table-cell>
          <table:table-cell office:value-type="float" office:value="0.650598" calcext:value-type="float">
            <text:p>0.650598</text:p>
          </table:table-cell>
          <table:table-cell table:number-columns-repeated="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75781" calcext:value-type="float">
            <text:p>0.675781</text:p>
          </table:table-cell>
          <table:table-cell office:value-type="float" office:value="0.500549" calcext:value-type="float">
            <text:p>0.500549</text:p>
          </table:table-cell>
          <table:table-cell office:value-type="float" office:value="0.1875" calcext:value-type="float">
            <text:p>0.1875</text:p>
          </table:table-cell>
          <table:table-cell office:value-type="float" office:value="5.32291" calcext:value-type="float">
            <text:p>5.32291</text:p>
          </table:table-cell>
          <table:table-cell office:value-type="float" office:value="0.634646" calcext:value-type="float">
            <text:p>0.634646</text:p>
          </table:table-cell>
          <table:table-cell table:number-columns-repeated="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0.625" calcext:value-type="float">
            <text:p>0.62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228882" calcext:value-type="float">
            <text:p>0.228882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.571331" calcext:value-type="float">
            <text:p>0.571331</text:p>
          </table:table-cell>
          <table:table-cell table:number-columns-repeated="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773438" calcext:value-type="float">
            <text:p>0.773438</text:p>
          </table:table-cell>
          <table:table-cell office:value-type="float" office:value="0.632812" calcext:value-type="float">
            <text:p>0.632812</text:p>
          </table:table-cell>
          <table:table-cell office:value-type="float" office:value="0.474518" calcext:value-type="float">
            <text:p>0.474518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4.06849" calcext:value-type="float">
            <text:p>4.06849</text:p>
          </table:table-cell>
          <table:table-cell office:value-type="float" office:value="0.605014" calcext:value-type="float">
            <text:p>0.605014</text:p>
          </table:table-cell>
          <table:table-cell table:number-columns-repeated="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float" office:value="0.830078" calcext:value-type="float">
            <text:p>0.830078</text:p>
          </table:table-cell>
          <table:table-cell office:value-type="float" office:value="0.709229" calcext:value-type="float">
            <text:p>0.709229</text:p>
          </table:table-cell>
          <table:table-cell office:value-type="float" office:value="0.552433" calcext:value-type="float">
            <text:p>0.552433</text:p>
          </table:table-cell>
          <table:table-cell office:value-type="float" office:value="0.339844" calcext:value-type="float">
            <text:p>0.339844</text:p>
          </table:table-cell>
          <table:table-cell office:value-type="float" office:value="4.02435" calcext:value-type="float">
            <text:p>4.02435</text:p>
          </table:table-cell>
          <table:table-cell office:value-type="float" office:value="0.633912" calcext:value-type="float">
            <text:p>0.633912</text:p>
          </table:table-cell>
          <table:table-cell table:number-columns-repeated="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7" calcext:value-type="float">
            <text:p>7</text:p>
          </table:table-cell>
          <table:table-cell office:value-type="float" office:value="0.841797" calcext:value-type="float">
            <text:p>0.841797</text:p>
          </table:table-cell>
          <table:table-cell office:value-type="float" office:value="0.730469" calcext:value-type="float">
            <text:p>0.730469</text:p>
          </table:table-cell>
          <table:table-cell office:value-type="float" office:value="0.584373" calcext:value-type="float">
            <text:p>0.584373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4.50309" calcext:value-type="float">
            <text:p>4.50309</text:p>
          </table:table-cell>
          <table:table-cell office:value-type="float" office:value="0.634939" calcext:value-type="float">
            <text:p>0.634939</text:p>
          </table:table-cell>
          <table:table-cell table:number-columns-repeated="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8" calcext:value-type="float">
            <text:p>8</text:p>
          </table:table-cell>
          <table:table-cell office:value-type="float" office:value="0.844238" calcext:value-type="float">
            <text:p>0.844238</text:p>
          </table:table-cell>
          <table:table-cell office:value-type="float" office:value="0.734314" calcext:value-type="float">
            <text:p>0.734314</text:p>
          </table:table-cell>
          <table:table-cell office:value-type="float" office:value="0.592135" calcext:value-type="float">
            <text:p>0.592135</text:p>
          </table:table-cell>
          <table:table-cell office:value-type="float" office:value="0.317383" calcext:value-type="float">
            <text:p>0.317383</text:p>
          </table:table-cell>
          <table:table-cell office:value-type="float" office:value="4.24373" calcext:value-type="float">
            <text:p>4.24373</text:p>
          </table:table-cell>
          <table:table-cell office:value-type="float" office:value="0.633954" calcext:value-type="float">
            <text:p>0.633954</text:p>
          </table:table-cell>
          <table:table-cell table:number-columns-repeated="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9" calcext:value-type="float">
            <text:p>9</text:p>
          </table:table-cell>
          <table:table-cell office:value-type="float" office:value="0.814697" calcext:value-type="float">
            <text:p>0.814697</text:p>
          </table:table-cell>
          <table:table-cell office:value-type="float" office:value="0.686798" calcext:value-type="float">
            <text:p>0.686798</text:p>
          </table:table-cell>
          <table:table-cell office:value-type="float" office:value="0.526167" calcext:value-type="float">
            <text:p>0.526167</text:p>
          </table:table-cell>
          <table:table-cell office:value-type="float" office:value="0.340332" calcext:value-type="float">
            <text:p>0.340332</text:p>
          </table:table-cell>
          <table:table-cell office:value-type="float" office:value="3.95527" calcext:value-type="float">
            <text:p>3.95527</text:p>
          </table:table-cell>
          <table:table-cell office:value-type="float" office:value="0.62817" calcext:value-type="float">
            <text:p>0.62817</text:p>
          </table:table-cell>
          <table:table-cell table:number-columns-repeated="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0.835083" calcext:value-type="float">
            <text:p>0.835083</text:p>
          </table:table-cell>
          <table:table-cell office:value-type="float" office:value="0.718307" calcext:value-type="float">
            <text:p>0.718307</text:p>
          </table:table-cell>
          <table:table-cell office:value-type="float" office:value="0.567123" calcext:value-type="float">
            <text:p>0.567123</text:p>
          </table:table-cell>
          <table:table-cell office:value-type="float" office:value="0.330322" calcext:value-type="float">
            <text:p>0.330322</text:p>
          </table:table-cell>
          <table:table-cell office:value-type="float" office:value="4.11054" calcext:value-type="float">
            <text:p>4.11054</text:p>
          </table:table-cell>
          <table:table-cell office:value-type="float" office:value="0.633617" calcext:value-type="float">
            <text:p>0.633617</text:p>
          </table:table-cell>
          <table:table-cell table:number-columns-repeated="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" calcext:value-type="float">
            <text:p>11</text:p>
          </table:table-cell>
          <table:table-cell office:value-type="float" office:value="0.821106" calcext:value-type="float">
            <text:p>0.821106</text:p>
          </table:table-cell>
          <table:table-cell office:value-type="float" office:value="0.699028" calcext:value-type="float">
            <text:p>0.699028</text:p>
          </table:table-cell>
          <table:table-cell office:value-type="float" office:value="0.54415" calcext:value-type="float">
            <text:p>0.54415</text:p>
          </table:table-cell>
          <table:table-cell office:value-type="float" office:value="0.339966" calcext:value-type="float">
            <text:p>0.339966</text:p>
          </table:table-cell>
          <table:table-cell office:value-type="float" office:value="3.99367" calcext:value-type="float">
            <text:p>3.99367</text:p>
          </table:table-cell>
          <table:table-cell office:value-type="float" office:value="0.6288" calcext:value-type="float">
            <text:p>0.6288</text:p>
          </table:table-cell>
          <table:table-cell table:number-columns-repeated="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2" calcext:value-type="float">
            <text:p>12</text:p>
          </table:table-cell>
          <table:table-cell office:value-type="float" office:value="0.823578" calcext:value-type="float">
            <text:p>0.823578</text:p>
          </table:table-cell>
          <table:table-cell office:value-type="float" office:value="0.704014" calcext:value-type="float">
            <text:p>0.704014</text:p>
          </table:table-cell>
          <table:table-cell office:value-type="float" office:value="0.551005" calcext:value-type="float">
            <text:p>0.551005</text:p>
          </table:table-cell>
          <table:table-cell office:value-type="float" office:value="0.33429" calcext:value-type="float">
            <text:p>0.33429</text:p>
          </table:table-cell>
          <table:table-cell office:value-type="float" office:value="4.04327" calcext:value-type="float">
            <text:p>4.04327</text:p>
          </table:table-cell>
          <table:table-cell office:value-type="float" office:value="0.629429" calcext:value-type="float">
            <text:p>0.629429</text:p>
          </table:table-cell>
          <table:table-cell table:number-columns-repeated="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3" calcext:value-type="float">
            <text:p>13</text:p>
          </table:table-cell>
          <table:table-cell office:value-type="float" office:value="0.810379" calcext:value-type="float">
            <text:p>0.810379</text:p>
          </table:table-cell>
          <table:table-cell office:value-type="float" office:value="0.686682" calcext:value-type="float">
            <text:p>0.686682</text:p>
          </table:table-cell>
          <table:table-cell office:value-type="float" office:value="0.53269" calcext:value-type="float">
            <text:p>0.53269</text:p>
          </table:table-cell>
          <table:table-cell office:value-type="float" office:value="0.367218" calcext:value-type="float">
            <text:p>0.367218</text:p>
          </table:table-cell>
          <table:table-cell office:value-type="float" office:value="3.80258" calcext:value-type="float">
            <text:p>3.80258</text:p>
          </table:table-cell>
          <table:table-cell office:value-type="float" office:value="0.623433" calcext:value-type="float">
            <text:p>0.623433</text:p>
          </table:table-cell>
          <table:table-cell table:number-columns-repeated="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4" calcext:value-type="float">
            <text:p>14</text:p>
          </table:table-cell>
          <table:table-cell office:value-type="float" office:value="0.811729" calcext:value-type="float">
            <text:p>0.811729</text:p>
          </table:table-cell>
          <table:table-cell office:value-type="float" office:value="0.688315" calcext:value-type="float">
            <text:p>0.688315</text:p>
          </table:table-cell>
          <table:table-cell office:value-type="float" office:value="0.534016" calcext:value-type="float">
            <text:p>0.534016</text:p>
          </table:table-cell>
          <table:table-cell office:value-type="float" office:value="0.365707" calcext:value-type="float">
            <text:p>0.365707</text:p>
          </table:table-cell>
          <table:table-cell office:value-type="float" office:value="3.81539" calcext:value-type="float">
            <text:p>3.81539</text:p>
          </table:table-cell>
          <table:table-cell office:value-type="float" office:value="0.624286" calcext:value-type="float">
            <text:p>0.624286</text:p>
          </table:table-cell>
          <table:table-cell table:number-columns-repeated="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5" calcext:value-type="float">
            <text:p>15</text:p>
          </table:table-cell>
          <table:table-cell office:value-type="float" office:value="0.810978" calcext:value-type="float">
            <text:p>0.810978</text:p>
          </table:table-cell>
          <table:table-cell office:value-type="float" office:value="0.688073" calcext:value-type="float">
            <text:p>0.688073</text:p>
          </table:table-cell>
          <table:table-cell office:value-type="float" office:value="0.534517" calcext:value-type="float">
            <text:p>0.534517</text:p>
          </table:table-cell>
          <table:table-cell office:value-type="float" office:value="0.365242" calcext:value-type="float">
            <text:p>0.365242</text:p>
          </table:table-cell>
          <table:table-cell office:value-type="float" office:value="3.8172" calcext:value-type="float">
            <text:p>3.8172</text:p>
          </table:table-cell>
          <table:table-cell office:value-type="float" office:value="0.623668" calcext:value-type="float">
            <text:p>0.623668</text:p>
          </table:table-cell>
          <table:table-cell table:number-columns-repeated="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6" calcext:value-type="float">
            <text:p>16</text:p>
          </table:table-cell>
          <table:table-cell office:value-type="float" office:value="0.809231" calcext:value-type="float">
            <text:p>0.809231</text:p>
          </table:table-cell>
          <table:table-cell office:value-type="float" office:value="0.686077" calcext:value-type="float">
            <text:p>0.686077</text:p>
          </table:table-cell>
          <table:table-cell office:value-type="float" office:value="0.532745" calcext:value-type="float">
            <text:p>0.532745</text:p>
          </table:table-cell>
          <table:table-cell office:value-type="float" office:value="0.366547" calcext:value-type="float">
            <text:p>0.366547</text:p>
          </table:table-cell>
          <table:table-cell office:value-type="float" office:value="3.80445" calcext:value-type="float">
            <text:p>3.80445</text:p>
          </table:table-cell>
          <table:table-cell office:value-type="float" office:value="0.622729" calcext:value-type="float">
            <text:p>0.622729</text:p>
          </table:table-cell>
          <table:table-cell table:number-columns-repeated="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7" calcext:value-type="float">
            <text:p>17</text:p>
          </table:table-cell>
          <table:table-cell office:value-type="float" office:value="0.811226" calcext:value-type="float">
            <text:p>0.811226</text:p>
          </table:table-cell>
          <table:table-cell office:value-type="float" office:value="0.687987" calcext:value-type="float">
            <text:p>0.687987</text:p>
          </table:table-cell>
          <table:table-cell office:value-type="float" office:value="0.533737" calcext:value-type="float">
            <text:p>0.533737</text:p>
          </table:table-cell>
          <table:table-cell office:value-type="float" office:value="0.369087" calcext:value-type="float">
            <text:p>0.369087</text:p>
          </table:table-cell>
          <table:table-cell office:value-type="float" office:value="3.79634" calcext:value-type="float">
            <text:p>3.79634</text:p>
          </table:table-cell>
          <table:table-cell office:value-type="float" office:value="0.624124" calcext:value-type="float">
            <text:p>0.624124</text:p>
          </table:table-cell>
          <table:table-cell table:number-columns-repeated="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8" calcext:value-type="float">
            <text:p>18</text:p>
          </table:table-cell>
          <table:table-cell office:value-type="float" office:value="0.812483" calcext:value-type="float">
            <text:p>0.812483</text:p>
          </table:table-cell>
          <table:table-cell office:value-type="float" office:value="0.689522" calcext:value-type="float">
            <text:p>0.689522</text:p>
          </table:table-cell>
          <table:table-cell office:value-type="float" office:value="0.535513" calcext:value-type="float">
            <text:p>0.535513</text:p>
          </table:table-cell>
          <table:table-cell office:value-type="float" office:value="0.364644" calcext:value-type="float">
            <text:p>0.364644</text:p>
          </table:table-cell>
          <table:table-cell office:value-type="float" office:value="3.8246" calcext:value-type="float">
            <text:p>3.8246</text:p>
          </table:table-cell>
          <table:table-cell office:value-type="float" office:value="0.624549" calcext:value-type="float">
            <text:p>0.624549</text:p>
          </table:table-cell>
          <table:table-cell table:number-columns-repeated="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  <table:table-cell office:value-type="float" office:value="0.811932" calcext:value-type="float">
            <text:p>0.811932</text:p>
          </table:table-cell>
          <table:table-cell office:value-type="float" office:value="0.688838" calcext:value-type="float">
            <text:p>0.688838</text:p>
          </table:table-cell>
          <table:table-cell office:value-type="float" office:value="0.534669" calcext:value-type="float">
            <text:p>0.534669</text:p>
          </table:table-cell>
          <table:table-cell office:value-type="float" office:value="0.364906" calcext:value-type="float">
            <text:p>0.364906</text:p>
          </table:table-cell>
          <table:table-cell office:value-type="float" office:value="3.82122" calcext:value-type="float">
            <text:p>3.82122</text:p>
          </table:table-cell>
          <table:table-cell office:value-type="float" office:value="0.624396" calcext:value-type="float">
            <text:p>0.6243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64062" calcext:value-type="float">
            <text:p>0.664062</text:p>
          </table:table-cell>
          <table:table-cell office:value-type="float" office:value="0.451294" calcext:value-type="float">
            <text:p>0.451294</text:p>
          </table:table-cell>
          <table:table-cell office:value-type="float" office:value="0.625" calcext:value-type="float">
            <text:p>0.625</text:p>
          </table:table-cell>
          <table:table-cell office:value-type="float" office:value="2.82843" calcext:value-type="float">
            <text:p>2.82843</text:p>
          </table:table-cell>
          <table:table-cell office:value-type="float" office:value="0.65887" calcext:value-type="float">
            <text:p>0.65887</text:p>
          </table:table-cell>
          <table:table-cell table:number-columns-repeated="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24219" calcext:value-type="float">
            <text:p>0.824219</text:p>
          </table:table-cell>
          <table:table-cell office:value-type="float" office:value="0.689636" calcext:value-type="float">
            <text:p>0.689636</text:p>
          </table:table-cell>
          <table:table-cell office:value-type="float" office:value="0.1875" calcext:value-type="float">
            <text:p>0.1875</text:p>
          </table:table-cell>
          <table:table-cell office:value-type="float" office:value="5.88784" calcext:value-type="float">
            <text:p>5.88784</text:p>
          </table:table-cell>
          <table:table-cell office:value-type="float" office:value="0.661613" calcext:value-type="float">
            <text:p>0.661613</text:p>
          </table:table-cell>
          <table:table-cell table:number-columns-repeated="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536743" calcext:value-type="float">
            <text:p>0.536743</text:p>
          </table:table-cell>
          <table:table-cell office:value-type="float" office:value="0.4375" calcext:value-type="float">
            <text:p>0.4375</text:p>
          </table:table-cell>
          <table:table-cell office:value-type="float" office:value="3.55568" calcext:value-type="float">
            <text:p>3.55568</text:p>
          </table:table-cell>
          <table:table-cell office:value-type="float" office:value="0.65367" calcext:value-type="float">
            <text:p>0.65367</text:p>
          </table:table-cell>
          <table:table-cell table:number-columns-repeated="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.914062" calcext:value-type="float">
            <text:p>0.914062</text:p>
          </table:table-cell>
          <table:table-cell office:value-type="float" office:value="0.842773" calcext:value-type="float">
            <text:p>0.842773</text:p>
          </table:table-cell>
          <table:table-cell office:value-type="float" office:value="0.733505" calcext:value-type="float">
            <text:p>0.73350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6.88799" calcext:value-type="float">
            <text:p>6.88799</text:p>
          </table:table-cell>
          <table:table-cell office:value-type="float" office:value="0.655761" calcext:value-type="float">
            <text:p>0.655761</text:p>
          </table:table-cell>
          <table:table-cell table:number-columns-repeated="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0.589844" calcext:value-type="float">
            <text:p>0.589844</text:p>
          </table:table-cell>
          <table:table-cell office:value-type="float" office:value="0.396973" calcext:value-type="float">
            <text:p>0.396973</text:p>
          </table:table-cell>
          <table:table-cell office:value-type="float" office:value="0.236275" calcext:value-type="float">
            <text:p>0.236275</text:p>
          </table:table-cell>
          <table:table-cell office:value-type="float" office:value="0.773438" calcext:value-type="float">
            <text:p>0.773438</text:p>
          </table:table-cell>
          <table:table-cell office:value-type="float" office:value="1.89896" calcext:value-type="float">
            <text:p>1.89896</text:p>
          </table:table-cell>
          <table:table-cell office:value-type="float" office:value="0.500225" calcext:value-type="float">
            <text:p>0.500225</text:p>
          </table:table-cell>
          <table:table-cell table:number-columns-repeated="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0.816406" calcext:value-type="float">
            <text:p>0.816406</text:p>
          </table:table-cell>
          <table:table-cell office:value-type="float" office:value="0.682617" calcext:value-type="float">
            <text:p>0.682617</text:p>
          </table:table-cell>
          <table:table-cell office:value-type="float" office:value="0.507156" calcext:value-type="float">
            <text:p>0.507156</text:p>
          </table:table-cell>
          <table:table-cell office:value-type="float" office:value="0.367188" calcext:value-type="float">
            <text:p>0.367188</text:p>
          </table:table-cell>
          <table:table-cell office:value-type="float" office:value="3.79109" calcext:value-type="float">
            <text:p>3.79109</text:p>
          </table:table-cell>
          <table:table-cell office:value-type="float" office:value="0.637201" calcext:value-type="float">
            <text:p>0.637201</text:p>
          </table:table-cell>
          <table:table-cell table:number-columns-repeated="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" calcext:value-type="float">
            <text:p>7</text:p>
          </table:table-cell>
          <table:table-cell office:value-type="float" office:value="0.777344" calcext:value-type="float">
            <text:p>0.777344</text:p>
          </table:table-cell>
          <table:table-cell office:value-type="float" office:value="0.638428" calcext:value-type="float">
            <text:p>0.638428</text:p>
          </table:table-cell>
          <table:table-cell office:value-type="float" office:value="0.477833" calcext:value-type="float">
            <text:p>0.477833</text:p>
          </table:table-cell>
          <table:table-cell office:value-type="float" office:value="0.433594" calcext:value-type="float">
            <text:p>0.433594</text:p>
          </table:table-cell>
          <table:table-cell office:value-type="float" office:value="3.35846" calcext:value-type="float">
            <text:p>3.35846</text:p>
          </table:table-cell>
          <table:table-cell office:value-type="float" office:value="0.609221" calcext:value-type="float">
            <text:p>0.609221</text:p>
          </table:table-cell>
          <table:table-cell table:number-columns-repeated="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8" calcext:value-type="float">
            <text:p>8</text:p>
          </table:table-cell>
          <table:table-cell office:value-type="float" office:value="0.781738" calcext:value-type="float">
            <text:p>0.781738</text:p>
          </table:table-cell>
          <table:table-cell office:value-type="float" office:value="0.640808" calcext:value-type="float">
            <text:p>0.640808</text:p>
          </table:table-cell>
          <table:table-cell office:value-type="float" office:value="0.472995" calcext:value-type="float">
            <text:p>0.472995</text:p>
          </table:table-cell>
          <table:table-cell office:value-type="float" office:value="0.383789" calcext:value-type="float">
            <text:p>0.383789</text:p>
          </table:table-cell>
          <table:table-cell office:value-type="float" office:value="3.58574" calcext:value-type="float">
            <text:p>3.58574</text:p>
          </table:table-cell>
          <table:table-cell office:value-type="float" office:value="0.616046" calcext:value-type="float">
            <text:p>0.616046</text:p>
          </table:table-cell>
          <table:table-cell table:number-columns-repeated="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9" calcext:value-type="float">
            <text:p>9</text:p>
          </table:table-cell>
          <table:table-cell office:value-type="float" office:value="0.80249" calcext:value-type="float">
            <text:p>0.80249</text:p>
          </table:table-cell>
          <table:table-cell office:value-type="float" office:value="0.675201" calcext:value-type="float">
            <text:p>0.675201</text:p>
          </table:table-cell>
          <table:table-cell office:value-type="float" office:value="0.517415" calcext:value-type="float">
            <text:p>0.517415</text:p>
          </table:table-cell>
          <table:table-cell office:value-type="float" office:value="0.391113" calcext:value-type="float">
            <text:p>0.391113</text:p>
          </table:table-cell>
          <table:table-cell office:value-type="float" office:value="3.64841" calcext:value-type="float">
            <text:p>3.64841</text:p>
          </table:table-cell>
          <table:table-cell office:value-type="float" office:value="0.621687" calcext:value-type="float">
            <text:p>0.621687</text:p>
          </table:table-cell>
          <table:table-cell table:number-columns-repeated="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754028" calcext:value-type="float">
            <text:p>0.754028</text:p>
          </table:table-cell>
          <table:table-cell office:value-type="float" office:value="0.612137" calcext:value-type="float">
            <text:p>0.612137</text:p>
          </table:table-cell>
          <table:table-cell office:value-type="float" office:value="0.446154" calcext:value-type="float">
            <text:p>0.446154</text:p>
          </table:table-cell>
          <table:table-cell office:value-type="float" office:value="0.488525" calcext:value-type="float">
            <text:p>0.488525</text:p>
          </table:table-cell>
          <table:table-cell office:value-type="float" office:value="3.08614" calcext:value-type="float">
            <text:p>3.08614</text:p>
          </table:table-cell>
          <table:table-cell office:value-type="float" office:value="0.603113" calcext:value-type="float">
            <text:p>0.603113</text:p>
          </table:table-cell>
          <table:table-cell table:number-columns-repeated="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" calcext:value-type="float">
            <text:p>11</text:p>
          </table:table-cell>
          <table:table-cell office:value-type="float" office:value="0.770752" calcext:value-type="float">
            <text:p>0.770752</text:p>
          </table:table-cell>
          <table:table-cell office:value-type="float" office:value="0.634857" calcext:value-type="float">
            <text:p>0.634857</text:p>
          </table:table-cell>
          <table:table-cell office:value-type="float" office:value="0.472318" calcext:value-type="float">
            <text:p>0.472318</text:p>
          </table:table-cell>
          <table:table-cell office:value-type="float" office:value="0.486572" calcext:value-type="float">
            <text:p>0.486572</text:p>
          </table:table-cell>
          <table:table-cell office:value-type="float" office:value="3.15246" calcext:value-type="float">
            <text:p>3.15246</text:p>
          </table:table-cell>
          <table:table-cell office:value-type="float" office:value="0.609374" calcext:value-type="float">
            <text:p>0.609374</text:p>
          </table:table-cell>
          <table:table-cell table:number-columns-repeated="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2" calcext:value-type="float">
            <text:p>12</text:p>
          </table:table-cell>
          <table:table-cell office:value-type="float" office:value="0.771729" calcext:value-type="float">
            <text:p>0.771729</text:p>
          </table:table-cell>
          <table:table-cell office:value-type="float" office:value="0.631844" calcext:value-type="float">
            <text:p>0.631844</text:p>
          </table:table-cell>
          <table:table-cell office:value-type="float" office:value="0.466829" calcext:value-type="float">
            <text:p>0.466829</text:p>
          </table:table-cell>
          <table:table-cell office:value-type="float" office:value="0.43103" calcext:value-type="float">
            <text:p>0.43103</text:p>
          </table:table-cell>
          <table:table-cell office:value-type="float" office:value="3.35069" calcext:value-type="float">
            <text:p>3.35069</text:p>
          </table:table-cell>
          <table:table-cell office:value-type="float" office:value="0.610222" calcext:value-type="float">
            <text:p>0.610222</text:p>
          </table:table-cell>
          <table:table-cell table:number-columns-repeated="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office:value-type="float" office:value="0.767639" calcext:value-type="float">
            <text:p>0.767639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468355" calcext:value-type="float">
            <text:p>0.468355</text:p>
          </table:table-cell>
          <table:table-cell office:value-type="float" office:value="0.449646" calcext:value-type="float">
            <text:p>0.449646</text:p>
          </table:table-cell>
          <table:table-cell office:value-type="float" office:value="3.27271" calcext:value-type="float">
            <text:p>3.27271</text:p>
          </table:table-cell>
          <table:table-cell office:value-type="float" office:value="0.606781" calcext:value-type="float">
            <text:p>0.606781</text:p>
          </table:table-cell>
          <table:table-cell table:number-columns-repeated="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4" calcext:value-type="float">
            <text:p>14</text:p>
          </table:table-cell>
          <table:table-cell office:value-type="float" office:value="0.772644" calcext:value-type="float">
            <text:p>0.772644</text:p>
          </table:table-cell>
          <table:table-cell office:value-type="float" office:value="0.633982" calcext:value-type="float">
            <text:p>0.633982</text:p>
          </table:table-cell>
          <table:table-cell office:value-type="float" office:value="0.470245" calcext:value-type="float">
            <text:p>0.470245</text:p>
          </table:table-cell>
          <table:table-cell office:value-type="float" office:value="0.452545" calcext:value-type="float">
            <text:p>0.452545</text:p>
          </table:table-cell>
          <table:table-cell office:value-type="float" office:value="3.27222" calcext:value-type="float">
            <text:p>3.27222</text:p>
          </table:table-cell>
          <table:table-cell office:value-type="float" office:value="0.610014" calcext:value-type="float">
            <text:p>0.610014</text:p>
          </table:table-cell>
          <table:table-cell table:number-columns-repeated="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5" calcext:value-type="float">
            <text:p>15</text:p>
          </table:table-cell>
          <table:table-cell office:value-type="float" office:value="0.770622" calcext:value-type="float">
            <text:p>0.770622</text:p>
          </table:table-cell>
          <table:table-cell office:value-type="float" office:value="0.632187" calcext:value-type="float">
            <text:p>0.632187</text:p>
          </table:table-cell>
          <table:table-cell office:value-type="float" office:value="0.468997" calcext:value-type="float">
            <text:p>0.468997</text:p>
          </table:table-cell>
          <table:table-cell office:value-type="float" office:value="0.449066" calcext:value-type="float">
            <text:p>0.449066</text:p>
          </table:table-cell>
          <table:table-cell office:value-type="float" office:value="3.28059" calcext:value-type="float">
            <text:p>3.28059</text:p>
          </table:table-cell>
          <table:table-cell office:value-type="float" office:value="0.608837" calcext:value-type="float">
            <text:p>0.608837</text:p>
          </table:table-cell>
          <table:table-cell table:number-columns-repeated="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6" calcext:value-type="float">
            <text:p>16</text:p>
          </table:table-cell>
          <table:table-cell office:value-type="float" office:value="0.767393" calcext:value-type="float">
            <text:p>0.767393</text:p>
          </table:table-cell>
          <table:table-cell office:value-type="float" office:value="0.628023" calcext:value-type="float">
            <text:p>0.628023</text:p>
          </table:table-cell>
          <table:table-cell office:value-type="float" office:value="0.464272" calcext:value-type="float">
            <text:p>0.464272</text:p>
          </table:table-cell>
          <table:table-cell office:value-type="float" office:value="0.455067" calcext:value-type="float">
            <text:p>0.455067</text:p>
          </table:table-cell>
          <table:table-cell office:value-type="float" office:value="3.24662" calcext:value-type="float">
            <text:p>3.24662</text:p>
          </table:table-cell>
          <table:table-cell office:value-type="float" office:value="0.607626" calcext:value-type="float">
            <text:p>0.607626</text:p>
          </table:table-cell>
          <table:table-cell table:number-columns-repeated="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7" calcext:value-type="float">
            <text:p>17</text:p>
          </table:table-cell>
          <table:table-cell office:value-type="float" office:value="0.769665" calcext:value-type="float">
            <text:p>0.769665</text:p>
          </table:table-cell>
          <table:table-cell office:value-type="float" office:value="0.63107" calcext:value-type="float">
            <text:p>0.63107</text:p>
          </table:table-cell>
          <table:table-cell office:value-type="float" office:value="0.467203" calcext:value-type="float">
            <text:p>0.467203</text:p>
          </table:table-cell>
          <table:table-cell office:value-type="float" office:value="0.444653" calcext:value-type="float">
            <text:p>0.444653</text:p>
          </table:table-cell>
          <table:table-cell office:value-type="float" office:value="3.29453" calcext:value-type="float">
            <text:p>3.29453</text:p>
          </table:table-cell>
          <table:table-cell office:value-type="float" office:value="0.608953" calcext:value-type="float">
            <text:p>0.608953</text:p>
          </table:table-cell>
          <table:table-cell table:number-columns-repeated="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8" calcext:value-type="float">
            <text:p>18</text:p>
          </table:table-cell>
          <table:table-cell office:value-type="float" office:value="0.772978" calcext:value-type="float">
            <text:p>0.772978</text:p>
          </table:table-cell>
          <table:table-cell office:value-type="float" office:value="0.634641" calcext:value-type="float">
            <text:p>0.634641</text:p>
          </table:table-cell>
          <table:table-cell office:value-type="float" office:value="0.470377" calcext:value-type="float">
            <text:p>0.470377</text:p>
          </table:table-cell>
          <table:table-cell office:value-type="float" office:value="0.440973" calcext:value-type="float">
            <text:p>0.440973</text:p>
          </table:table-cell>
          <table:table-cell office:value-type="float" office:value="3.31865" calcext:value-type="float">
            <text:p>3.31865</text:p>
          </table:table-cell>
          <table:table-cell office:value-type="float" office:value="0.610713" calcext:value-type="float">
            <text:p>0.610713</text:p>
          </table:table-cell>
          <table:table-cell table:number-columns-repeated="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631825" calcext:value-type="float">
            <text:p>0.631825</text:p>
          </table:table-cell>
          <table:table-cell office:value-type="float" office:value="0.467689" calcext:value-type="float">
            <text:p>0.467689</text:p>
          </table:table-cell>
          <table:table-cell office:value-type="float" office:value="0.446943" calcext:value-type="float">
            <text:p>0.446943</text:p>
          </table:table-cell>
          <table:table-cell office:value-type="float" office:value="3.28775" calcext:value-type="float">
            <text:p>3.28775</text:p>
          </table:table-cell>
          <table:table-cell office:value-type="float" office:value="0.609482" calcext:value-type="float">
            <text:p>0.6094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64062" calcext:value-type="float">
            <text:p>0.664062</text:p>
          </table:table-cell>
          <table:table-cell office:value-type="float" office:value="0.451294" calcext:value-type="float">
            <text:p>0.451294</text:p>
          </table:table-cell>
          <table:table-cell office:value-type="float" office:value="0.125" calcext:value-type="float">
            <text:p>0.125</text:p>
          </table:table-cell>
          <table:table-cell office:value-type="float" office:value="6.48074" calcext:value-type="float">
            <text:p>6.48074</text:p>
          </table:table-cell>
          <table:table-cell office:value-type="float" office:value="0.65887" calcext:value-type="float">
            <text:p>0.65887</text:p>
          </table:table-cell>
          <table:table-cell table:number-columns-repeated="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32031" calcext:value-type="float">
            <text:p>0.832031</text:p>
          </table:table-cell>
          <table:table-cell office:value-type="float" office:value="0.725647" calcext:value-type="float">
            <text:p>0.725647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.2956" calcext:value-type="float">
            <text:p>10.2956</text:p>
          </table:table-cell>
          <table:table-cell office:value-type="float" office:value="0.650598" calcext:value-type="float">
            <text:p>0.650598</text:p>
          </table:table-cell>
          <table:table-cell table:number-columns-repeated="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582031" calcext:value-type="float">
            <text:p>0.582031</text:p>
          </table:table-cell>
          <table:table-cell office:value-type="float" office:value="0.38739" calcext:value-type="float">
            <text:p>0.38739</text:p>
          </table:table-cell>
          <table:table-cell office:value-type="float" office:value="0.4375" calcext:value-type="float">
            <text:p>0.4375</text:p>
          </table:table-cell>
          <table:table-cell office:value-type="float" office:value="3.18479" calcext:value-type="float">
            <text:p>3.18479</text:p>
          </table:table-cell>
          <table:table-cell office:value-type="float" office:value="0.618816" calcext:value-type="float">
            <text:p>0.618816</text:p>
          </table:table-cell>
          <table:table-cell table:number-columns-repeated="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0.773438" calcext:value-type="float">
            <text:p>0.773438</text:p>
          </table:table-cell>
          <table:table-cell office:value-type="float" office:value="0.62207" calcext:value-type="float">
            <text:p>0.62207</text:p>
          </table:table-cell>
          <table:table-cell office:value-type="float" office:value="0.444962" calcext:value-type="float">
            <text:p>0.444962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3.82971" calcext:value-type="float">
            <text:p>3.82971</text:p>
          </table:table-cell>
          <table:table-cell office:value-type="float" office:value="0.616715" calcext:value-type="float">
            <text:p>0.616715</text:p>
          </table:table-cell>
          <table:table-cell table:number-columns-repeated="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0.726562" calcext:value-type="float">
            <text:p>0.726562</text:p>
          </table:table-cell>
          <table:table-cell office:value-type="float" office:value="0.555664" calcext:value-type="float">
            <text:p>0.555664</text:p>
          </table:table-cell>
          <table:table-cell office:value-type="float" office:value="0.365829" calcext:value-type="float">
            <text:p>0.365829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2.76199" calcext:value-type="float">
            <text:p>2.76199</text:p>
          </table:table-cell>
          <table:table-cell office:value-type="float" office:value="0.605058" calcext:value-type="float">
            <text:p>0.605058</text:p>
          </table:table-cell>
          <table:table-cell table:number-columns-repeated="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float" office:value="0.847656" calcext:value-type="float">
            <text:p>0.847656</text:p>
          </table:table-cell>
          <table:table-cell office:value-type="float" office:value="0.736328" calcext:value-type="float">
            <text:p>0.736328</text:p>
          </table:table-cell>
          <table:table-cell office:value-type="float" office:value="0.589294" calcext:value-type="float">
            <text:p>0.589294</text:p>
          </table:table-cell>
          <table:table-cell office:value-type="float" office:value="0.304688" calcext:value-type="float">
            <text:p>0.304688</text:p>
          </table:table-cell>
          <table:table-cell office:value-type="float" office:value="4.33974" calcext:value-type="float">
            <text:p>4.33974</text:p>
          </table:table-cell>
          <table:table-cell office:value-type="float" office:value="0.6377" calcext:value-type="float">
            <text:p>0.6377</text:p>
          </table:table-cell>
          <table:table-cell table:number-columns-repeated="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7" calcext:value-type="float">
            <text:p>7</text:p>
          </table:table-cell>
          <table:table-cell office:value-type="float" office:value="0.779297" calcext:value-type="float">
            <text:p>0.779297</text:p>
          </table:table-cell>
          <table:table-cell office:value-type="float" office:value="0.631104" calcext:value-type="float">
            <text:p>0.631104</text:p>
          </table:table-cell>
          <table:table-cell office:value-type="float" office:value="0.450413" calcext:value-type="float">
            <text:p>0.450413</text:p>
          </table:table-cell>
          <table:table-cell office:value-type="float" office:value="0.386719" calcext:value-type="float">
            <text:p>0.386719</text:p>
          </table:table-cell>
          <table:table-cell office:value-type="float" office:value="3.54338" calcext:value-type="float">
            <text:p>3.54338</text:p>
          </table:table-cell>
          <table:table-cell office:value-type="float" office:value="0.623046" calcext:value-type="float">
            <text:p>0.623046</text:p>
          </table:table-cell>
          <table:table-cell table:number-columns-repeated="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" calcext:value-type="float">
            <text:p>8</text:p>
          </table:table-cell>
          <table:table-cell office:value-type="float" office:value="0.774902" calcext:value-type="float">
            <text:p>0.774902</text:p>
          </table:table-cell>
          <table:table-cell office:value-type="float" office:value="0.626038" calcext:value-type="float">
            <text:p>0.626038</text:p>
          </table:table-cell>
          <table:table-cell office:value-type="float" office:value="0.446374" calcext:value-type="float">
            <text:p>0.446374</text:p>
          </table:table-cell>
          <table:table-cell office:value-type="float" office:value="0.44043" calcext:value-type="float">
            <text:p>0.44043</text:p>
          </table:table-cell>
          <table:table-cell office:value-type="float" office:value="3.29718" calcext:value-type="float">
            <text:p>3.29718</text:p>
          </table:table-cell>
          <table:table-cell office:value-type="float" office:value="0.620356" calcext:value-type="float">
            <text:p>0.620356</text:p>
          </table:table-cell>
          <table:table-cell table:number-columns-repeated="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9" calcext:value-type="float">
            <text:p>9</text:p>
          </table:table-cell>
          <table:table-cell office:value-type="float" office:value="0.709717" calcext:value-type="float">
            <text:p>0.709717</text:p>
          </table:table-cell>
          <table:table-cell office:value-type="float" office:value="0.553864" calcext:value-type="float">
            <text:p>0.553864</text:p>
          </table:table-cell>
          <table:table-cell office:value-type="float" office:value="0.385571" calcext:value-type="float">
            <text:p>0.385571</text:p>
          </table:table-cell>
          <table:table-cell office:value-type="float" office:value="0.460449" calcext:value-type="float">
            <text:p>0.460449</text:p>
          </table:table-cell>
          <table:table-cell office:value-type="float" office:value="3.02043" calcext:value-type="float">
            <text:p>3.02043</text:p>
          </table:table-cell>
          <table:table-cell office:value-type="float" office:value="0.581035" calcext:value-type="float">
            <text:p>0.581035</text:p>
          </table:table-cell>
          <table:table-cell table:number-columns-repeated="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0.721191" calcext:value-type="float">
            <text:p>0.721191</text:p>
          </table:table-cell>
          <table:table-cell office:value-type="float" office:value="0.56369" calcext:value-type="float">
            <text:p>0.56369</text:p>
          </table:table-cell>
          <table:table-cell office:value-type="float" office:value="0.388809" calcext:value-type="float">
            <text:p>0.388809</text:p>
          </table:table-cell>
          <table:table-cell office:value-type="float" office:value="0.472656" calcext:value-type="float">
            <text:p>0.472656</text:p>
          </table:table-cell>
          <table:table-cell office:value-type="float" office:value="3.00679" calcext:value-type="float">
            <text:p>3.00679</text:p>
          </table:table-cell>
          <table:table-cell office:value-type="float" office:value="0.592119" calcext:value-type="float">
            <text:p>0.592119</text:p>
          </table:table-cell>
          <table:table-cell table:number-columns-repeated="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" calcext:value-type="float">
            <text:p>11</text:p>
          </table:table-cell>
          <table:table-cell office:value-type="float" office:value="0.728638" calcext:value-type="float">
            <text:p>0.728638</text:p>
          </table:table-cell>
          <table:table-cell office:value-type="float" office:value="0.573837" calcext:value-type="float">
            <text:p>0.573837</text:p>
          </table:table-cell>
          <table:table-cell office:value-type="float" office:value="0.401654" calcext:value-type="float">
            <text:p>0.401654</text:p>
          </table:table-cell>
          <table:table-cell office:value-type="float" office:value="0.532959" calcext:value-type="float">
            <text:p>0.532959</text:p>
          </table:table-cell>
          <table:table-cell office:value-type="float" office:value="2.84844" calcext:value-type="float">
            <text:p>2.84844</text:p>
          </table:table-cell>
          <table:table-cell office:value-type="float" office:value="0.593413" calcext:value-type="float">
            <text:p>0.593413</text:p>
          </table:table-cell>
          <table:table-cell table:number-columns-repeated="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2" calcext:value-type="float">
            <text:p>12</text:p>
          </table:table-cell>
          <table:table-cell office:value-type="float" office:value="0.716248" calcext:value-type="float">
            <text:p>0.716248</text:p>
          </table:table-cell>
          <table:table-cell office:value-type="float" office:value="0.564789" calcext:value-type="float">
            <text:p>0.564789</text:p>
          </table:table-cell>
          <table:table-cell office:value-type="float" office:value="0.398746" calcext:value-type="float">
            <text:p>0.398746</text:p>
          </table:table-cell>
          <table:table-cell office:value-type="float" office:value="0.553345" calcext:value-type="float">
            <text:p>0.553345</text:p>
          </table:table-cell>
          <table:table-cell office:value-type="float" office:value="2.76866" calcext:value-type="float">
            <text:p>2.76866</text:p>
          </table:table-cell>
          <table:table-cell office:value-type="float" office:value="0.58332" calcext:value-type="float">
            <text:p>0.58332</text:p>
          </table:table-cell>
          <table:table-cell table:number-columns-repeated="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3" calcext:value-type="float">
            <text:p>13</text:p>
          </table:table-cell>
          <table:table-cell office:value-type="float" office:value="0.724014" calcext:value-type="float">
            <text:p>0.724014</text:p>
          </table:table-cell>
          <table:table-cell office:value-type="float" office:value="0.572344" calcext:value-type="float">
            <text:p>0.572344</text:p>
          </table:table-cell>
          <table:table-cell office:value-type="float" office:value="0.403443" calcext:value-type="float">
            <text:p>0.403443</text:p>
          </table:table-cell>
          <table:table-cell office:value-type="float" office:value="0.534332" calcext:value-type="float">
            <text:p>0.534332</text:p>
          </table:table-cell>
          <table:table-cell office:value-type="float" office:value="2.84062" calcext:value-type="float">
            <text:p>2.84062</text:p>
          </table:table-cell>
          <table:table-cell office:value-type="float" office:value="0.589469" calcext:value-type="float">
            <text:p>0.589469</text:p>
          </table:table-cell>
          <table:table-cell table:number-columns-repeated="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4" calcext:value-type="float">
            <text:p>14</text:p>
          </table:table-cell>
          <table:table-cell office:value-type="float" office:value="0.731224" calcext:value-type="float">
            <text:p>0.731224</text:p>
          </table:table-cell>
          <table:table-cell office:value-type="float" office:value="0.579192" calcext:value-type="float">
            <text:p>0.579192</text:p>
          </table:table-cell>
          <table:table-cell office:value-type="float" office:value="0.409412" calcext:value-type="float">
            <text:p>0.409412</text:p>
          </table:table-cell>
          <table:table-cell office:value-type="float" office:value="0.514023" calcext:value-type="float">
            <text:p>0.514023</text:p>
          </table:table-cell>
          <table:table-cell office:value-type="float" office:value="2.91792" calcext:value-type="float">
            <text:p>2.91792</text:p>
          </table:table-cell>
          <table:table-cell office:value-type="float" office:value="0.593187" calcext:value-type="float">
            <text:p>0.593187</text:p>
          </table:table-cell>
          <table:table-cell table:number-columns-repeated="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5" calcext:value-type="float">
            <text:p>15</text:p>
          </table:table-cell>
          <table:table-cell office:value-type="float" office:value="0.728951" calcext:value-type="float">
            <text:p>0.728951</text:p>
          </table:table-cell>
          <table:table-cell office:value-type="float" office:value="0.576814" calcext:value-type="float">
            <text:p>0.576814</text:p>
          </table:table-cell>
          <table:table-cell office:value-type="float" office:value="0.406423" calcext:value-type="float">
            <text:p>0.406423</text:p>
          </table:table-cell>
          <table:table-cell office:value-type="float" office:value="0.532028" calcext:value-type="float">
            <text:p>0.532028</text:p>
          </table:table-cell>
          <table:table-cell office:value-type="float" office:value="2.85892" calcext:value-type="float">
            <text:p>2.85892</text:p>
          </table:table-cell>
          <table:table-cell office:value-type="float" office:value="0.59282" calcext:value-type="float">
            <text:p>0.59282</text:p>
          </table:table-cell>
          <table:table-cell table:number-columns-repeated="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6" calcext:value-type="float">
            <text:p>16</text:p>
          </table:table-cell>
          <table:table-cell office:value-type="float" office:value="0.72788" calcext:value-type="float">
            <text:p>0.72788</text:p>
          </table:table-cell>
          <table:table-cell office:value-type="float" office:value="0.576317" calcext:value-type="float">
            <text:p>0.576317</text:p>
          </table:table-cell>
          <table:table-cell office:value-type="float" office:value="0.407457" calcext:value-type="float">
            <text:p>0.407457</text:p>
          </table:table-cell>
          <table:table-cell office:value-type="float" office:value="0.533573" calcext:value-type="float">
            <text:p>0.533573</text:p>
          </table:table-cell>
          <table:table-cell office:value-type="float" office:value="2.85322" calcext:value-type="float">
            <text:p>2.85322</text:p>
          </table:table-cell>
          <table:table-cell office:value-type="float" office:value="0.591081" calcext:value-type="float">
            <text:p>0.591081</text:p>
          </table:table-cell>
          <table:table-cell table:number-columns-repeated="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7" calcext:value-type="float">
            <text:p>17</text:p>
          </table:table-cell>
          <table:table-cell office:value-type="float" office:value="0.729724" calcext:value-type="float">
            <text:p>0.729724</text:p>
          </table:table-cell>
          <table:table-cell office:value-type="float" office:value="0.578548" calcext:value-type="float">
            <text:p>0.578548</text:p>
          </table:table-cell>
          <table:table-cell office:value-type="float" office:value="0.409421" calcext:value-type="float">
            <text:p>0.409421</text:p>
          </table:table-cell>
          <table:table-cell office:value-type="float" office:value="0.525694" calcext:value-type="float">
            <text:p>0.525694</text:p>
          </table:table-cell>
          <table:table-cell office:value-type="float" office:value="2.88172" calcext:value-type="float">
            <text:p>2.88172</text:p>
          </table:table-cell>
          <table:table-cell office:value-type="float" office:value="0.592272" calcext:value-type="float">
            <text:p>0.592272</text:p>
          </table:table-cell>
          <table:table-cell table:number-columns-repeated="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8" calcext:value-type="float">
            <text:p>18</text:p>
          </table:table-cell>
          <table:table-cell office:value-type="float" office:value="0.728285" calcext:value-type="float">
            <text:p>0.728285</text:p>
          </table:table-cell>
          <table:table-cell office:value-type="float" office:value="0.576734" calcext:value-type="float">
            <text:p>0.576734</text:p>
          </table:table-cell>
          <table:table-cell office:value-type="float" office:value="0.407546" calcext:value-type="float">
            <text:p>0.407546</text:p>
          </table:table-cell>
          <table:table-cell office:value-type="float" office:value="0.526858" calcext:value-type="float">
            <text:p>0.526858</text:p>
          </table:table-cell>
          <table:table-cell office:value-type="float" office:value="2.87356" calcext:value-type="float">
            <text:p>2.87356</text:p>
          </table:table-cell>
          <table:table-cell office:value-type="float" office:value="0.591583" calcext:value-type="float">
            <text:p>0.591583</text:p>
          </table:table-cell>
          <table:table-cell table:number-columns-repeated="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  <table:table-cell office:value-type="float" office:value="0.726387" calcext:value-type="float">
            <text:p>0.726387</text:p>
          </table:table-cell>
          <table:table-cell office:value-type="float" office:value="0.574312" calcext:value-type="float">
            <text:p>0.574312</text:p>
          </table:table-cell>
          <table:table-cell office:value-type="float" office:value="0.405101" calcext:value-type="float">
            <text:p>0.405101</text:p>
          </table:table-cell>
          <table:table-cell office:value-type="float" office:value="0.529461" calcext:value-type="float">
            <text:p>0.529461</text:p>
          </table:table-cell>
          <table:table-cell office:value-type="float" office:value="2.85967" calcext:value-type="float">
            <text:p>2.85967</text:p>
          </table:table-cell>
          <table:table-cell office:value-type="float" office:value="0.590602" calcext:value-type="float">
            <text:p>0.5906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76562" calcext:value-type="float">
            <text:p>0.476562</text:p>
          </table:table-cell>
          <table:table-cell office:value-type="float" office:value="0.234497" calcext:value-type="float">
            <text:p>0.234497</text:p>
          </table:table-cell>
          <table:table-cell office:value-type="float" office:value="0.375" calcext:value-type="float">
            <text:p>0.375</text:p>
          </table:table-cell>
          <table:table-cell office:value-type="float" office:value="3.10913" calcext:value-type="float">
            <text:p>3.10913</text:p>
          </table:table-cell>
          <table:table-cell office:value-type="float" office:value="0.655827" calcext:value-type="float">
            <text:p>0.655827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621094" calcext:value-type="float">
            <text:p>0.621094</text:p>
          </table:table-cell>
          <table:table-cell office:value-type="float" office:value="0.410339" calcext:value-type="float">
            <text:p>0.410339</text:p>
          </table:table-cell>
          <table:table-cell office:value-type="float" office:value="0.1875" calcext:value-type="float">
            <text:p>0.1875</text:p>
          </table:table-cell>
          <table:table-cell office:value-type="float" office:value="5.09902" calcext:value-type="float">
            <text:p>5.09902</text:p>
          </table:table-cell>
          <table:table-cell office:value-type="float" office:value="0.645425" calcext:value-type="float">
            <text:p>0.645425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603516" calcext:value-type="float">
            <text:p>0.603516</text:p>
          </table:table-cell>
          <table:table-cell office:value-type="float" office:value="0.399078" calcext:value-type="float">
            <text:p>0.399078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3.1305" calcext:value-type="float">
            <text:p>3.1305</text:p>
          </table:table-cell>
          <table:table-cell office:value-type="float" office:value="0.634776" calcext:value-type="float">
            <text:p>0.634776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757812" calcext:value-type="float">
            <text:p>0.757812</text:p>
          </table:table-cell>
          <table:table-cell office:value-type="float" office:value="0.586914" calcext:value-type="float">
            <text:p>0.586914</text:p>
          </table:table-cell>
          <table:table-cell office:value-type="float" office:value="0.373367" calcext:value-type="float">
            <text:p>0.373367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3.54475" calcext:value-type="float">
            <text:p>3.54475</text:p>
          </table:table-cell>
          <table:table-cell office:value-type="float" office:value="0.638702" calcext:value-type="float">
            <text:p>0.638702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85938" calcext:value-type="float">
            <text:p>0.585938</text:p>
          </table:table-cell>
          <table:table-cell office:value-type="float" office:value="0.458984" calcext:value-type="float">
            <text:p>0.458984</text:p>
          </table:table-cell>
          <table:table-cell office:value-type="float" office:value="0.348663" calcext:value-type="float">
            <text:p>0.348663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2.98329" calcext:value-type="float">
            <text:p>2.98329</text:p>
          </table:table-cell>
          <table:table-cell office:value-type="float" office:value="0.448317" calcext:value-type="float">
            <text:p>0.448317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621094" calcext:value-type="float">
            <text:p>0.621094</text:p>
          </table:table-cell>
          <table:table-cell office:value-type="float" office:value="0.432617" calcext:value-type="float">
            <text:p>0.432617</text:p>
          </table:table-cell>
          <table:table-cell office:value-type="float" office:value="0.255829" calcext:value-type="float">
            <text:p>0.255829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2.1849" calcext:value-type="float">
            <text:p>2.1849</text:p>
          </table:table-cell>
          <table:table-cell office:value-type="float" office:value="0.544361" calcext:value-type="float">
            <text:p>0.544361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802734" calcext:value-type="float">
            <text:p>0.802734</text:p>
          </table:table-cell>
          <table:table-cell office:value-type="float" office:value="0.659668" calcext:value-type="float">
            <text:p>0.659668</text:p>
          </table:table-cell>
          <table:table-cell office:value-type="float" office:value="0.472328" calcext:value-type="float">
            <text:p>0.472328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3.53417" calcext:value-type="float">
            <text:p>3.53417</text:p>
          </table:table-cell>
          <table:table-cell office:value-type="float" office:value="0.638197" calcext:value-type="float">
            <text:p>0.638197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0.646484" calcext:value-type="float">
            <text:p>0.646484</text:p>
          </table:table-cell>
          <table:table-cell office:value-type="float" office:value="0.479492" calcext:value-type="float">
            <text:p>0.479492</text:p>
          </table:table-cell>
          <table:table-cell office:value-type="float" office:value="0.318737" calcext:value-type="float">
            <text:p>0.318737</text:p>
          </table:table-cell>
          <table:table-cell office:value-type="float" office:value="0.832031" calcext:value-type="float">
            <text:p>0.832031</text:p>
          </table:table-cell>
          <table:table-cell office:value-type="float" office:value="2.02739" calcext:value-type="float">
            <text:p>2.02739</text:p>
          </table:table-cell>
          <table:table-cell office:value-type="float" office:value="0.537887" calcext:value-type="float">
            <text:p>0.537887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float" office:value="0.701904" calcext:value-type="float">
            <text:p>0.701904</text:p>
          </table:table-cell>
          <table:table-cell office:value-type="float" office:value="0.543182" calcext:value-type="float">
            <text:p>0.543182</text:p>
          </table:table-cell>
          <table:table-cell office:value-type="float" office:value="0.369932" calcext:value-type="float">
            <text:p>0.369932</text:p>
          </table:table-cell>
          <table:table-cell office:value-type="float" office:value="0.646973" calcext:value-type="float">
            <text:p>0.646973</text:p>
          </table:table-cell>
          <table:table-cell office:value-type="float" office:value="2.49331" calcext:value-type="float">
            <text:p>2.49331</text:p>
          </table:table-cell>
          <table:table-cell office:value-type="float" office:value="0.582065" calcext:value-type="float">
            <text:p>0.582065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0.677856" calcext:value-type="float">
            <text:p>0.677856</text:p>
          </table:table-cell>
          <table:table-cell office:value-type="float" office:value="0.512833" calcext:value-type="float">
            <text:p>0.512833</text:p>
          </table:table-cell>
          <table:table-cell office:value-type="float" office:value="0.341062" calcext:value-type="float">
            <text:p>0.341062</text:p>
          </table:table-cell>
          <table:table-cell office:value-type="float" office:value="0.631104" calcext:value-type="float">
            <text:p>0.631104</text:p>
          </table:table-cell>
          <table:table-cell office:value-type="float" office:value="2.44965" calcext:value-type="float">
            <text:p>2.44965</text:p>
          </table:table-cell>
          <table:table-cell office:value-type="float" office:value="0.567725" calcext:value-type="float">
            <text:p>0.567725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0.699951" calcext:value-type="float">
            <text:p>0.699951</text:p>
          </table:table-cell>
          <table:table-cell office:value-type="float" office:value="0.538666" calcext:value-type="float">
            <text:p>0.538666</text:p>
          </table:table-cell>
          <table:table-cell office:value-type="float" office:value="0.366276" calcext:value-type="float">
            <text:p>0.366276</text:p>
          </table:table-cell>
          <table:table-cell office:value-type="float" office:value="0.548584" calcext:value-type="float">
            <text:p>0.548584</text:p>
          </table:table-cell>
          <table:table-cell office:value-type="float" office:value="2.71208" calcext:value-type="float">
            <text:p>2.71208</text:p>
          </table:table-cell>
          <table:table-cell office:value-type="float" office:value="0.579226" calcext:value-type="float">
            <text:p>0.579226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693329" calcext:value-type="float">
            <text:p>0.693329</text:p>
          </table:table-cell>
          <table:table-cell office:value-type="float" office:value="0.531162" calcext:value-type="float">
            <text:p>0.531162</text:p>
          </table:table-cell>
          <table:table-cell office:value-type="float" office:value="0.35821" calcext:value-type="float">
            <text:p>0.35821</text:p>
          </table:table-cell>
          <table:table-cell office:value-type="float" office:value="0.57196" calcext:value-type="float">
            <text:p>0.57196</text:p>
          </table:table-cell>
          <table:table-cell office:value-type="float" office:value="2.63237" calcext:value-type="float">
            <text:p>2.63237</text:p>
          </table:table-cell>
          <table:table-cell office:value-type="float" office:value="0.576784" calcext:value-type="float">
            <text:p>0.576784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  <table:table-cell office:value-type="float" office:value="0.676651" calcext:value-type="float">
            <text:p>0.676651</text:p>
          </table:table-cell>
          <table:table-cell office:value-type="float" office:value="0.514002" calcext:value-type="float">
            <text:p>0.514002</text:p>
          </table:table-cell>
          <table:table-cell office:value-type="float" office:value="0.345102" calcext:value-type="float">
            <text:p>0.345102</text:p>
          </table:table-cell>
          <table:table-cell office:value-type="float" office:value="0.604156" calcext:value-type="float">
            <text:p>0.604156</text:p>
          </table:table-cell>
          <table:table-cell office:value-type="float" office:value="2.51122" calcext:value-type="float">
            <text:p>2.51122</text:p>
          </table:table-cell>
          <table:table-cell office:value-type="float" office:value="0.564592" calcext:value-type="float">
            <text:p>0.564592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office:value-type="float" office:value="0.677704" calcext:value-type="float">
            <text:p>0.677704</text:p>
          </table:table-cell>
          <table:table-cell office:value-type="float" office:value="0.515087" calcext:value-type="float">
            <text:p>0.515087</text:p>
          </table:table-cell>
          <table:table-cell office:value-type="float" office:value="0.346254" calcext:value-type="float">
            <text:p>0.346254</text:p>
          </table:table-cell>
          <table:table-cell office:value-type="float" office:value="0.59317" calcext:value-type="float">
            <text:p>0.59317</text:p>
          </table:table-cell>
          <table:table-cell office:value-type="float" office:value="2.53908" calcext:value-type="float">
            <text:p>2.53908</text:p>
          </table:table-cell>
          <table:table-cell office:value-type="float" office:value="0.564977" calcext:value-type="float">
            <text:p>0.564977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float" office:value="0.679756" calcext:value-type="float">
            <text:p>0.679756</text:p>
          </table:table-cell>
          <table:table-cell office:value-type="float" office:value="0.517585" calcext:value-type="float">
            <text:p>0.517585</text:p>
          </table:table-cell>
          <table:table-cell office:value-type="float" office:value="0.347786" calcext:value-type="float">
            <text:p>0.347786</text:p>
          </table:table-cell>
          <table:table-cell office:value-type="float" office:value="0.632355" calcext:value-type="float">
            <text:p>0.632355</text:p>
          </table:table-cell>
          <table:table-cell office:value-type="float" office:value="2.45927" calcext:value-type="float">
            <text:p>2.45927</text:p>
          </table:table-cell>
          <table:table-cell office:value-type="float" office:value="0.567259" calcext:value-type="float">
            <text:p>0.567259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float" office:value="0.684582" calcext:value-type="float">
            <text:p>0.684582</text:p>
          </table:table-cell>
          <table:table-cell office:value-type="float" office:value="0.52239" calcext:value-type="float">
            <text:p>0.52239</text:p>
          </table:table-cell>
          <table:table-cell office:value-type="float" office:value="0.351742" calcext:value-type="float">
            <text:p>0.351742</text:p>
          </table:table-cell>
          <table:table-cell office:value-type="float" office:value="0.614883" calcext:value-type="float">
            <text:p>0.614883</text:p>
          </table:table-cell>
          <table:table-cell office:value-type="float" office:value="2.5093" calcext:value-type="float">
            <text:p>2.5093</text:p>
          </table:table-cell>
          <table:table-cell office:value-type="float" office:value="0.570353" calcext:value-type="float">
            <text:p>0.570353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" calcext:value-type="float">
            <text:p>17</text:p>
          </table:table-cell>
          <table:table-cell office:value-type="float" office:value="0.679247" calcext:value-type="float">
            <text:p>0.679247</text:p>
          </table:table-cell>
          <table:table-cell office:value-type="float" office:value="0.516124" calcext:value-type="float">
            <text:p>0.516124</text:p>
          </table:table-cell>
          <table:table-cell office:value-type="float" office:value="0.345806" calcext:value-type="float">
            <text:p>0.345806</text:p>
          </table:table-cell>
          <table:table-cell office:value-type="float" office:value="0.616177" calcext:value-type="float">
            <text:p>0.616177</text:p>
          </table:table-cell>
          <table:table-cell office:value-type="float" office:value="2.49018" calcext:value-type="float">
            <text:p>2.49018</text:p>
          </table:table-cell>
          <table:table-cell office:value-type="float" office:value="0.567285" calcext:value-type="float">
            <text:p>0.567285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0.681224" calcext:value-type="float">
            <text:p>0.681224</text:p>
          </table:table-cell>
          <table:table-cell office:value-type="float" office:value="0.518158" calcext:value-type="float">
            <text:p>0.518158</text:p>
          </table:table-cell>
          <table:table-cell office:value-type="float" office:value="0.347239" calcext:value-type="float">
            <text:p>0.347239</text:p>
          </table:table-cell>
          <table:table-cell office:value-type="float" office:value="0.619294" calcext:value-type="float">
            <text:p>0.619294</text:p>
          </table:table-cell>
          <table:table-cell office:value-type="float" office:value="2.48868" calcext:value-type="float">
            <text:p>2.48868</text:p>
          </table:table-cell>
          <table:table-cell office:value-type="float" office:value="0.568894" calcext:value-type="float">
            <text:p>0.568894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  <table:table-cell office:value-type="float" office:value="0.682971" calcext:value-type="float">
            <text:p>0.682971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350025" calcext:value-type="float">
            <text:p>0.350025</text:p>
          </table:table-cell>
          <table:table-cell office:value-type="float" office:value="0.612512" calcext:value-type="float">
            <text:p>0.612512</text:p>
          </table:table-cell>
          <table:table-cell office:value-type="float" office:value="2.50989" calcext:value-type="float">
            <text:p>2.50989</text:p>
          </table:table-cell>
          <table:table-cell office:value-type="float" office:value="0.569504" calcext:value-type="float">
            <text:p>0.5695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64062" calcext:value-type="float">
            <text:p>0.664062</text:p>
          </table:table-cell>
          <table:table-cell office:value-type="float" office:value="0.451294" calcext:value-type="float">
            <text:p>0.451294</text:p>
          </table:table-cell>
          <table:table-cell office:value-type="float" office:value="0.375" calcext:value-type="float">
            <text:p>0.375</text:p>
          </table:table-cell>
          <table:table-cell office:value-type="float" office:value="3.69685" calcext:value-type="float">
            <text:p>3.69685</text:p>
          </table:table-cell>
          <table:table-cell office:value-type="float" office:value="0.65887" calcext:value-type="float">
            <text:p>0.65887</text:p>
          </table:table-cell>
          <table:table-cell table:number-columns-repeated="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441406" calcext:value-type="float">
            <text:p>0.441406</text:p>
          </table:table-cell>
          <table:table-cell office:value-type="float" office:value="0.211975" calcext:value-type="float">
            <text:p>0.2119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2.4037" calcext:value-type="float">
            <text:p>2.4037</text:p>
          </table:table-cell>
          <table:table-cell office:value-type="float" office:value="0.637351" calcext:value-type="float">
            <text:p>0.637351</text:p>
          </table:table-cell>
          <table:table-cell table:number-columns-repeated="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353516" calcext:value-type="float">
            <text:p>0.353516</text:p>
          </table:table-cell>
          <table:table-cell office:value-type="float" office:value="0.149078" calcext:value-type="float">
            <text:p>0.149078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2.19625" calcext:value-type="float">
            <text:p>2.19625</text:p>
          </table:table-cell>
          <table:table-cell office:value-type="float" office:value="0.602373" calcext:value-type="float">
            <text:p>0.602373</text:p>
          </table:table-cell>
          <table:table-cell table:number-columns-repeated="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" calcext:value-type="float">
            <text:p>4</text:p>
          </table:table-cell>
          <table:table-cell office:value-type="float" office:value="0.617188" calcext:value-type="float">
            <text:p>0.617188</text:p>
          </table:table-cell>
          <table:table-cell office:value-type="float" office:value="0.430664" calcext:value-type="float">
            <text:p>0.430664</text:p>
          </table:table-cell>
          <table:table-cell office:value-type="float" office:value="0.244034" calcext:value-type="float">
            <text:p>0.244034</text:p>
          </table:table-cell>
          <table:table-cell office:value-type="float" office:value="1.04688" calcext:value-type="float">
            <text:p>1.04688</text:p>
          </table:table-cell>
          <table:table-cell office:value-type="float" office:value="1.67064" calcext:value-type="float">
            <text:p>1.67064</text:p>
          </table:table-cell>
          <table:table-cell office:value-type="float" office:value="0.561417" calcext:value-type="float">
            <text:p>0.561417</text:p>
          </table:table-cell>
          <table:table-cell table:number-columns-repeated="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0.714844" calcext:value-type="float">
            <text:p>0.714844</text:p>
          </table:table-cell>
          <table:table-cell office:value-type="float" office:value="0.539551" calcext:value-type="float">
            <text:p>0.539551</text:p>
          </table:table-cell>
          <table:table-cell office:value-type="float" office:value="0.348274" calcext:value-type="float">
            <text:p>0.348274</text:p>
          </table:table-cell>
          <table:table-cell office:value-type="float" office:value="0.539062" calcext:value-type="float">
            <text:p>0.539062</text:p>
          </table:table-cell>
          <table:table-cell office:value-type="float" office:value="2.73994" calcext:value-type="float">
            <text:p>2.73994</text:p>
          </table:table-cell>
          <table:table-cell office:value-type="float" office:value="0.601218" calcext:value-type="float">
            <text:p>0.601218</text:p>
          </table:table-cell>
          <table:table-cell table:number-columns-repeated="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" calcext:value-type="float">
            <text:p>6</text:p>
          </table:table-cell>
          <table:table-cell office:value-type="float" office:value="0.683594" calcext:value-type="float">
            <text:p>0.683594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373047" calcext:value-type="float">
            <text:p>0.373047</text:p>
          </table:table-cell>
          <table:table-cell office:value-type="float" office:value="0.625" calcext:value-type="float">
            <text:p>0.625</text:p>
          </table:table-cell>
          <table:table-cell office:value-type="float" office:value="2.50998" calcext:value-type="float">
            <text:p>2.50998</text:p>
          </table:table-cell>
          <table:table-cell office:value-type="float" office:value="0.5594" calcext:value-type="float">
            <text:p>0.5594</text:p>
          </table:table-cell>
          <table:table-cell table:number-columns-repeated="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7" calcext:value-type="float">
            <text:p>7</text:p>
          </table:table-cell>
          <table:table-cell office:value-type="float" office:value="0.661133" calcext:value-type="float">
            <text:p>0.661133</text:p>
          </table:table-cell>
          <table:table-cell office:value-type="float" office:value="0.481812" calcext:value-type="float">
            <text:p>0.481812</text:p>
          </table:table-cell>
          <table:table-cell office:value-type="float" office:value="0.292784" calcext:value-type="float">
            <text:p>0.292784</text:p>
          </table:table-cell>
          <table:table-cell office:value-type="float" office:value="0.490234" calcext:value-type="float">
            <text:p>0.490234</text:p>
          </table:table-cell>
          <table:table-cell office:value-type="float" office:value="2.7134" calcext:value-type="float">
            <text:p>2.7134</text:p>
          </table:table-cell>
          <table:table-cell office:value-type="float" office:value="0.579592" calcext:value-type="float">
            <text:p>0.579592</text:p>
          </table:table-cell>
          <table:table-cell table:number-columns-repeated="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8" calcext:value-type="float">
            <text:p>8</text:p>
          </table:table-cell>
          <table:table-cell office:value-type="float" office:value="0.656738" calcext:value-type="float">
            <text:p>0.656738</text:p>
          </table:table-cell>
          <table:table-cell office:value-type="float" office:value="0.481995" calcext:value-type="float">
            <text:p>0.481995</text:p>
          </table:table-cell>
          <table:table-cell office:value-type="float" office:value="0.31033" calcext:value-type="float">
            <text:p>0.31033</text:p>
          </table:table-cell>
          <table:table-cell office:value-type="float" office:value="0.588867" calcext:value-type="float">
            <text:p>0.588867</text:p>
          </table:table-cell>
          <table:table-cell office:value-type="float" office:value="2.45929" calcext:value-type="float">
            <text:p>2.45929</text:p>
          </table:table-cell>
          <table:table-cell office:value-type="float" office:value="0.554735" calcext:value-type="float">
            <text:p>0.554735</text:p>
          </table:table-cell>
          <table:table-cell table:number-columns-repeated="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9" calcext:value-type="float">
            <text:p>9</text:p>
          </table:table-cell>
          <table:table-cell office:value-type="float" office:value="0.654785" calcext:value-type="float">
            <text:p>0.654785</text:p>
          </table:table-cell>
          <table:table-cell office:value-type="float" office:value="0.48175" calcext:value-type="float">
            <text:p>0.48175</text:p>
          </table:table-cell>
          <table:table-cell office:value-type="float" office:value="0.310046" calcext:value-type="float">
            <text:p>0.310046</text:p>
          </table:table-cell>
          <table:table-cell office:value-type="float" office:value="0.697266" calcext:value-type="float">
            <text:p>0.697266</text:p>
          </table:table-cell>
          <table:table-cell office:value-type="float" office:value="2.24217" calcext:value-type="float">
            <text:p>2.24217</text:p>
          </table:table-cell>
          <table:table-cell office:value-type="float" office:value="0.554692" calcext:value-type="float">
            <text:p>0.554692</text:p>
          </table:table-cell>
          <table:table-cell table:number-columns-repeated="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office:value-type="float" office:value="0.647217" calcext:value-type="float">
            <text:p>0.647217</text:p>
          </table:table-cell>
          <table:table-cell office:value-type="float" office:value="0.478394" calcext:value-type="float">
            <text:p>0.478394</text:p>
          </table:table-cell>
          <table:table-cell office:value-type="float" office:value="0.308297" calcext:value-type="float">
            <text:p>0.308297</text:p>
          </table:table-cell>
          <table:table-cell office:value-type="float" office:value="0.619141" calcext:value-type="float">
            <text:p>0.619141</text:p>
          </table:table-cell>
          <table:table-cell office:value-type="float" office:value="2.38357" calcext:value-type="float">
            <text:p>2.38357</text:p>
          </table:table-cell>
          <table:table-cell office:value-type="float" office:value="0.550968" calcext:value-type="float">
            <text:p>0.550968</text:p>
          </table:table-cell>
          <table:table-cell table:number-columns-repeated="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" calcext:value-type="float">
            <text:p>11</text:p>
          </table:table-cell>
          <table:table-cell office:value-type="float" office:value="0.656006" calcext:value-type="float">
            <text:p>0.656006</text:p>
          </table:table-cell>
          <table:table-cell office:value-type="float" office:value="0.485489" calcext:value-type="float">
            <text:p>0.485489</text:p>
          </table:table-cell>
          <table:table-cell office:value-type="float" office:value="0.311612" calcext:value-type="float">
            <text:p>0.311612</text:p>
          </table:table-cell>
          <table:table-cell office:value-type="float" office:value="0.632812" calcext:value-type="float">
            <text:p>0.632812</text:p>
          </table:table-cell>
          <table:table-cell office:value-type="float" office:value="2.37435" calcext:value-type="float">
            <text:p>2.37435</text:p>
          </table:table-cell>
          <table:table-cell office:value-type="float" office:value="0.559308" calcext:value-type="float">
            <text:p>0.559308</text:p>
          </table:table-cell>
          <table:table-cell table:number-columns-repeated="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2" calcext:value-type="float">
            <text:p>12</text:p>
          </table:table-cell>
          <table:table-cell office:value-type="float" office:value="0.639587" calcext:value-type="float">
            <text:p>0.639587</text:p>
          </table:table-cell>
          <table:table-cell office:value-type="float" office:value="0.467415" calcext:value-type="float">
            <text:p>0.467415</text:p>
          </table:table-cell>
          <table:table-cell office:value-type="float" office:value="0.296309" calcext:value-type="float">
            <text:p>0.296309</text:p>
          </table:table-cell>
          <table:table-cell office:value-type="float" office:value="0.694092" calcext:value-type="float">
            <text:p>0.694092</text:p>
          </table:table-cell>
          <table:table-cell office:value-type="float" office:value="2.21074" calcext:value-type="float">
            <text:p>2.21074</text:p>
          </table:table-cell>
          <table:table-cell office:value-type="float" office:value="0.547917" calcext:value-type="float">
            <text:p>0.547917</text:p>
          </table:table-cell>
          <table:table-cell table:number-columns-repeated="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3" calcext:value-type="float">
            <text:p>13</text:p>
          </table:table-cell>
          <table:table-cell office:value-type="float" office:value="0.631363" calcext:value-type="float">
            <text:p>0.631363</text:p>
          </table:table-cell>
          <table:table-cell office:value-type="float" office:value="0.457998" calcext:value-type="float">
            <text:p>0.457998</text:p>
          </table:table-cell>
          <table:table-cell office:value-type="float" office:value="0.287752" calcext:value-type="float">
            <text:p>0.287752</text:p>
          </table:table-cell>
          <table:table-cell office:value-type="float" office:value="0.691071" calcext:value-type="float">
            <text:p>0.691071</text:p>
          </table:table-cell>
          <table:table-cell office:value-type="float" office:value="2.19132" calcext:value-type="float">
            <text:p>2.19132</text:p>
          </table:table-cell>
          <table:table-cell office:value-type="float" office:value="0.542734" calcext:value-type="float">
            <text:p>0.542734</text:p>
          </table:table-cell>
          <table:table-cell table:number-columns-repeated="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4" calcext:value-type="float">
            <text:p>14</text:p>
          </table:table-cell>
          <table:table-cell office:value-type="float" office:value="0.632607" calcext:value-type="float">
            <text:p>0.632607</text:p>
          </table:table-cell>
          <table:table-cell office:value-type="float" office:value="0.460588" calcext:value-type="float">
            <text:p>0.460588</text:p>
          </table:table-cell>
          <table:table-cell office:value-type="float" office:value="0.291522" calcext:value-type="float">
            <text:p>0.291522</text:p>
          </table:table-cell>
          <table:table-cell office:value-type="float" office:value="0.722244" calcext:value-type="float">
            <text:p>0.722244</text:p>
          </table:table-cell>
          <table:table-cell office:value-type="float" office:value="2.14517" calcext:value-type="float">
            <text:p>2.14517</text:p>
          </table:table-cell>
          <table:table-cell office:value-type="float" office:value="0.541937" calcext:value-type="float">
            <text:p>0.541937</text:p>
          </table:table-cell>
          <table:table-cell table:number-columns-repeated="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5" calcext:value-type="float">
            <text:p>15</text:p>
          </table:table-cell>
          <table:table-cell office:value-type="float" office:value="0.634163" calcext:value-type="float">
            <text:p>0.634163</text:p>
          </table:table-cell>
          <table:table-cell office:value-type="float" office:value="0.463289" calcext:value-type="float">
            <text:p>0.463289</text:p>
          </table:table-cell>
          <table:table-cell office:value-type="float" office:value="0.295405" calcext:value-type="float">
            <text:p>0.295405</text:p>
          </table:table-cell>
          <table:table-cell office:value-type="float" office:value="0.694885" calcext:value-type="float">
            <text:p>0.694885</text:p>
          </table:table-cell>
          <table:table-cell office:value-type="float" office:value="2.19857" calcext:value-type="float">
            <text:p>2.19857</text:p>
          </table:table-cell>
          <table:table-cell office:value-type="float" office:value="0.541233" calcext:value-type="float">
            <text:p>0.541233</text:p>
          </table:table-cell>
          <table:table-cell table:number-columns-repeated="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6" calcext:value-type="float">
            <text:p>16</text:p>
          </table:table-cell>
          <table:table-cell office:value-type="float" office:value="0.638716" calcext:value-type="float">
            <text:p>0.638716</text:p>
          </table:table-cell>
          <table:table-cell office:value-type="float" office:value="0.468762" calcext:value-type="float">
            <text:p>0.468762</text:p>
          </table:table-cell>
          <table:table-cell office:value-type="float" office:value="0.300128" calcext:value-type="float">
            <text:p>0.300128</text:p>
          </table:table-cell>
          <table:table-cell office:value-type="float" office:value="0.696514" calcext:value-type="float">
            <text:p>0.696514</text:p>
          </table:table-cell>
          <table:table-cell office:value-type="float" office:value="2.21" calcext:value-type="float">
            <text:p>2.21</text:p>
          </table:table-cell>
          <table:table-cell office:value-type="float" office:value="0.544719" calcext:value-type="float">
            <text:p>0.544719</text:p>
          </table:table-cell>
          <table:table-cell table:number-columns-repeated="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7" calcext:value-type="float">
            <text:p>17</text:p>
          </table:table-cell>
          <table:table-cell office:value-type="float" office:value="0.637722" calcext:value-type="float">
            <text:p>0.637722</text:p>
          </table:table-cell>
          <table:table-cell office:value-type="float" office:value="0.466988" calcext:value-type="float">
            <text:p>0.466988</text:p>
          </table:table-cell>
          <table:table-cell office:value-type="float" office:value="0.298113" calcext:value-type="float">
            <text:p>0.298113</text:p>
          </table:table-cell>
          <table:table-cell office:value-type="float" office:value="0.693756" calcext:value-type="float">
            <text:p>0.693756</text:p>
          </table:table-cell>
          <table:table-cell office:value-type="float" office:value="2.21021" calcext:value-type="float">
            <text:p>2.21021</text:p>
          </table:table-cell>
          <table:table-cell office:value-type="float" office:value="0.544331" calcext:value-type="float">
            <text:p>0.544331</text:p>
          </table:table-cell>
          <table:table-cell table:number-columns-repeated="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8" calcext:value-type="float">
            <text:p>18</text:p>
          </table:table-cell>
          <table:table-cell office:value-type="float" office:value="0.636711" calcext:value-type="float">
            <text:p>0.636711</text:p>
          </table:table-cell>
          <table:table-cell office:value-type="float" office:value="0.466103" calcext:value-type="float">
            <text:p>0.466103</text:p>
          </table:table-cell>
          <table:table-cell office:value-type="float" office:value="0.297441" calcext:value-type="float">
            <text:p>0.297441</text:p>
          </table:table-cell>
          <table:table-cell office:value-type="float" office:value="0.696888" calcext:value-type="float">
            <text:p>0.696888</text:p>
          </table:table-cell>
          <table:table-cell office:value-type="float" office:value="2.20243" calcext:value-type="float">
            <text:p>2.20243</text:p>
          </table:table-cell>
          <table:table-cell office:value-type="float" office:value="0.543632" calcext:value-type="float">
            <text:p>0.543632</text:p>
          </table:table-cell>
          <table:table-cell table:number-columns-repeated="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  <table:table-cell office:value-type="float" office:value="0.638546" calcext:value-type="float">
            <text:p>0.638546</text:p>
          </table:table-cell>
          <table:table-cell office:value-type="float" office:value="0.467773" calcext:value-type="float">
            <text:p>0.467773</text:p>
          </table:table-cell>
          <table:table-cell office:value-type="float" office:value="0.298661" calcext:value-type="float">
            <text:p>0.298661</text:p>
          </table:table-cell>
          <table:table-cell office:value-type="float" office:value="0.69241" calcext:value-type="float">
            <text:p>0.69241</text:p>
          </table:table-cell>
          <table:table-cell office:value-type="float" office:value="2.21463" calcext:value-type="float">
            <text:p>2.21463</text:p>
          </table:table-cell>
          <table:table-cell office:value-type="float" office:value="0.545026" calcext:value-type="float">
            <text:p>0.5450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189453" calcext:value-type="float">
            <text:p>0.189453</text:p>
          </table:table-cell>
          <table:table-cell office:value-type="float" office:value="1.81957E-032" calcext:value-type="float">
            <text:p>1.81957E-32</text:p>
          </table:table-cell>
          <table:table-cell office:value-type="float" office:value="1.33647E+016" calcext:value-type="float">
            <text:p>1.33647E+016</text:p>
          </table:table-cell>
          <table:table-cell office:value-type="float" office:value="0.617357" calcext:value-type="float">
            <text:p>0.617357</text:p>
          </table:table-cell>
          <table:table-cell table:number-columns-repeated="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550781" calcext:value-type="float">
            <text:p>0.550781</text:p>
          </table:table-cell>
          <table:table-cell office:value-type="float" office:value="0.382874" calcext:value-type="float">
            <text:p>0.382874</text:p>
          </table:table-cell>
          <table:table-cell office:value-type="float" office:value="0.6875" calcext:value-type="float">
            <text:p>0.6875</text:p>
          </table:table-cell>
          <table:table-cell office:value-type="float" office:value="2.43086" calcext:value-type="float">
            <text:p>2.43086</text:p>
          </table:table-cell>
          <table:table-cell office:value-type="float" office:value="0.579297" calcext:value-type="float">
            <text:p>0.579297</text:p>
          </table:table-cell>
          <table:table-cell table:number-columns-repeated="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67188" calcext:value-type="float">
            <text:p>0.367188</text:p>
          </table:table-cell>
          <table:table-cell office:value-type="float" office:value="0.154419" calcext:value-type="float">
            <text:p>0.154419</text:p>
          </table:table-cell>
          <table:table-cell office:value-type="float" office:value="1.625" calcext:value-type="float">
            <text:p>1.625</text:p>
          </table:table-cell>
          <table:table-cell office:value-type="float" office:value="1.14354" calcext:value-type="float">
            <text:p>1.14354</text:p>
          </table:table-cell>
          <table:table-cell office:value-type="float" office:value="0.618228" calcext:value-type="float">
            <text:p>0.618228</text:p>
          </table:table-cell>
          <table:table-cell table:number-columns-repeated="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0.632812" calcext:value-type="float">
            <text:p>0.632812</text:p>
          </table:table-cell>
          <table:table-cell office:value-type="float" office:value="0.436523" calcext:value-type="float">
            <text:p>0.436523</text:p>
          </table:table-cell>
          <table:table-cell office:value-type="float" office:value="0.248703" calcext:value-type="float">
            <text:p>0.248703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2.01525" calcext:value-type="float">
            <text:p>2.01525</text:p>
          </table:table-cell>
          <table:table-cell office:value-type="float" office:value="0.564945" calcext:value-type="float">
            <text:p>0.564945</text:p>
          </table:table-cell>
          <table:table-cell table:number-columns-repeated="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office:value-type="float" office:value="0.652344" calcext:value-type="float">
            <text:p>0.652344</text:p>
          </table:table-cell>
          <table:table-cell office:value-type="float" office:value="0.467285" calcext:value-type="float">
            <text:p>0.467285</text:p>
          </table:table-cell>
          <table:table-cell office:value-type="float" office:value="0.286354" calcext:value-type="float">
            <text:p>0.286354</text:p>
          </table:table-cell>
          <table:table-cell office:value-type="float" office:value="0.632812" calcext:value-type="float">
            <text:p>0.632812</text:p>
          </table:table-cell>
          <table:table-cell office:value-type="float" office:value="2.32538" calcext:value-type="float">
            <text:p>2.32538</text:p>
          </table:table-cell>
          <table:table-cell office:value-type="float" office:value="0.562862" calcext:value-type="float">
            <text:p>0.562862</text:p>
          </table:table-cell>
          <table:table-cell table:number-columns-repeated="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office:value-type="float" office:value="0.560547" calcext:value-type="float">
            <text:p>0.560547</text:p>
          </table:table-cell>
          <table:table-cell office:value-type="float" office:value="0.406982" calcext:value-type="float">
            <text:p>0.406982</text:p>
          </table:table-cell>
          <table:table-cell office:value-type="float" office:value="0.263577" calcext:value-type="float">
            <text:p>0.263577</text:p>
          </table:table-cell>
          <table:table-cell office:value-type="float" office:value="0.511719" calcext:value-type="float">
            <text:p>0.511719</text:p>
          </table:table-cell>
          <table:table-cell office:value-type="float" office:value="2.42128" calcext:value-type="float">
            <text:p>2.42128</text:p>
          </table:table-cell>
          <table:table-cell office:value-type="float" office:value="0.469563" calcext:value-type="float">
            <text:p>0.469563</text:p>
          </table:table-cell>
          <table:table-cell table:number-columns-repeated="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" calcext:value-type="float">
            <text:p>7</text:p>
          </table:table-cell>
          <table:table-cell office:value-type="float" office:value="0.634766" calcext:value-type="float">
            <text:p>0.634766</text:p>
          </table:table-cell>
          <table:table-cell office:value-type="float" office:value="0.446533" calcext:value-type="float">
            <text:p>0.446533</text:p>
          </table:table-cell>
          <table:table-cell office:value-type="float" office:value="0.258953" calcext:value-type="float">
            <text:p>0.258953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2.22339" calcext:value-type="float">
            <text:p>2.22339</text:p>
          </table:table-cell>
          <table:table-cell office:value-type="float" office:value="0.567095" calcext:value-type="float">
            <text:p>0.567095</text:p>
          </table:table-cell>
          <table:table-cell table:number-columns-repeated="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" calcext:value-type="float">
            <text:p>8</text:p>
          </table:table-cell>
          <table:table-cell office:value-type="float" office:value="0.588867" calcext:value-type="float">
            <text:p>0.588867</text:p>
          </table:table-cell>
          <table:table-cell office:value-type="float" office:value="0.39917" calcext:value-type="float">
            <text:p>0.39917</text:p>
          </table:table-cell>
          <table:table-cell office:value-type="float" office:value="0.225964" calcext:value-type="float">
            <text:p>0.225964</text:p>
          </table:table-cell>
          <table:table-cell office:value-type="float" office:value="0.837891" calcext:value-type="float">
            <text:p>0.837891</text:p>
          </table:table-cell>
          <table:table-cell office:value-type="float" office:value="1.81967" calcext:value-type="float">
            <text:p>1.81967</text:p>
          </table:table-cell>
          <table:table-cell office:value-type="float" office:value="0.527283" calcext:value-type="float">
            <text:p>0.527283</text:p>
          </table:table-cell>
          <table:table-cell table:number-columns-repeated="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" calcext:value-type="float">
            <text:p>9</text:p>
          </table:table-cell>
          <table:table-cell office:value-type="float" office:value="0.570068" calcext:value-type="float">
            <text:p>0.570068</text:p>
          </table:table-cell>
          <table:table-cell office:value-type="float" office:value="0.397675" calcext:value-type="float">
            <text:p>0.397675</text:p>
          </table:table-cell>
          <table:table-cell office:value-type="float" office:value="0.242288" calcext:value-type="float">
            <text:p>0.242288</text:p>
          </table:table-cell>
          <table:table-cell office:value-type="float" office:value="0.953613" calcext:value-type="float">
            <text:p>0.953613</text:p>
          </table:table-cell>
          <table:table-cell office:value-type="float" office:value="1.68409" calcext:value-type="float">
            <text:p>1.68409</text:p>
          </table:table-cell>
          <table:table-cell office:value-type="float" office:value="0.489312" calcext:value-type="float">
            <text:p>0.489312</text:p>
          </table:table-cell>
          <table:table-cell table:number-columns-repeated="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0.592163" calcext:value-type="float">
            <text:p>0.592163</text:p>
          </table:table-cell>
          <table:table-cell office:value-type="float" office:value="0.418228" calcext:value-type="float">
            <text:p>0.418228</text:p>
          </table:table-cell>
          <table:table-cell office:value-type="float" office:value="0.258597" calcext:value-type="float">
            <text:p>0.258597</text:p>
          </table:table-cell>
          <table:table-cell office:value-type="float" office:value="0.779541" calcext:value-type="float">
            <text:p>0.779541</text:p>
          </table:table-cell>
          <table:table-cell office:value-type="float" office:value="1.94732" calcext:value-type="float">
            <text:p>1.94732</text:p>
          </table:table-cell>
          <table:table-cell office:value-type="float" office:value="0.507195" calcext:value-type="float">
            <text:p>0.507195</text:p>
          </table:table-cell>
          <table:table-cell table:number-columns-repeated="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" calcext:value-type="float">
            <text:p>11</text:p>
          </table:table-cell>
          <table:table-cell office:value-type="float" office:value="0.584045" calcext:value-type="float">
            <text:p>0.584045</text:p>
          </table:table-cell>
          <table:table-cell office:value-type="float" office:value="0.409065" calcext:value-type="float">
            <text:p>0.409065</text:p>
          </table:table-cell>
          <table:table-cell office:value-type="float" office:value="0.247532" calcext:value-type="float">
            <text:p>0.247532</text:p>
          </table:table-cell>
          <table:table-cell office:value-type="float" office:value="0.755493" calcext:value-type="float">
            <text:p>0.755493</text:p>
          </table:table-cell>
          <table:table-cell office:value-type="float" office:value="1.95746" calcext:value-type="float">
            <text:p>1.95746</text:p>
          </table:table-cell>
          <table:table-cell office:value-type="float" office:value="0.506912" calcext:value-type="float">
            <text:p>0.506912</text:p>
          </table:table-cell>
          <table:table-cell table:number-columns-repeated="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2" calcext:value-type="float">
            <text:p>12</text:p>
          </table:table-cell>
          <table:table-cell office:value-type="float" office:value="0.616058" calcext:value-type="float">
            <text:p>0.616058</text:p>
          </table:table-cell>
          <table:table-cell office:value-type="float" office:value="0.44199" calcext:value-type="float">
            <text:p>0.44199</text:p>
          </table:table-cell>
          <table:table-cell office:value-type="float" office:value="0.275739" calcext:value-type="float">
            <text:p>0.275739</text:p>
          </table:table-cell>
          <table:table-cell office:value-type="float" office:value="0.736389" calcext:value-type="float">
            <text:p>0.736389</text:p>
          </table:table-cell>
          <table:table-cell office:value-type="float" office:value="2.07405" calcext:value-type="float">
            <text:p>2.07405</text:p>
          </table:table-cell>
          <table:table-cell office:value-type="float" office:value="0.529508" calcext:value-type="float">
            <text:p>0.529508</text:p>
          </table:table-cell>
          <table:table-cell table:number-columns-repeated="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3" calcext:value-type="float">
            <text:p>13</text:p>
          </table:table-cell>
          <table:table-cell office:value-type="float" office:value="0.591278" calcext:value-type="float">
            <text:p>0.591278</text:p>
          </table:table-cell>
          <table:table-cell office:value-type="float" office:value="0.41534" calcext:value-type="float">
            <text:p>0.41534</text:p>
          </table:table-cell>
          <table:table-cell office:value-type="float" office:value="0.251929" calcext:value-type="float">
            <text:p>0.251929</text:p>
          </table:table-cell>
          <table:table-cell office:value-type="float" office:value="0.755249" calcext:value-type="float">
            <text:p>0.755249</text:p>
          </table:table-cell>
          <table:table-cell office:value-type="float" office:value="1.97472" calcext:value-type="float">
            <text:p>1.97472</text:p>
          </table:table-cell>
          <table:table-cell office:value-type="float" office:value="0.513202" calcext:value-type="float">
            <text:p>0.513202</text:p>
          </table:table-cell>
          <table:table-cell table:number-columns-repeated="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4" calcext:value-type="float">
            <text:p>14</text:p>
          </table:table-cell>
          <table:table-cell office:value-type="float" office:value="0.598625" calcext:value-type="float">
            <text:p>0.598625</text:p>
          </table:table-cell>
          <table:table-cell office:value-type="float" office:value="0.421449" calcext:value-type="float">
            <text:p>0.421449</text:p>
          </table:table-cell>
          <table:table-cell office:value-type="float" office:value="0.255549" calcext:value-type="float">
            <text:p>0.255549</text:p>
          </table:table-cell>
          <table:table-cell office:value-type="float" office:value="0.750534" calcext:value-type="float">
            <text:p>0.750534</text:p>
          </table:table-cell>
          <table:table-cell office:value-type="float" office:value="1.99806" calcext:value-type="float">
            <text:p>1.99806</text:p>
          </table:table-cell>
          <table:table-cell office:value-type="float" office:value="0.520417" calcext:value-type="float">
            <text:p>0.520417</text:p>
          </table:table-cell>
          <table:table-cell table:number-columns-repeated="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5" calcext:value-type="float">
            <text:p>15</text:p>
          </table:table-cell>
          <table:table-cell office:value-type="float" office:value="0.591812" calcext:value-type="float">
            <text:p>0.591812</text:p>
          </table:table-cell>
          <table:table-cell office:value-type="float" office:value="0.416379" calcext:value-type="float">
            <text:p>0.416379</text:p>
          </table:table-cell>
          <table:table-cell office:value-type="float" office:value="0.252875" calcext:value-type="float">
            <text:p>0.252875</text:p>
          </table:table-cell>
          <table:table-cell office:value-type="float" office:value="0.768417" calcext:value-type="float">
            <text:p>0.768417</text:p>
          </table:table-cell>
          <table:table-cell office:value-type="float" office:value="1.9583" calcext:value-type="float">
            <text:p>1.9583</text:p>
          </table:table-cell>
          <table:table-cell office:value-type="float" office:value="0.513809" calcext:value-type="float">
            <text:p>0.513809</text:p>
          </table:table-cell>
          <table:table-cell table:number-columns-repeated="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6" calcext:value-type="float">
            <text:p>16</text:p>
          </table:table-cell>
          <table:table-cell office:value-type="float" office:value="0.595224" calcext:value-type="float">
            <text:p>0.595224</text:p>
          </table:table-cell>
          <table:table-cell office:value-type="float" office:value="0.418552" calcext:value-type="float">
            <text:p>0.418552</text:p>
          </table:table-cell>
          <table:table-cell office:value-type="float" office:value="0.253472" calcext:value-type="float">
            <text:p>0.253472</text:p>
          </table:table-cell>
          <table:table-cell office:value-type="float" office:value="0.765408" calcext:value-type="float">
            <text:p>0.765408</text:p>
          </table:table-cell>
          <table:table-cell office:value-type="float" office:value="1.96842" calcext:value-type="float">
            <text:p>1.96842</text:p>
          </table:table-cell>
          <table:table-cell office:value-type="float" office:value="0.517708" calcext:value-type="float">
            <text:p>0.517708</text:p>
          </table:table-cell>
          <table:table-cell table:number-columns-repeated="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7" calcext:value-type="float">
            <text:p>17</text:p>
          </table:table-cell>
          <table:table-cell office:value-type="float" office:value="0.593887" calcext:value-type="float">
            <text:p>0.593887</text:p>
          </table:table-cell>
          <table:table-cell office:value-type="float" office:value="0.417468" calcext:value-type="float">
            <text:p>0.417468</text:p>
          </table:table-cell>
          <table:table-cell office:value-type="float" office:value="0.25304" calcext:value-type="float">
            <text:p>0.25304</text:p>
          </table:table-cell>
          <table:table-cell office:value-type="float" office:value="0.768799" calcext:value-type="float">
            <text:p>0.768799</text:p>
          </table:table-cell>
          <table:table-cell office:value-type="float" office:value="1.96064" calcext:value-type="float">
            <text:p>1.96064</text:p>
          </table:table-cell>
          <table:table-cell office:value-type="float" office:value="0.516027" calcext:value-type="float">
            <text:p>0.516027</text:p>
          </table:table-cell>
          <table:table-cell table:number-columns-repeated="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8" calcext:value-type="float">
            <text:p>18</text:p>
          </table:table-cell>
          <table:table-cell office:value-type="float" office:value="0.596357" calcext:value-type="float">
            <text:p>0.596357</text:p>
          </table:table-cell>
          <table:table-cell office:value-type="float" office:value="0.419869" calcext:value-type="float">
            <text:p>0.419869</text:p>
          </table:table-cell>
          <table:table-cell office:value-type="float" office:value="0.254836" calcext:value-type="float">
            <text:p>0.254836</text:p>
          </table:table-cell>
          <table:table-cell office:value-type="float" office:value="0.768094" calcext:value-type="float">
            <text:p>0.768094</text:p>
          </table:table-cell>
          <table:table-cell office:value-type="float" office:value="1.96802" calcext:value-type="float">
            <text:p>1.96802</text:p>
          </table:table-cell>
          <table:table-cell office:value-type="float" office:value="0.518148" calcext:value-type="float">
            <text:p>0.518148</text:p>
          </table:table-cell>
          <table:table-cell table:number-columns-repeated="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  <table:table-cell office:value-type="float" office:value="0.59613" calcext:value-type="float">
            <text:p>0.59613</text:p>
          </table:table-cell>
          <table:table-cell office:value-type="float" office:value="0.419658" calcext:value-type="float">
            <text:p>0.419658</text:p>
          </table:table-cell>
          <table:table-cell office:value-type="float" office:value="0.254814" calcext:value-type="float">
            <text:p>0.254814</text:p>
          </table:table-cell>
          <table:table-cell office:value-type="float" office:value="0.767051" calcext:value-type="float">
            <text:p>0.767051</text:p>
          </table:table-cell>
          <table:table-cell office:value-type="float" office:value="1.96897" calcext:value-type="float">
            <text:p>1.96897</text:p>
          </table:table-cell>
          <table:table-cell office:value-type="float" office:value="0.517707" calcext:value-type="float">
            <text:p>0.5177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64062" calcext:value-type="float">
            <text:p>0.664062</text:p>
          </table:table-cell>
          <table:table-cell office:value-type="float" office:value="0.451294" calcext:value-type="float">
            <text:p>0.451294</text:p>
          </table:table-cell>
          <table:table-cell office:value-type="float" office:value="0.375" calcext:value-type="float">
            <text:p>0.375</text:p>
          </table:table-cell>
          <table:table-cell office:value-type="float" office:value="3.69685" calcext:value-type="float">
            <text:p>3.69685</text:p>
          </table:table-cell>
          <table:table-cell office:value-type="float" office:value="0.65887" calcext:value-type="float">
            <text:p>0.65887</text:p>
          </table:table-cell>
          <table:table-cell table:number-columns-repeated="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360352" calcext:value-type="float">
            <text:p>0.360352</text:p>
          </table:table-cell>
          <table:table-cell office:value-type="float" office:value="0.75" calcext:value-type="float">
            <text:p>0.75</text:p>
          </table:table-cell>
          <table:table-cell office:value-type="float" office:value="2.23607" calcext:value-type="float">
            <text:p>2.23607</text:p>
          </table:table-cell>
          <table:table-cell office:value-type="float" office:value="0.548209" calcext:value-type="float">
            <text:p>0.548209</text:p>
          </table:table-cell>
          <table:table-cell table:number-columns-repeated="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335938" calcext:value-type="float">
            <text:p>0.335938</text:p>
          </table:table-cell>
          <table:table-cell office:value-type="float" office:value="0.172974" calcext:value-type="float">
            <text:p>0.172974</text:p>
          </table:table-cell>
          <table:table-cell office:value-type="float" office:value="0.5" calcext:value-type="float">
            <text:p>0.5</text:p>
          </table:table-cell>
          <table:table-cell office:value-type="float" office:value="2.20794" calcext:value-type="float">
            <text:p>2.20794</text:p>
          </table:table-cell>
          <table:table-cell office:value-type="float" office:value="0.489093" calcext:value-type="float">
            <text:p>0.489093</text:p>
          </table:table-cell>
          <table:table-cell table:number-columns-repeated="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0664062" calcext:value-type="float">
            <text:p>0.0664062</text:p>
          </table:table-cell>
          <table:table-cell office:value-type="float" office:value="0.00744629" calcext:value-type="float">
            <text:p>0.00744629</text:p>
          </table:table-cell>
          <table:table-cell office:value-type="float" office:value="2.1875" calcext:value-type="float">
            <text:p>2.1875</text:p>
          </table:table-cell>
          <table:table-cell office:value-type="string" calcext:value-type="string">
            <text:p>-nan</text:p>
          </table:table-cell>
          <table:table-cell office:value-type="float" office:value="0.43714" calcext:value-type="float">
            <text:p>0.43714</text:p>
          </table:table-cell>
          <table:table-cell table:number-columns-repeated="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" calcext:value-type="float">
            <text:p>5</text:p>
          </table:table-cell>
          <table:table-cell office:value-type="float" office:value="0.582031" calcext:value-type="float">
            <text:p>0.582031</text:p>
          </table:table-cell>
          <table:table-cell office:value-type="float" office:value="0.394043" calcext:value-type="float">
            <text:p>0.394043</text:p>
          </table:table-cell>
          <table:table-cell office:value-type="float" office:value="0.227898" calcext:value-type="float">
            <text:p>0.227898</text:p>
          </table:table-cell>
          <table:table-cell office:value-type="float" office:value="0.992188" calcext:value-type="float">
            <text:p>0.992188</text:p>
          </table:table-cell>
          <table:table-cell office:value-type="float" office:value="1.6362" calcext:value-type="float">
            <text:p>1.6362</text:p>
          </table:table-cell>
          <table:table-cell office:value-type="float" office:value="0.510749" calcext:value-type="float">
            <text:p>0.510749</text:p>
          </table:table-cell>
          <table:table-cell table:number-columns-repeated="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" calcext:value-type="float">
            <text:p>6</text:p>
          </table:table-cell>
          <table:table-cell office:value-type="float" office:value="0.595703" calcext:value-type="float">
            <text:p>0.595703</text:p>
          </table:table-cell>
          <table:table-cell office:value-type="float" office:value="0.41626" calcext:value-type="float">
            <text:p>0.41626</text:p>
          </table:table-cell>
          <table:table-cell office:value-type="float" office:value="0.242802" calcext:value-type="float">
            <text:p>0.242802</text:p>
          </table:table-cell>
          <table:table-cell office:value-type="float" office:value="0.800781" calcext:value-type="float">
            <text:p>0.800781</text:p>
          </table:table-cell>
          <table:table-cell office:value-type="float" office:value="1.91273" calcext:value-type="float">
            <text:p>1.91273</text:p>
          </table:table-cell>
          <table:table-cell office:value-type="float" office:value="0.532909" calcext:value-type="float">
            <text:p>0.532909</text:p>
          </table:table-cell>
          <table:table-cell table:number-columns-repeated="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" calcext:value-type="float">
            <text:p>7</text:p>
          </table:table-cell>
          <table:table-cell office:value-type="float" office:value="0.423828" calcext:value-type="float">
            <text:p>0.423828</text:p>
          </table:table-cell>
          <table:table-cell office:value-type="float" office:value="0.25708" calcext:value-type="float">
            <text:p>0.25708</text:p>
          </table:table-cell>
          <table:table-cell office:value-type="float" office:value="0.127476" calcext:value-type="float">
            <text:p>0.127476</text:p>
          </table:table-cell>
          <table:table-cell office:value-type="float" office:value="0.75" calcext:value-type="float">
            <text:p>0.75</text:p>
          </table:table-cell>
          <table:table-cell office:value-type="float" office:value="1.49739" calcext:value-type="float">
            <text:p>1.49739</text:p>
          </table:table-cell>
          <table:table-cell office:value-type="float" office:value="0.357061" calcext:value-type="float">
            <text:p>0.357061</text:p>
          </table:table-cell>
          <table:table-cell table:number-columns-repeated="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8" calcext:value-type="float">
            <text:p>8</text:p>
          </table:table-cell>
          <table:table-cell office:value-type="float" office:value="0.513184" calcext:value-type="float">
            <text:p>0.513184</text:p>
          </table:table-cell>
          <table:table-cell office:value-type="float" office:value="0.343811" calcext:value-type="float">
            <text:p>0.343811</text:p>
          </table:table-cell>
          <table:table-cell office:value-type="float" office:value="0.196855" calcext:value-type="float">
            <text:p>0.196855</text:p>
          </table:table-cell>
          <table:table-cell office:value-type="float" office:value="0.885742" calcext:value-type="float">
            <text:p>0.885742</text:p>
          </table:table-cell>
          <table:table-cell office:value-type="float" office:value="1.61409" calcext:value-type="float">
            <text:p>1.61409</text:p>
          </table:table-cell>
          <table:table-cell office:value-type="float" office:value="0.444883" calcext:value-type="float">
            <text:p>0.444883</text:p>
          </table:table-cell>
          <table:table-cell table:number-columns-repeated="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" calcext:value-type="float">
            <text:p>9</text:p>
          </table:table-cell>
          <table:table-cell office:value-type="float" office:value="0.568359" calcext:value-type="float">
            <text:p>0.568359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229212" calcext:value-type="float">
            <text:p>0.229212</text:p>
          </table:table-cell>
          <table:table-cell office:value-type="float" office:value="0.819336" calcext:value-type="float">
            <text:p>0.819336</text:p>
          </table:table-cell>
          <table:table-cell office:value-type="float" office:value="1.82046" calcext:value-type="float">
            <text:p>1.82046</text:p>
          </table:table-cell>
          <table:table-cell office:value-type="float" office:value="0.499279" calcext:value-type="float">
            <text:p>0.499279</text:p>
          </table:table-cell>
          <table:table-cell table:number-columns-repeated="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" calcext:value-type="float">
            <text:p>10</text:p>
          </table:table-cell>
          <table:table-cell office:value-type="float" office:value="0.564209" calcext:value-type="float">
            <text:p>0.564209</text:p>
          </table:table-cell>
          <table:table-cell office:value-type="float" office:value="0.381775" calcext:value-type="float">
            <text:p>0.381775</text:p>
          </table:table-cell>
          <table:table-cell office:value-type="float" office:value="0.220508" calcext:value-type="float">
            <text:p>0.220508</text:p>
          </table:table-cell>
          <table:table-cell office:value-type="float" office:value="0.798828" calcext:value-type="float">
            <text:p>0.798828</text:p>
          </table:table-cell>
          <table:table-cell office:value-type="float" office:value="1.82301" calcext:value-type="float">
            <text:p>1.82301</text:p>
          </table:table-cell>
          <table:table-cell office:value-type="float" office:value="0.495702" calcext:value-type="float">
            <text:p>0.495702</text:p>
          </table:table-cell>
          <table:table-cell table:number-columns-repeated="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" calcext:value-type="float">
            <text:p>11</text:p>
          </table:table-cell>
          <table:table-cell office:value-type="float" office:value="0.543701" calcext:value-type="float">
            <text:p>0.543701</text:p>
          </table:table-cell>
          <table:table-cell office:value-type="float" office:value="0.367142" calcext:value-type="float">
            <text:p>0.367142</text:p>
          </table:table-cell>
          <table:table-cell office:value-type="float" office:value="0.211826" calcext:value-type="float">
            <text:p>0.211826</text:p>
          </table:table-cell>
          <table:table-cell office:value-type="float" office:value="0.806885" calcext:value-type="float">
            <text:p>0.806885</text:p>
          </table:table-cell>
          <table:table-cell office:value-type="float" office:value="1.77203" calcext:value-type="float">
            <text:p>1.77203</text:p>
          </table:table-cell>
          <table:table-cell office:value-type="float" office:value="0.47617" calcext:value-type="float">
            <text:p>0.47617</text:p>
          </table:table-cell>
          <table:table-cell table:number-columns-repeated="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" calcext:value-type="float">
            <text:p>12</text:p>
          </table:table-cell>
          <table:table-cell office:value-type="float" office:value="0.563049" calcext:value-type="float">
            <text:p>0.563049</text:p>
          </table:table-cell>
          <table:table-cell office:value-type="float" office:value="0.384422" calcext:value-type="float">
            <text:p>0.384422</text:p>
          </table:table-cell>
          <table:table-cell office:value-type="float" office:value="0.225479" calcext:value-type="float">
            <text:p>0.225479</text:p>
          </table:table-cell>
          <table:table-cell office:value-type="float" office:value="0.79187" calcext:value-type="float">
            <text:p>0.79187</text:p>
          </table:table-cell>
          <table:table-cell office:value-type="float" office:value="1.83948" calcext:value-type="float">
            <text:p>1.83948</text:p>
          </table:table-cell>
          <table:table-cell office:value-type="float" office:value="0.491411" calcext:value-type="float">
            <text:p>0.491411</text:p>
          </table:table-cell>
          <table:table-cell table:number-columns-repeated="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" calcext:value-type="float">
            <text:p>13</text:p>
          </table:table-cell>
          <table:table-cell office:value-type="float" office:value="0.548767" calcext:value-type="float">
            <text:p>0.548767</text:p>
          </table:table-cell>
          <table:table-cell office:value-type="float" office:value="0.368172" calcext:value-type="float">
            <text:p>0.368172</text:p>
          </table:table-cell>
          <table:table-cell office:value-type="float" office:value="0.209989" calcext:value-type="float">
            <text:p>0.209989</text:p>
          </table:table-cell>
          <table:table-cell office:value-type="float" office:value="0.859253" calcext:value-type="float">
            <text:p>0.859253</text:p>
          </table:table-cell>
          <table:table-cell office:value-type="float" office:value="1.71109" calcext:value-type="float">
            <text:p>1.71109</text:p>
          </table:table-cell>
          <table:table-cell office:value-type="float" office:value="0.483614" calcext:value-type="float">
            <text:p>0.483614</text:p>
          </table:table-cell>
          <table:table-cell table:number-columns-repeated="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4" calcext:value-type="float">
            <text:p>14</text:p>
          </table:table-cell>
          <table:table-cell office:value-type="float" office:value="0.555542" calcext:value-type="float">
            <text:p>0.555542</text:p>
          </table:table-cell>
          <table:table-cell office:value-type="float" office:value="0.375517" calcext:value-type="float">
            <text:p>0.375517</text:p>
          </table:table-cell>
          <table:table-cell office:value-type="float" office:value="0.21692" calcext:value-type="float">
            <text:p>0.21692</text:p>
          </table:table-cell>
          <table:table-cell office:value-type="float" office:value="0.832214" calcext:value-type="float">
            <text:p>0.832214</text:p>
          </table:table-cell>
          <table:table-cell office:value-type="float" office:value="1.76347" calcext:value-type="float">
            <text:p>1.76347</text:p>
          </table:table-cell>
          <table:table-cell office:value-type="float" office:value="0.487235" calcext:value-type="float">
            <text:p>0.487235</text:p>
          </table:table-cell>
          <table:table-cell table:number-columns-repeated="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" calcext:value-type="float">
            <text:p>15</text:p>
          </table:table-cell>
          <table:table-cell office:value-type="float" office:value="0.5583" calcext:value-type="float">
            <text:p>0.5583</text:p>
          </table:table-cell>
          <table:table-cell office:value-type="float" office:value="0.378614" calcext:value-type="float">
            <text:p>0.378614</text:p>
          </table:table-cell>
          <table:table-cell office:value-type="float" office:value="0.219075" calcext:value-type="float">
            <text:p>0.219075</text:p>
          </table:table-cell>
          <table:table-cell office:value-type="float" office:value="0.826683" calcext:value-type="float">
            <text:p>0.826683</text:p>
          </table:table-cell>
          <table:table-cell office:value-type="float" office:value="1.77874" calcext:value-type="float">
            <text:p>1.77874</text:p>
          </table:table-cell>
          <table:table-cell office:value-type="float" office:value="0.490578" calcext:value-type="float">
            <text:p>0.490578</text:p>
          </table:table-cell>
          <table:table-cell table:number-columns-repeated="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6" calcext:value-type="float">
            <text:p>16</text:p>
          </table:table-cell>
          <table:table-cell office:value-type="float" office:value="0.565796" calcext:value-type="float">
            <text:p>0.565796</text:p>
          </table:table-cell>
          <table:table-cell office:value-type="float" office:value="0.385755" calcext:value-type="float">
            <text:p>0.385755</text:p>
          </table:table-cell>
          <table:table-cell office:value-type="float" office:value="0.22446" calcext:value-type="float">
            <text:p>0.22446</text:p>
          </table:table-cell>
          <table:table-cell office:value-type="float" office:value="0.817787" calcext:value-type="float">
            <text:p>0.817787</text:p>
          </table:table-cell>
          <table:table-cell office:value-type="float" office:value="1.80932" calcext:value-type="float">
            <text:p>1.80932</text:p>
          </table:table-cell>
          <table:table-cell office:value-type="float" office:value="0.497202" calcext:value-type="float">
            <text:p>0.497202</text:p>
          </table:table-cell>
          <table:table-cell table:number-columns-repeated="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7" calcext:value-type="float">
            <text:p>17</text:p>
          </table:table-cell>
          <table:table-cell office:value-type="float" office:value="0.556916" calcext:value-type="float">
            <text:p>0.556916</text:p>
          </table:table-cell>
          <table:table-cell office:value-type="float" office:value="0.377746" calcext:value-type="float">
            <text:p>0.377746</text:p>
          </table:table-cell>
          <table:table-cell office:value-type="float" office:value="0.219005" calcext:value-type="float">
            <text:p>0.219005</text:p>
          </table:table-cell>
          <table:table-cell office:value-type="float" office:value="0.829897" calcext:value-type="float">
            <text:p>0.829897</text:p>
          </table:table-cell>
          <table:table-cell office:value-type="float" office:value="1.77239" calcext:value-type="float">
            <text:p>1.77239</text:p>
          </table:table-cell>
          <table:table-cell office:value-type="float" office:value="0.488398" calcext:value-type="float">
            <text:p>0.488398</text:p>
          </table:table-cell>
          <table:table-cell table:number-columns-repeated="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8" calcext:value-type="float">
            <text:p>18</text:p>
          </table:table-cell>
          <table:table-cell office:value-type="float" office:value="0.55419" calcext:value-type="float">
            <text:p>0.55419</text:p>
          </table:table-cell>
          <table:table-cell office:value-type="float" office:value="0.374391" calcext:value-type="float">
            <text:p>0.374391</text:p>
          </table:table-cell>
          <table:table-cell office:value-type="float" office:value="0.215867" calcext:value-type="float">
            <text:p>0.215867</text:p>
          </table:table-cell>
          <table:table-cell office:value-type="float" office:value="0.83855" calcext:value-type="float">
            <text:p>0.83855</text:p>
          </table:table-cell>
          <table:table-cell office:value-type="float" office:value="1.75265" calcext:value-type="float">
            <text:p>1.75265</text:p>
          </table:table-cell>
          <table:table-cell office:value-type="float" office:value="0.486649" calcext:value-type="float">
            <text:p>0.486649</text:p>
          </table:table-cell>
          <table:table-cell table:number-columns-repeated="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  <table:table-cell office:value-type="float" office:value="0.557453" calcext:value-type="float">
            <text:p>0.557453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218846" calcext:value-type="float">
            <text:p>0.218846</text:p>
          </table:table-cell>
          <table:table-cell office:value-type="float" office:value="0.831957" calcext:value-type="float">
            <text:p>0.831957</text:p>
          </table:table-cell>
          <table:table-cell office:value-type="float" office:value="1.77029" calcext:value-type="float">
            <text:p>1.77029</text:p>
          </table:table-cell>
          <table:table-cell office:value-type="float" office:value="0.48921" calcext:value-type="float">
            <text:p>0.489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160156" calcext:value-type="float">
            <text:p>0.160156</text:p>
          </table:table-cell>
          <table:table-cell office:value-type="float" office:value="0.25" calcext:value-type="float">
            <text:p>0.25</text:p>
          </table:table-cell>
          <table:table-cell office:value-type="float" office:value="3.08221" calcext:value-type="float">
            <text:p>3.08221</text:p>
          </table:table-cell>
          <table:table-cell office:value-type="float" office:value="0.453333" calcext:value-type="float">
            <text:p>0.453333</text:p>
          </table:table-cell>
          <table:table-cell table:number-columns-repeated="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0820312" calcext:value-type="float">
            <text:p>0.0820312</text:p>
          </table:table-cell>
          <table:table-cell office:value-type="float" office:value="0.00787354" calcext:value-type="float">
            <text:p>0.00787354</text:p>
          </table:table-cell>
          <table:table-cell office:value-type="float" office:value="1.4375" calcext:value-type="float">
            <text:p>1.4375</text:p>
          </table:table-cell>
          <table:table-cell office:value-type="string" calcext:value-type="string">
            <text:p>-nan</text:p>
          </table:table-cell>
          <table:table-cell office:value-type="float" office:value="0.609977" calcext:value-type="float">
            <text:p>0.609977</text:p>
          </table:table-cell>
          <table:table-cell table:number-columns-repeated="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0167236" calcext:value-type="float">
            <text:p>0.0167236</text:p>
          </table:table-cell>
          <table:table-cell office:value-type="float" office:value="1.875" calcext:value-type="float">
            <text:p>1.875</text:p>
          </table:table-cell>
          <table:table-cell office:value-type="string" calcext:value-type="string">
            <text:p>-nan</text:p>
          </table:table-cell>
          <table:table-cell office:value-type="float" office:value="0.534014" calcext:value-type="float">
            <text:p>0.534014</text:p>
          </table:table-cell>
          <table:table-cell table:number-columns-repeated="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0.617188" calcext:value-type="float">
            <text:p>0.617188</text:p>
          </table:table-cell>
          <table:table-cell office:value-type="float" office:value="0.418945" calcext:value-type="float">
            <text:p>0.418945</text:p>
          </table:table-cell>
          <table:table-cell office:value-type="float" office:value="0.243484" calcext:value-type="float">
            <text:p>0.243484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1.73678" calcext:value-type="float">
            <text:p>1.73678</text:p>
          </table:table-cell>
          <table:table-cell office:value-type="float" office:value="0.537581" calcext:value-type="float">
            <text:p>0.537581</text:p>
          </table:table-cell>
          <table:table-cell table:number-columns-repeated="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office:value-type="float" office:value="0.722656" calcext:value-type="float">
            <text:p>0.722656</text:p>
          </table:table-cell>
          <table:table-cell office:value-type="float" office:value="0.540527" calcext:value-type="float">
            <text:p>0.540527</text:p>
          </table:table-cell>
          <table:table-cell office:value-type="float" office:value="0.33007" calcext:value-type="float">
            <text:p>0.33007</text:p>
          </table:table-cell>
          <table:table-cell office:value-type="float" office:value="0.523438" calcext:value-type="float">
            <text:p>0.523438</text:p>
          </table:table-cell>
          <table:table-cell office:value-type="float" office:value="2.78589" calcext:value-type="float">
            <text:p>2.78589</text:p>
          </table:table-cell>
          <table:table-cell office:value-type="float" office:value="0.623426" calcext:value-type="float">
            <text:p>0.623426</text:p>
          </table:table-cell>
          <table:table-cell table:number-columns-repeated="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6123" calcext:value-type="float">
            <text:p>0.26123</text:p>
          </table:table-cell>
          <table:table-cell office:value-type="float" office:value="0.140312" calcext:value-type="float">
            <text:p>0.140312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1.71157" calcext:value-type="float">
            <text:p>1.71157</text:p>
          </table:table-cell>
          <table:table-cell office:value-type="float" office:value="0.314628" calcext:value-type="float">
            <text:p>0.314628</text:p>
          </table:table-cell>
          <table:table-cell table:number-columns-repeated="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" calcext:value-type="float">
            <text:p>7</text:p>
          </table:table-cell>
          <table:table-cell office:value-type="float" office:value="0.623047" calcext:value-type="float">
            <text:p>0.623047</text:p>
          </table:table-cell>
          <table:table-cell office:value-type="float" office:value="0.437256" calcext:value-type="float">
            <text:p>0.437256</text:p>
          </table:table-cell>
          <table:table-cell office:value-type="float" office:value="0.253681" calcext:value-type="float">
            <text:p>0.253681</text:p>
          </table:table-cell>
          <table:table-cell office:value-type="float" office:value="0.738281" calcext:value-type="float">
            <text:p>0.738281</text:p>
          </table:table-cell>
          <table:table-cell office:value-type="float" office:value="2.05866" calcext:value-type="float">
            <text:p>2.05866</text:p>
          </table:table-cell>
          <table:table-cell office:value-type="float" office:value="0.557722" calcext:value-type="float">
            <text:p>0.557722</text:p>
          </table:table-cell>
          <table:table-cell table:number-columns-repeated="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" calcext:value-type="float">
            <text:p>8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298462" calcext:value-type="float">
            <text:p>0.298462</text:p>
          </table:table-cell>
          <table:table-cell office:value-type="float" office:value="0.153242" calcext:value-type="float">
            <text:p>0.153242</text:p>
          </table:table-cell>
          <table:table-cell office:value-type="float" office:value="0.966797" calcext:value-type="float">
            <text:p>0.966797</text:p>
          </table:table-cell>
          <table:table-cell office:value-type="float" office:value="1.40346" calcext:value-type="float">
            <text:p>1.40346</text:p>
          </table:table-cell>
          <table:table-cell office:value-type="float" office:value="0.426572" calcext:value-type="float">
            <text:p>0.426572</text:p>
          </table:table-cell>
          <table:table-cell table:number-columns-repeated="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" calcext:value-type="float">
            <text:p>9</text:p>
          </table:table-cell>
          <table:table-cell office:value-type="float" office:value="0.574951" calcext:value-type="float">
            <text:p>0.574951</text:p>
          </table:table-cell>
          <table:table-cell office:value-type="float" office:value="0.38858" calcext:value-type="float">
            <text:p>0.38858</text:p>
          </table:table-cell>
          <table:table-cell office:value-type="float" office:value="0.223246" calcext:value-type="float">
            <text:p>0.223246</text:p>
          </table:table-cell>
          <table:table-cell office:value-type="float" office:value="0.689941" calcext:value-type="float">
            <text:p>0.689941</text:p>
          </table:table-cell>
          <table:table-cell office:value-type="float" office:value="2.00141" calcext:value-type="float">
            <text:p>2.00141</text:p>
          </table:table-cell>
          <table:table-cell office:value-type="float" office:value="0.507166" calcext:value-type="float">
            <text:p>0.507166</text:p>
          </table:table-cell>
          <table:table-cell table:number-columns-repeated="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" calcext:value-type="float">
            <text:p>10</text:p>
          </table:table-cell>
          <table:table-cell office:value-type="float" office:value="0.533813" calcext:value-type="float">
            <text:p>0.533813</text:p>
          </table:table-cell>
          <table:table-cell office:value-type="float" office:value="0.352524" calcext:value-type="float">
            <text:p>0.352524</text:p>
          </table:table-cell>
          <table:table-cell office:value-type="float" office:value="0.198267" calcext:value-type="float">
            <text:p>0.198267</text:p>
          </table:table-cell>
          <table:table-cell office:value-type="float" office:value="0.858154" calcext:value-type="float">
            <text:p>0.858154</text:p>
          </table:table-cell>
          <table:table-cell office:value-type="float" office:value="1.66923" calcext:value-type="float">
            <text:p>1.66923</text:p>
          </table:table-cell>
          <table:table-cell office:value-type="float" office:value="0.468196" calcext:value-type="float">
            <text:p>0.468196</text:p>
          </table:table-cell>
          <table:table-cell table:number-columns-repeated="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" calcext:value-type="float">
            <text:p>11</text:p>
          </table:table-cell>
          <table:table-cell office:value-type="float" office:value="0.536804" calcext:value-type="float">
            <text:p>0.536804</text:p>
          </table:table-cell>
          <table:table-cell office:value-type="float" office:value="0.355476" calcext:value-type="float">
            <text:p>0.355476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878052" calcext:value-type="float">
            <text:p>0.878052</text:p>
          </table:table-cell>
          <table:table-cell office:value-type="float" office:value="1.65492" calcext:value-type="float">
            <text:p>1.65492</text:p>
          </table:table-cell>
          <table:table-cell office:value-type="float" office:value="0.47717" calcext:value-type="float">
            <text:p>0.47717</text:p>
          </table:table-cell>
          <table:table-cell table:number-columns-repeated="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2" calcext:value-type="float">
            <text:p>12</text:p>
          </table:table-cell>
          <table:table-cell office:value-type="float" office:value="0.507263" calcext:value-type="float">
            <text:p>0.507263</text:p>
          </table:table-cell>
          <table:table-cell office:value-type="float" office:value="0.327431" calcext:value-type="float">
            <text:p>0.327431</text:p>
          </table:table-cell>
          <table:table-cell office:value-type="float" office:value="0.178438" calcext:value-type="float">
            <text:p>0.178438</text:p>
          </table:table-cell>
          <table:table-cell office:value-type="float" office:value="0.927734" calcext:value-type="float">
            <text:p>0.927734</text:p>
          </table:table-cell>
          <table:table-cell office:value-type="float" office:value="1.5243" calcext:value-type="float">
            <text:p>1.5243</text:p>
          </table:table-cell>
          <table:table-cell office:value-type="float" office:value="0.445211" calcext:value-type="float">
            <text:p>0.445211</text:p>
          </table:table-cell>
          <table:table-cell table:number-columns-repeated="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" calcext:value-type="float">
            <text:p>13</text:p>
          </table:table-cell>
          <table:table-cell office:value-type="float" office:value="0.508163" calcext:value-type="float">
            <text:p>0.508163</text:p>
          </table:table-cell>
          <table:table-cell office:value-type="float" office:value="0.326826" calcext:value-type="float">
            <text:p>0.326826</text:p>
          </table:table-cell>
          <table:table-cell office:value-type="float" office:value="0.177725" calcext:value-type="float">
            <text:p>0.177725</text:p>
          </table:table-cell>
          <table:table-cell office:value-type="float" office:value="0.909576" calcext:value-type="float">
            <text:p>0.909576</text:p>
          </table:table-cell>
          <table:table-cell office:value-type="float" office:value="1.54095" calcext:value-type="float">
            <text:p>1.54095</text:p>
          </table:table-cell>
          <table:table-cell office:value-type="float" office:value="0.445382" calcext:value-type="float">
            <text:p>0.445382</text:p>
          </table:table-cell>
          <table:table-cell table:number-columns-repeated="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4" calcext:value-type="float">
            <text:p>14</text:p>
          </table:table-cell>
          <table:table-cell office:value-type="float" office:value="0.525673" calcext:value-type="float">
            <text:p>0.525673</text:p>
          </table:table-cell>
          <table:table-cell office:value-type="float" office:value="0.342572" calcext:value-type="float">
            <text:p>0.342572</text:p>
          </table:table-cell>
          <table:table-cell office:value-type="float" office:value="0.18814" calcext:value-type="float">
            <text:p>0.18814</text:p>
          </table:table-cell>
          <table:table-cell office:value-type="float" office:value="0.86821" calcext:value-type="float">
            <text:p>0.86821</text:p>
          </table:table-cell>
          <table:table-cell office:value-type="float" office:value="1.6299" calcext:value-type="float">
            <text:p>1.6299</text:p>
          </table:table-cell>
          <table:table-cell office:value-type="float" office:value="0.465614" calcext:value-type="float">
            <text:p>0.465614</text:p>
          </table:table-cell>
          <table:table-cell table:number-columns-repeated="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5" calcext:value-type="float">
            <text:p>15</text:p>
          </table:table-cell>
          <table:table-cell office:value-type="float" office:value="0.522774" calcext:value-type="float">
            <text:p>0.522774</text:p>
          </table:table-cell>
          <table:table-cell office:value-type="float" office:value="0.340989" calcext:value-type="float">
            <text:p>0.340989</text:p>
          </table:table-cell>
          <table:table-cell office:value-type="float" office:value="0.187784" calcext:value-type="float">
            <text:p>0.187784</text:p>
          </table:table-cell>
          <table:table-cell office:value-type="float" office:value="0.881607" calcext:value-type="float">
            <text:p>0.881607</text:p>
          </table:table-cell>
          <table:table-cell office:value-type="float" office:value="1.61067" calcext:value-type="float">
            <text:p>1.61067</text:p>
          </table:table-cell>
          <table:table-cell office:value-type="float" office:value="0.461661" calcext:value-type="float">
            <text:p>0.461661</text:p>
          </table:table-cell>
          <table:table-cell table:number-columns-repeated="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6" calcext:value-type="float">
            <text:p>16</text:p>
          </table:table-cell>
          <table:table-cell office:value-type="float" office:value="0.519464" calcext:value-type="float">
            <text:p>0.519464</text:p>
          </table:table-cell>
          <table:table-cell office:value-type="float" office:value="0.33801" calcext:value-type="float">
            <text:p>0.33801</text:p>
          </table:table-cell>
          <table:table-cell office:value-type="float" office:value="0.185923" calcext:value-type="float">
            <text:p>0.185923</text:p>
          </table:table-cell>
          <table:table-cell office:value-type="float" office:value="0.904873" calcext:value-type="float">
            <text:p>0.904873</text:p>
          </table:table-cell>
          <table:table-cell office:value-type="float" office:value="1.57745" calcext:value-type="float">
            <text:p>1.57745</text:p>
          </table:table-cell>
          <table:table-cell office:value-type="float" office:value="0.457557" calcext:value-type="float">
            <text:p>0.457557</text:p>
          </table:table-cell>
          <table:table-cell table:number-columns-repeated="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7" calcext:value-type="float">
            <text:p>17</text:p>
          </table:table-cell>
          <table:table-cell office:value-type="float" office:value="0.519045" calcext:value-type="float">
            <text:p>0.519045</text:p>
          </table:table-cell>
          <table:table-cell office:value-type="float" office:value="0.337654" calcext:value-type="float">
            <text:p>0.337654</text:p>
          </table:table-cell>
          <table:table-cell office:value-type="float" office:value="0.18571" calcext:value-type="float">
            <text:p>0.18571</text:p>
          </table:table-cell>
          <table:table-cell office:value-type="float" office:value="0.889027" calcext:value-type="float">
            <text:p>0.889027</text:p>
          </table:table-cell>
          <table:table-cell office:value-type="float" office:value="1.59324" calcext:value-type="float">
            <text:p>1.59324</text:p>
          </table:table-cell>
          <table:table-cell office:value-type="float" office:value="0.457036" calcext:value-type="float">
            <text:p>0.457036</text:p>
          </table:table-cell>
          <table:table-cell table:number-columns-repeated="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8" calcext:value-type="float">
            <text:p>18</text:p>
          </table:table-cell>
          <table:table-cell office:value-type="float" office:value="0.522216" calcext:value-type="float">
            <text:p>0.522216</text:p>
          </table:table-cell>
          <table:table-cell office:value-type="float" office:value="0.34041" calcext:value-type="float">
            <text:p>0.34041</text:p>
          </table:table-cell>
          <table:table-cell office:value-type="float" office:value="0.187468" calcext:value-type="float">
            <text:p>0.187468</text:p>
          </table:table-cell>
          <table:table-cell office:value-type="float" office:value="0.883292" calcext:value-type="float">
            <text:p>0.883292</text:p>
          </table:table-cell>
          <table:table-cell office:value-type="float" office:value="1.6072" calcext:value-type="float">
            <text:p>1.6072</text:p>
          </table:table-cell>
          <table:table-cell office:value-type="float" office:value="0.460735" calcext:value-type="float">
            <text:p>0.460735</text:p>
          </table:table-cell>
          <table:table-cell table:number-columns-repeated="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  <table:table-cell office:value-type="float" office:value="0.523452" calcext:value-type="float">
            <text:p>0.523452</text:p>
          </table:table-cell>
          <table:table-cell office:value-type="float" office:value="0.341587" calcext:value-type="float">
            <text:p>0.341587</text:p>
          </table:table-cell>
          <table:table-cell office:value-type="float" office:value="0.188166" calcext:value-type="float">
            <text:p>0.188166</text:p>
          </table:table-cell>
          <table:table-cell office:value-type="float" office:value="0.881623" calcext:value-type="float">
            <text:p>0.881623</text:p>
          </table:table-cell>
          <table:table-cell office:value-type="float" office:value="1.61233" calcext:value-type="float">
            <text:p>1.61233</text:p>
          </table:table-cell>
          <table:table-cell office:value-type="float" office:value="0.46245" calcext:value-type="float">
            <text:p>0.462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64062" calcext:value-type="float">
            <text:p>0.664062</text:p>
          </table:table-cell>
          <table:table-cell office:value-type="float" office:value="0.451294" calcext:value-type="float">
            <text:p>0.451294</text:p>
          </table:table-cell>
          <table:table-cell office:value-type="float" office:value="0.375" calcext:value-type="float">
            <text:p>0.375</text:p>
          </table:table-cell>
          <table:table-cell office:value-type="float" office:value="3.69685" calcext:value-type="float">
            <text:p>3.69685</text:p>
          </table:table-cell>
          <table:table-cell office:value-type="float" office:value="0.65887" calcext:value-type="float">
            <text:p>0.65887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0861816" calcext:value-type="float">
            <text:p>0.0861816</text:p>
          </table:table-cell>
          <table:table-cell office:value-type="float" office:value="0.25" calcext:value-type="float">
            <text:p>0.25</text:p>
          </table:table-cell>
          <table:table-cell office:value-type="float" office:value="2.82843" calcext:value-type="float">
            <text:p>2.82843</text:p>
          </table:table-cell>
          <table:table-cell office:value-type="float" office:value="0.592849" calcext:value-type="float">
            <text:p>0.592849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0.0128174" calcext:value-type="float">
            <text:p>0.0128174</text:p>
          </table:table-cell>
          <table:table-cell office:value-type="float" office:value="2.6875" calcext:value-type="float">
            <text:p>2.6875</text:p>
          </table:table-cell>
          <table:table-cell office:value-type="string" calcext:value-type="string">
            <text:p>-nan</text:p>
          </table:table-cell>
          <table:table-cell office:value-type="float" office:value="0.135802" calcext:value-type="float">
            <text:p>0.135802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0.429688" calcext:value-type="float">
            <text:p>0.429688</text:p>
          </table:table-cell>
          <table:table-cell office:value-type="float" office:value="0.249023" calcext:value-type="float">
            <text:p>0.249023</text:p>
          </table:table-cell>
          <table:table-cell office:value-type="float" office:value="0.0956268" calcext:value-type="float">
            <text:p>0.0956268</text:p>
          </table:table-cell>
          <table:table-cell office:value-type="float" office:value="1.48438" calcext:value-type="float">
            <text:p>1.48438</text:p>
          </table:table-cell>
          <table:table-cell office:value-type="float" office:value="0.917663" calcext:value-type="float">
            <text:p>0.917663</text:p>
          </table:table-cell>
          <table:table-cell office:value-type="float" office:value="0.485982" calcext:value-type="float">
            <text:p>0.485982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49219" calcext:value-type="float">
            <text:p>0.44921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104729" calcext:value-type="float">
            <text:p>0.104729</text:p>
          </table:table-cell>
          <table:table-cell office:value-type="float" office:value="0.914063" calcext:value-type="float">
            <text:p>0.914063</text:p>
          </table:table-cell>
          <table:table-cell office:value-type="float" office:value="1.30417" calcext:value-type="float">
            <text:p>1.30417</text:p>
          </table:table-cell>
          <table:table-cell office:value-type="float" office:value="0.447935" calcext:value-type="float">
            <text:p>0.447935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318359" calcext:value-type="float">
            <text:p>0.318359</text:p>
          </table:table-cell>
          <table:table-cell office:value-type="float" office:value="0.158936" calcext:value-type="float">
            <text:p>0.158936</text:p>
          </table:table-cell>
          <table:table-cell office:value-type="float" office:value="0.0644646" calcext:value-type="float">
            <text:p>0.0644646</text:p>
          </table:table-cell>
          <table:table-cell office:value-type="float" office:value="0.777344" calcext:value-type="float">
            <text:p>0.777344</text:p>
          </table:table-cell>
          <table:table-cell office:value-type="float" office:value="1.06568" calcext:value-type="float">
            <text:p>1.06568</text:p>
          </table:table-cell>
          <table:table-cell office:value-type="float" office:value="0.149337" calcext:value-type="float">
            <text:p>0.149337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0.548828" calcext:value-type="float">
            <text:p>0.548828</text:p>
          </table:table-cell>
          <table:table-cell office:value-type="float" office:value="0.375244" calcext:value-type="float">
            <text:p>0.375244</text:p>
          </table:table-cell>
          <table:table-cell office:value-type="float" office:value="0.221836" calcext:value-type="float">
            <text:p>0.221836</text:p>
          </table:table-cell>
          <table:table-cell office:value-type="float" office:value="0.683594" calcext:value-type="float">
            <text:p>0.683594</text:p>
          </table:table-cell>
          <table:table-cell office:value-type="float" office:value="1.97267" calcext:value-type="float">
            <text:p>1.97267</text:p>
          </table:table-cell>
          <table:table-cell office:value-type="float" office:value="0.47485" calcext:value-type="float">
            <text:p>0.47485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0.519043" calcext:value-type="float">
            <text:p>0.519043</text:p>
          </table:table-cell>
          <table:table-cell office:value-type="float" office:value="0.326721" calcext:value-type="float">
            <text:p>0.326721</text:p>
          </table:table-cell>
          <table:table-cell office:value-type="float" office:value="0.164372" calcext:value-type="float">
            <text:p>0.164372</text:p>
          </table:table-cell>
          <table:table-cell office:value-type="float" office:value="0.963867" calcext:value-type="float">
            <text:p>0.963867</text:p>
          </table:table-cell>
          <table:table-cell office:value-type="float" office:value="1.4872" calcext:value-type="float">
            <text:p>1.4872</text:p>
          </table:table-cell>
          <table:table-cell office:value-type="float" office:value="0.486721" calcext:value-type="float">
            <text:p>0.486721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431152" calcext:value-type="float">
            <text:p>0.431152</text:p>
          </table:table-cell>
          <table:table-cell office:value-type="float" office:value="0.259033" calcext:value-type="float">
            <text:p>0.259033</text:p>
          </table:table-cell>
          <table:table-cell office:value-type="float" office:value="0.12829" calcext:value-type="float">
            <text:p>0.12829</text:p>
          </table:table-cell>
          <table:table-cell office:value-type="float" office:value="1.09473" calcext:value-type="float">
            <text:p>1.09473</text:p>
          </table:table-cell>
          <table:table-cell office:value-type="float" office:value="1.18023" calcext:value-type="float">
            <text:p>1.18023</text:p>
          </table:table-cell>
          <table:table-cell office:value-type="float" office:value="0.362675" calcext:value-type="float">
            <text:p>0.362675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0.48291" calcext:value-type="float">
            <text:p>0.48291</text:p>
          </table:table-cell>
          <table:table-cell office:value-type="float" office:value="0.296417" calcext:value-type="float">
            <text:p>0.296417</text:p>
          </table:table-cell>
          <table:table-cell office:value-type="float" office:value="0.150032" calcext:value-type="float">
            <text:p>0.150032</text:p>
          </table:table-cell>
          <table:table-cell office:value-type="float" office:value="0.896484" calcext:value-type="float">
            <text:p>0.896484</text:p>
          </table:table-cell>
          <table:table-cell office:value-type="float" office:value="1.46463" calcext:value-type="float">
            <text:p>1.46463</text:p>
          </table:table-cell>
          <table:table-cell office:value-type="float" office:value="0.430814" calcext:value-type="float">
            <text:p>0.430814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0.463684" calcext:value-type="float">
            <text:p>0.463684</text:p>
          </table:table-cell>
          <table:table-cell office:value-type="float" office:value="0.282082" calcext:value-type="float">
            <text:p>0.282082</text:p>
          </table:table-cell>
          <table:table-cell office:value-type="float" office:value="0.143676" calcext:value-type="float">
            <text:p>0.143676</text:p>
          </table:table-cell>
          <table:table-cell office:value-type="float" office:value="1.05847" calcext:value-type="float">
            <text:p>1.05847</text:p>
          </table:table-cell>
          <table:table-cell office:value-type="float" office:value="1.27749" calcext:value-type="float">
            <text:p>1.27749</text:p>
          </table:table-cell>
          <table:table-cell office:value-type="float" office:value="0.398113" calcext:value-type="float">
            <text:p>0.398113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485718" calcext:value-type="float">
            <text:p>0.485718</text:p>
          </table:table-cell>
          <table:table-cell office:value-type="float" office:value="0.303436" calcext:value-type="float">
            <text:p>0.303436</text:p>
          </table:table-cell>
          <table:table-cell office:value-type="float" office:value="0.158699" calcext:value-type="float">
            <text:p>0.158699</text:p>
          </table:table-cell>
          <table:table-cell office:value-type="float" office:value="0.914185" calcext:value-type="float">
            <text:p>0.914185</text:p>
          </table:table-cell>
          <table:table-cell office:value-type="float" office:value="1.46811" calcext:value-type="float">
            <text:p>1.46811</text:p>
          </table:table-cell>
          <table:table-cell office:value-type="float" office:value="0.425465" calcext:value-type="float">
            <text:p>0.425465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office:value-type="float" office:value="0.498871" calcext:value-type="float">
            <text:p>0.498871</text:p>
          </table:table-cell>
          <table:table-cell office:value-type="float" office:value="0.315815" calcext:value-type="float">
            <text:p>0.315815</text:p>
          </table:table-cell>
          <table:table-cell office:value-type="float" office:value="0.166556" calcext:value-type="float">
            <text:p>0.166556</text:p>
          </table:table-cell>
          <table:table-cell office:value-type="float" office:value="0.933899" calcext:value-type="float">
            <text:p>0.933899</text:p>
          </table:table-cell>
          <table:table-cell office:value-type="float" office:value="1.48504" calcext:value-type="float">
            <text:p>1.48504</text:p>
          </table:table-cell>
          <table:table-cell office:value-type="float" office:value="0.443361" calcext:value-type="float">
            <text:p>0.443361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office:value-type="float" office:value="0.496696" calcext:value-type="float">
            <text:p>0.496696</text:p>
          </table:table-cell>
          <table:table-cell office:value-type="float" office:value="0.314795" calcext:value-type="float">
            <text:p>0.314795</text:p>
          </table:table-cell>
          <table:table-cell office:value-type="float" office:value="0.16754" calcext:value-type="float">
            <text:p>0.16754</text:p>
          </table:table-cell>
          <table:table-cell office:value-type="float" office:value="0.903702" calcext:value-type="float">
            <text:p>0.903702</text:p>
          </table:table-cell>
          <table:table-cell office:value-type="float" office:value="1.51219" calcext:value-type="float">
            <text:p>1.51219</text:p>
          </table:table-cell>
          <table:table-cell office:value-type="float" office:value="0.436439" calcext:value-type="float">
            <text:p>0.436439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0.491848" calcext:value-type="float">
            <text:p>0.491848</text:p>
          </table:table-cell>
          <table:table-cell office:value-type="float" office:value="0.309192" calcext:value-type="float">
            <text:p>0.309192</text:p>
          </table:table-cell>
          <table:table-cell office:value-type="float" office:value="0.162418" calcext:value-type="float">
            <text:p>0.162418</text:p>
          </table:table-cell>
          <table:table-cell office:value-type="float" office:value="0.927849" calcext:value-type="float">
            <text:p>0.927849</text:p>
          </table:table-cell>
          <table:table-cell office:value-type="float" office:value="1.47169" calcext:value-type="float">
            <text:p>1.47169</text:p>
          </table:table-cell>
          <table:table-cell office:value-type="float" office:value="0.433686" calcext:value-type="float">
            <text:p>0.433686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0.489576" calcext:value-type="float">
            <text:p>0.489576</text:p>
          </table:table-cell>
          <table:table-cell office:value-type="float" office:value="0.307421" calcext:value-type="float">
            <text:p>0.307421</text:p>
          </table:table-cell>
          <table:table-cell office:value-type="float" office:value="0.161319" calcext:value-type="float">
            <text:p>0.161319</text:p>
          </table:table-cell>
          <table:table-cell office:value-type="float" office:value="0.926975" calcext:value-type="float">
            <text:p>0.926975</text:p>
          </table:table-cell>
          <table:table-cell office:value-type="float" office:value="1.46735" calcext:value-type="float">
            <text:p>1.46735</text:p>
          </table:table-cell>
          <table:table-cell office:value-type="float" office:value="0.431021" calcext:value-type="float">
            <text:p>0.431021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" calcext:value-type="float">
            <text:p>17</text:p>
          </table:table-cell>
          <table:table-cell office:value-type="float" office:value="0.492062" calcext:value-type="float">
            <text:p>0.492062</text:p>
          </table:table-cell>
          <table:table-cell office:value-type="float" office:value="0.309809" calcext:value-type="float">
            <text:p>0.309809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934624" calcext:value-type="float">
            <text:p>0.934624</text:p>
          </table:table-cell>
          <table:table-cell office:value-type="float" office:value="1.46691" calcext:value-type="float">
            <text:p>1.46691</text:p>
          </table:table-cell>
          <table:table-cell office:value-type="float" office:value="0.432878" calcext:value-type="float">
            <text:p>0.432878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office:value-type="float" office:value="0.492139" calcext:value-type="float">
            <text:p>0.492139</text:p>
          </table:table-cell>
          <table:table-cell office:value-type="float" office:value="0.309483" calcext:value-type="float">
            <text:p>0.309483</text:p>
          </table:table-cell>
          <table:table-cell office:value-type="float" office:value="0.162582" calcext:value-type="float">
            <text:p>0.162582</text:p>
          </table:table-cell>
          <table:table-cell office:value-type="float" office:value="0.926655" calcext:value-type="float">
            <text:p>0.926655</text:p>
          </table:table-cell>
          <table:table-cell office:value-type="float" office:value="1.47371" calcext:value-type="float">
            <text:p>1.47371</text:p>
          </table:table-cell>
          <table:table-cell office:value-type="float" office:value="0.434181" calcext:value-type="float">
            <text:p>0.434181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0.491506" calcext:value-type="float">
            <text:p>0.491506</text:p>
          </table:table-cell>
          <table:table-cell office:value-type="float" office:value="0.309107" calcext:value-type="float">
            <text:p>0.309107</text:p>
          </table:table-cell>
          <table:table-cell office:value-type="float" office:value="0.162582" calcext:value-type="float">
            <text:p>0.162582</text:p>
          </table:table-cell>
          <table:table-cell office:value-type="float" office:value="0.924069" calcext:value-type="float">
            <text:p>0.924069</text:p>
          </table:table-cell>
          <table:table-cell office:value-type="float" office:value="1.47514" calcext:value-type="float">
            <text:p>1.47514</text:p>
          </table:table-cell>
          <table:table-cell office:value-type="float" office:value="0.432801" calcext:value-type="float">
            <text:p>0.4328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16406" calcext:value-type="float">
            <text:p>0.316406</text:p>
          </table:table-cell>
          <table:table-cell office:value-type="float" office:value="0.75" calcext:value-type="float">
            <text:p>0.75</text:p>
          </table:table-cell>
          <table:table-cell office:value-type="float" office:value="2.34521" calcext:value-type="float">
            <text:p>2.34521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76562" calcext:value-type="float">
            <text:p>0.476562</text:p>
          </table:table-cell>
          <table:table-cell office:value-type="float" office:value="0.234497" calcext:value-type="float">
            <text:p>0.234497</text:p>
          </table:table-cell>
          <table:table-cell office:value-type="float" office:value="0.5" calcext:value-type="float">
            <text:p>0.5</text:p>
          </table:table-cell>
          <table:table-cell office:value-type="float" office:value="2.66927" calcext:value-type="float">
            <text:p>2.66927</text:p>
          </table:table-cell>
          <table:table-cell office:value-type="float" office:value="0.655827" calcext:value-type="float">
            <text:p>0.655827</text:p>
          </table:table-cell>
          <table:table-cell table:number-columns-repeated="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636719" calcext:value-type="float">
            <text:p>0.636719</text:p>
          </table:table-cell>
          <table:table-cell office:value-type="float" office:value="0.468811" calcext:value-type="float">
            <text:p>0.468811</text:p>
          </table:table-cell>
          <table:table-cell office:value-type="float" office:value="0.4375" calcext:value-type="float">
            <text:p>0.4375</text:p>
          </table:table-cell>
          <table:table-cell office:value-type="float" office:value="3.33809" calcext:value-type="float">
            <text:p>3.33809</text:p>
          </table:table-cell>
          <table:table-cell office:value-type="float" office:value="0.614538" calcext:value-type="float">
            <text:p>0.614538</text:p>
          </table:table-cell>
          <table:table-cell table:number-columns-repeated="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572266" calcext:value-type="float">
            <text:p>0.572266</text:p>
          </table:table-cell>
          <table:table-cell office:value-type="float" office:value="0.412689" calcext:value-type="float">
            <text:p>0.412689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3.58025" calcext:value-type="float">
            <text:p>3.58025</text:p>
          </table:table-cell>
          <table:table-cell office:value-type="float" office:value="0.579945" calcext:value-type="float">
            <text:p>0.579945</text:p>
          </table:table-cell>
          <table:table-cell table:number-columns-repeated="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office:value-type="float" office:value="0.445312" calcext:value-type="float">
            <text:p>0.445312</text:p>
          </table:table-cell>
          <table:table-cell office:value-type="float" office:value="0.24707" calcext:value-type="float">
            <text:p>0.24707</text:p>
          </table:table-cell>
          <table:table-cell office:value-type="float" office:value="0.103745" calcext:value-type="float">
            <text:p>0.10374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1.5" calcext:value-type="float">
            <text:p>1.5</text:p>
          </table:table-cell>
          <table:table-cell office:value-type="float" office:value="0.433496" calcext:value-type="float">
            <text:p>0.433496</text:p>
          </table:table-cell>
          <table:table-cell table:number-columns-repeated="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.625</text:p>
          </table:table-cell>
          <table:table-cell office:value-type="float" office:value="0.430176" calcext:value-type="float">
            <text:p>0.430176</text:p>
          </table:table-cell>
          <table:table-cell office:value-type="float" office:value="0.236977" calcext:value-type="float">
            <text:p>0.236977</text:p>
          </table:table-cell>
          <table:table-cell office:value-type="float" office:value="0.5" calcext:value-type="float">
            <text:p>0.5</text:p>
          </table:table-cell>
          <table:table-cell office:value-type="float" office:value="2.52642" calcext:value-type="float">
            <text:p>2.52642</text:p>
          </table:table-cell>
          <table:table-cell office:value-type="float" office:value="0.573133" calcext:value-type="float">
            <text:p>0.573133</text:p>
          </table:table-cell>
          <table:table-cell table:number-columns-repeated="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7" calcext:value-type="float">
            <text:p>7</text:p>
          </table:table-cell>
          <table:table-cell office:value-type="float" office:value="0.473633" calcext:value-type="float">
            <text:p>0.473633</text:p>
          </table:table-cell>
          <table:table-cell office:value-type="float" office:value="0.275513" calcext:value-type="float">
            <text:p>0.275513</text:p>
          </table:table-cell>
          <table:table-cell office:value-type="float" office:value="0.124079" calcext:value-type="float">
            <text:p>0.124079</text:p>
          </table:table-cell>
          <table:table-cell office:value-type="float" office:value="0.927734" calcext:value-type="float">
            <text:p>0.927734</text:p>
          </table:table-cell>
          <table:table-cell office:value-type="float" office:value="1.36959" calcext:value-type="float">
            <text:p>1.36959</text:p>
          </table:table-cell>
          <table:table-cell office:value-type="float" office:value="0.45513" calcext:value-type="float">
            <text:p>0.45513</text:p>
          </table:table-cell>
          <table:table-cell table:number-columns-repeated="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" calcext:value-type="float">
            <text:p>8</text:p>
          </table:table-cell>
          <table:table-cell office:value-type="float" office:value="0.536621" calcext:value-type="float">
            <text:p>0.536621</text:p>
          </table:table-cell>
          <table:table-cell office:value-type="float" office:value="0.356628" calcext:value-type="float">
            <text:p>0.356628</text:p>
          </table:table-cell>
          <table:table-cell office:value-type="float" office:value="0.202353" calcext:value-type="float">
            <text:p>0.202353</text:p>
          </table:table-cell>
          <table:table-cell office:value-type="float" office:value="0.866211" calcext:value-type="float">
            <text:p>0.866211</text:p>
          </table:table-cell>
          <table:table-cell office:value-type="float" office:value="1.67143" calcext:value-type="float">
            <text:p>1.67143</text:p>
          </table:table-cell>
          <table:table-cell office:value-type="float" office:value="0.469656" calcext:value-type="float">
            <text:p>0.469656</text:p>
          </table:table-cell>
          <table:table-cell table:number-columns-repeated="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" calcext:value-type="float">
            <text:p>9</text:p>
          </table:table-cell>
          <table:table-cell office:value-type="float" office:value="0.472412" calcext:value-type="float">
            <text:p>0.472412</text:p>
          </table:table-cell>
          <table:table-cell office:value-type="float" office:value="0.284882" calcext:value-type="float">
            <text:p>0.284882</text:p>
          </table:table-cell>
          <table:table-cell office:value-type="float" office:value="0.13932" calcext:value-type="float">
            <text:p>0.13932</text:p>
          </table:table-cell>
          <table:table-cell office:value-type="float" office:value="0.953613" calcext:value-type="float">
            <text:p>0.953613</text:p>
          </table:table-cell>
          <table:table-cell office:value-type="float" office:value="1.37474" calcext:value-type="float">
            <text:p>1.37474</text:p>
          </table:table-cell>
          <table:table-cell office:value-type="float" office:value="0.42778" calcext:value-type="float">
            <text:p>0.42778</text:p>
          </table:table-cell>
          <table:table-cell table:number-columns-repeated="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 office:value-type="float" office:value="0.476929" calcext:value-type="float">
            <text:p>0.476929</text:p>
          </table:table-cell>
          <table:table-cell office:value-type="float" office:value="0.290237" calcext:value-type="float">
            <text:p>0.290237</text:p>
          </table:table-cell>
          <table:table-cell office:value-type="float" office:value="0.145249" calcext:value-type="float">
            <text:p>0.145249</text:p>
          </table:table-cell>
          <table:table-cell office:value-type="float" office:value="0.946533" calcext:value-type="float">
            <text:p>0.946533</text:p>
          </table:table-cell>
          <table:table-cell office:value-type="float" office:value="1.39752" calcext:value-type="float">
            <text:p>1.39752</text:p>
          </table:table-cell>
          <table:table-cell office:value-type="float" office:value="0.425243" calcext:value-type="float">
            <text:p>0.425243</text:p>
          </table:table-cell>
          <table:table-cell table:number-columns-repeated="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" calcext:value-type="float">
            <text:p>11</text:p>
          </table:table-cell>
          <table:table-cell office:value-type="float" office:value="0.457581" calcext:value-type="float">
            <text:p>0.457581</text:p>
          </table:table-cell>
          <table:table-cell office:value-type="float" office:value="0.276787" calcext:value-type="float">
            <text:p>0.276787</text:p>
          </table:table-cell>
          <table:table-cell office:value-type="float" office:value="0.138879" calcext:value-type="float">
            <text:p>0.138879</text:p>
          </table:table-cell>
          <table:table-cell office:value-type="float" office:value="0.994019" calcext:value-type="float">
            <text:p>0.994019</text:p>
          </table:table-cell>
          <table:table-cell office:value-type="float" office:value="1.31439" calcext:value-type="float">
            <text:p>1.31439</text:p>
          </table:table-cell>
          <table:table-cell office:value-type="float" office:value="0.39574" calcext:value-type="float">
            <text:p>0.39574</text:p>
          </table:table-cell>
          <table:table-cell table:number-columns-repeated="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2" calcext:value-type="float">
            <text:p>12</text:p>
          </table:table-cell>
          <table:table-cell office:value-type="float" office:value="0.451294" calcext:value-type="float">
            <text:p>0.451294</text:p>
          </table:table-cell>
          <table:table-cell office:value-type="float" office:value="0.268242" calcext:value-type="float">
            <text:p>0.268242</text:p>
          </table:table-cell>
          <table:table-cell office:value-type="float" office:value="0.130196" calcext:value-type="float">
            <text:p>0.130196</text:p>
          </table:table-cell>
          <table:table-cell office:value-type="float" office:value="0.985107" calcext:value-type="float">
            <text:p>0.985107</text:p>
          </table:table-cell>
          <table:table-cell office:value-type="float" office:value="1.29552" calcext:value-type="float">
            <text:p>1.29552</text:p>
          </table:table-cell>
          <table:table-cell office:value-type="float" office:value="0.396854" calcext:value-type="float">
            <text:p>0.396854</text:p>
          </table:table-cell>
          <table:table-cell table:number-columns-repeated="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" calcext:value-type="float">
            <text:p>13</text:p>
          </table:table-cell>
          <table:table-cell office:value-type="float" office:value="0.459427" calcext:value-type="float">
            <text:p>0.459427</text:p>
          </table:table-cell>
          <table:table-cell office:value-type="float" office:value="0.278704" calcext:value-type="float">
            <text:p>0.278704</text:p>
          </table:table-cell>
          <table:table-cell office:value-type="float" office:value="0.14037" calcext:value-type="float">
            <text:p>0.14037</text:p>
          </table:table-cell>
          <table:table-cell office:value-type="float" office:value="0.963348" calcext:value-type="float">
            <text:p>0.963348</text:p>
          </table:table-cell>
          <table:table-cell office:value-type="float" office:value="1.34702" calcext:value-type="float">
            <text:p>1.34702</text:p>
          </table:table-cell>
          <table:table-cell office:value-type="float" office:value="0.397623" calcext:value-type="float">
            <text:p>0.397623</text:p>
          </table:table-cell>
          <table:table-cell table:number-columns-repeated="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" calcext:value-type="float">
            <text:p>14</text:p>
          </table:table-cell>
          <table:table-cell office:value-type="float" office:value="0.468231" calcext:value-type="float">
            <text:p>0.468231</text:p>
          </table:table-cell>
          <table:table-cell office:value-type="float" office:value="0.285343" calcext:value-type="float">
            <text:p>0.285343</text:p>
          </table:table-cell>
          <table:table-cell office:value-type="float" office:value="0.14322" calcext:value-type="float">
            <text:p>0.14322</text:p>
          </table:table-cell>
          <table:table-cell office:value-type="float" office:value="0.95755" calcext:value-type="float">
            <text:p>0.95755</text:p>
          </table:table-cell>
          <table:table-cell office:value-type="float" office:value="1.37257" calcext:value-type="float">
            <text:p>1.37257</text:p>
          </table:table-cell>
          <table:table-cell office:value-type="float" office:value="0.413663" calcext:value-type="float">
            <text:p>0.413663</text:p>
          </table:table-cell>
          <table:table-cell table:number-columns-repeated="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5" calcext:value-type="float">
            <text:p>15</text:p>
          </table:table-cell>
          <table:table-cell office:value-type="float" office:value="0.468906" calcext:value-type="float">
            <text:p>0.468906</text:p>
          </table:table-cell>
          <table:table-cell office:value-type="float" office:value="0.286644" calcext:value-type="float">
            <text:p>0.286644</text:p>
          </table:table-cell>
          <table:table-cell office:value-type="float" office:value="0.145326" calcext:value-type="float">
            <text:p>0.145326</text:p>
          </table:table-cell>
          <table:table-cell office:value-type="float" office:value="0.938408" calcext:value-type="float">
            <text:p>0.938408</text:p>
          </table:table-cell>
          <table:table-cell office:value-type="float" office:value="1.39415" calcext:value-type="float">
            <text:p>1.39415</text:p>
          </table:table-cell>
          <table:table-cell office:value-type="float" office:value="0.410432" calcext:value-type="float">
            <text:p>0.410432</text:p>
          </table:table-cell>
          <table:table-cell table:number-columns-repeated="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office:value-type="float" office:value="0.465168" calcext:value-type="float">
            <text:p>0.465168</text:p>
          </table:table-cell>
          <table:table-cell office:value-type="float" office:value="0.283037" calcext:value-type="float">
            <text:p>0.283037</text:p>
          </table:table-cell>
          <table:table-cell office:value-type="float" office:value="0.142766" calcext:value-type="float">
            <text:p>0.142766</text:p>
          </table:table-cell>
          <table:table-cell office:value-type="float" office:value="0.961006" calcext:value-type="float">
            <text:p>0.961006</text:p>
          </table:table-cell>
          <table:table-cell office:value-type="float" office:value="1.36241" calcext:value-type="float">
            <text:p>1.36241</text:p>
          </table:table-cell>
          <table:table-cell office:value-type="float" office:value="0.405956" calcext:value-type="float">
            <text:p>0.405956</text:p>
          </table:table-cell>
          <table:table-cell table:number-columns-repeated="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7" calcext:value-type="float">
            <text:p>17</text:p>
          </table:table-cell>
          <table:table-cell office:value-type="float" office:value="0.463141" calcext:value-type="float">
            <text:p>0.463141</text:p>
          </table:table-cell>
          <table:table-cell office:value-type="float" office:value="0.280599" calcext:value-type="float">
            <text:p>0.280599</text:p>
          </table:table-cell>
          <table:table-cell office:value-type="float" office:value="0.140412" calcext:value-type="float">
            <text:p>0.140412</text:p>
          </table:table-cell>
          <table:table-cell office:value-type="float" office:value="0.967524" calcext:value-type="float">
            <text:p>0.967524</text:p>
          </table:table-cell>
          <table:table-cell office:value-type="float" office:value="1.34913" calcext:value-type="float">
            <text:p>1.34913</text:p>
          </table:table-cell>
          <table:table-cell office:value-type="float" office:value="0.405556" calcext:value-type="float">
            <text:p>0.405556</text:p>
          </table:table-cell>
          <table:table-cell table:number-columns-repeated="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8" calcext:value-type="float">
            <text:p>18</text:p>
          </table:table-cell>
          <table:table-cell office:value-type="float" office:value="0.462687" calcext:value-type="float">
            <text:p>0.462687</text:p>
          </table:table-cell>
          <table:table-cell office:value-type="float" office:value="0.28082" calcext:value-type="float">
            <text:p>0.28082</text:p>
          </table:table-cell>
          <table:table-cell office:value-type="float" office:value="0.141041" calcext:value-type="float">
            <text:p>0.141041</text:p>
          </table:table-cell>
          <table:table-cell office:value-type="float" office:value="0.957142" calcext:value-type="float">
            <text:p>0.957142</text:p>
          </table:table-cell>
          <table:table-cell office:value-type="float" office:value="1.3591" calcext:value-type="float">
            <text:p>1.3591</text:p>
          </table:table-cell>
          <table:table-cell office:value-type="float" office:value="0.403832" calcext:value-type="float">
            <text:p>0.403832</text:p>
          </table:table-cell>
          <table:table-cell table:number-columns-repeated="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  <table:table-cell office:value-type="float" office:value="0.465563" calcext:value-type="float">
            <text:p>0.465563</text:p>
          </table:table-cell>
          <table:table-cell office:value-type="float" office:value="0.28301" calcext:value-type="float">
            <text:p>0.28301</text:p>
          </table:table-cell>
          <table:table-cell office:value-type="float" office:value="0.142225" calcext:value-type="float">
            <text:p>0.142225</text:p>
          </table:table-cell>
          <table:table-cell office:value-type="float" office:value="0.957966" calcext:value-type="float">
            <text:p>0.957966</text:p>
          </table:table-cell>
          <table:table-cell office:value-type="float" office:value="1.36507" calcext:value-type="float">
            <text:p>1.36507</text:p>
          </table:table-cell>
          <table:table-cell office:value-type="float" office:value="0.408093" calcext:value-type="float">
            <text:p>0.4080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101562" calcext:value-type="float">
            <text:p>0.101562</text:p>
          </table:table-cell>
          <table:table-cell office:value-type="float" office:value="0.0118408" calcext:value-type="float">
            <text:p>0.0118408</text:p>
          </table:table-cell>
          <table:table-cell office:value-type="float" office:value="0.625" calcext:value-type="float">
            <text:p>0.625</text:p>
          </table:table-cell>
          <table:table-cell office:value-type="float" office:value="0.894427" calcext:value-type="float">
            <text:p>0.894427</text:p>
          </table:table-cell>
          <table:table-cell office:value-type="float" office:value="0.617357" calcext:value-type="float">
            <text:p>0.617357</text:p>
          </table:table-cell>
          <table:table-cell table:number-columns-repeated="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117188" calcext:value-type="float">
            <text:p>0.0117188</text:p>
          </table:table-cell>
          <table:table-cell office:value-type="float" office:value="0.000183105" calcext:value-type="float">
            <text:p>0.000183105</text:p>
          </table:table-cell>
          <table:table-cell office:value-type="float" office:value="1.0625" calcext:value-type="float">
            <text:p>1.0625</text:p>
          </table:table-cell>
          <table:table-cell office:value-type="string" calcext:value-type="string">
            <text:p>-nan</text:p>
          </table:table-cell>
          <table:table-cell office:value-type="float" office:value="0.555556" calcext:value-type="float">
            <text:p>0.555556</text:p>
          </table:table-cell>
          <table:table-cell table:number-columns-repeated="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0371094" calcext:value-type="float">
            <text:p>0.0371094</text:p>
          </table:table-cell>
          <table:table-cell office:value-type="float" office:value="0.00204468" calcext:value-type="float">
            <text:p>0.00204468</text:p>
          </table:table-cell>
          <table:table-cell office:value-type="float" office:value="2.15625" calcext:value-type="float">
            <text:p>2.15625</text:p>
          </table:table-cell>
          <table:table-cell office:value-type="string" calcext:value-type="string">
            <text:p>-nan</text:p>
          </table:table-cell>
          <table:table-cell office:value-type="float" office:value="0.505078" calcext:value-type="float">
            <text:p>0.505078</text:p>
          </table:table-cell>
          <table:table-cell table:number-columns-repeated="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38281" calcext:value-type="float">
            <text:p>0.238281</text:p>
          </table:table-cell>
          <table:table-cell office:value-type="float" office:value="0.083374" calcext:value-type="float">
            <text:p>0.083374</text:p>
          </table:table-cell>
          <table:table-cell office:value-type="float" office:value="0.625" calcext:value-type="float">
            <text:p>0.625</text:p>
          </table:table-cell>
          <table:table-cell office:value-type="float" office:value="1.59687" calcext:value-type="float">
            <text:p>1.59687</text:p>
          </table:table-cell>
          <table:table-cell office:value-type="float" office:value="0.510526" calcext:value-type="float">
            <text:p>0.510526</text:p>
          </table:table-cell>
          <table:table-cell table:number-columns-repeated="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office:value-type="float" office:value="0.367188" calcext:value-type="float">
            <text:p>0.367188</text:p>
          </table:table-cell>
          <table:table-cell office:value-type="float" office:value="0.198242" calcext:value-type="float">
            <text:p>0.198242</text:p>
          </table:table-cell>
          <table:table-cell office:value-type="float" office:value="0.0845795" calcext:value-type="float">
            <text:p>0.084579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1.10469" calcext:value-type="float">
            <text:p>1.10469</text:p>
          </table:table-cell>
          <table:table-cell office:value-type="float" office:value="0.282616" calcext:value-type="float">
            <text:p>0.282616</text:p>
          </table:table-cell>
          <table:table-cell table:number-columns-repeated="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142578" calcext:value-type="float">
            <text:p>0.142578</text:p>
          </table:table-cell>
          <table:table-cell office:value-type="float" office:value="0.0402679" calcext:value-type="float">
            <text:p>0.0402679</text:p>
          </table:table-cell>
          <table:table-cell office:value-type="float" office:value="1.0625" calcext:value-type="float">
            <text:p>1.0625</text:p>
          </table:table-cell>
          <table:table-cell office:value-type="float" office:value="0.757317" calcext:value-type="float">
            <text:p>0.757317</text:p>
          </table:table-cell>
          <table:table-cell office:value-type="float" office:value="0.339714" calcext:value-type="float">
            <text:p>0.339714</text:p>
          </table:table-cell>
          <table:table-cell table:number-columns-repeated="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7" calcext:value-type="float">
            <text:p>7</text:p>
          </table:table-cell>
          <table:table-cell office:value-type="float" office:value="0.450195" calcext:value-type="float">
            <text:p>0.450195</text:p>
          </table:table-cell>
          <table:table-cell office:value-type="float" office:value="0.266479" calcext:value-type="float">
            <text:p>0.266479</text:p>
          </table:table-cell>
          <table:table-cell office:value-type="float" office:value="0.131971" calcext:value-type="float">
            <text:p>0.131971</text:p>
          </table:table-cell>
          <table:table-cell office:value-type="float" office:value="0.974609" calcext:value-type="float">
            <text:p>0.974609</text:p>
          </table:table-cell>
          <table:table-cell office:value-type="float" office:value="1.29899" calcext:value-type="float">
            <text:p>1.29899</text:p>
          </table:table-cell>
          <table:table-cell office:value-type="float" office:value="0.380515" calcext:value-type="float">
            <text:p>0.380515</text:p>
          </table:table-cell>
          <table:table-cell table:number-columns-repeated="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8" calcext:value-type="float">
            <text:p>8</text:p>
          </table:table-cell>
          <table:table-cell office:value-type="float" office:value="0.458984" calcext:value-type="float">
            <text:p>0.458984</text:p>
          </table:table-cell>
          <table:table-cell office:value-type="float" office:value="0.277832" calcext:value-type="float">
            <text:p>0.277832</text:p>
          </table:table-cell>
          <table:table-cell office:value-type="float" office:value="0.138866" calcext:value-type="float">
            <text:p>0.138866</text:p>
          </table:table-cell>
          <table:table-cell office:value-type="float" office:value="1.16406" calcext:value-type="float">
            <text:p>1.16406</text:p>
          </table:table-cell>
          <table:table-cell office:value-type="float" office:value="1.18718" calcext:value-type="float">
            <text:p>1.18718</text:p>
          </table:table-cell>
          <table:table-cell office:value-type="float" office:value="0.400331" calcext:value-type="float">
            <text:p>0.400331</text:p>
          </table:table-cell>
          <table:table-cell table:number-columns-repeated="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9" calcext:value-type="float">
            <text:p>9</text:p>
          </table:table-cell>
          <table:table-cell office:value-type="float" office:value="0.422607" calcext:value-type="float">
            <text:p>0.422607</text:p>
          </table:table-cell>
          <table:table-cell office:value-type="float" office:value="0.248077" calcext:value-type="float">
            <text:p>0.248077</text:p>
          </table:table-cell>
          <table:table-cell office:value-type="float" office:value="0.125453" calcext:value-type="float">
            <text:p>0.125453</text:p>
          </table:table-cell>
          <table:table-cell office:value-type="float" office:value="0.95752" calcext:value-type="float">
            <text:p>0.95752</text:p>
          </table:table-cell>
          <table:table-cell office:value-type="float" office:value="1.25406" calcext:value-type="float">
            <text:p>1.25406</text:p>
          </table:table-cell>
          <table:table-cell office:value-type="float" office:value="0.320509" calcext:value-type="float">
            <text:p>0.320509</text:p>
          </table:table-cell>
          <table:table-cell table:number-columns-repeated="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office:value-type="float" office:value="0.425171" calcext:value-type="float">
            <text:p>0.425171</text:p>
          </table:table-cell>
          <table:table-cell office:value-type="float" office:value="0.249496" calcext:value-type="float">
            <text:p>0.249496</text:p>
          </table:table-cell>
          <table:table-cell office:value-type="float" office:value="0.121137" calcext:value-type="float">
            <text:p>0.121137</text:p>
          </table:table-cell>
          <table:table-cell office:value-type="float" office:value="1.04761" calcext:value-type="float">
            <text:p>1.04761</text:p>
          </table:table-cell>
          <table:table-cell office:value-type="float" office:value="1.18544" calcext:value-type="float">
            <text:p>1.18544</text:p>
          </table:table-cell>
          <table:table-cell office:value-type="float" office:value="0.351324" calcext:value-type="float">
            <text:p>0.351324</text:p>
          </table:table-cell>
          <table:table-cell table:number-columns-repeated="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" calcext:value-type="float">
            <text:p>11</text:p>
          </table:table-cell>
          <table:table-cell office:value-type="float" office:value="0.437378" calcext:value-type="float">
            <text:p>0.437378</text:p>
          </table:table-cell>
          <table:table-cell office:value-type="float" office:value="0.254791" calcext:value-type="float">
            <text:p>0.254791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1.03345" calcext:value-type="float">
            <text:p>1.03345</text:p>
          </table:table-cell>
          <table:table-cell office:value-type="float" office:value="1.21341" calcext:value-type="float">
            <text:p>1.21341</text:p>
          </table:table-cell>
          <table:table-cell office:value-type="float" office:value="0.380363" calcext:value-type="float">
            <text:p>0.380363</text:p>
          </table:table-cell>
          <table:table-cell table:number-columns-repeated="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" calcext:value-type="float">
            <text:p>12</text:p>
          </table:table-cell>
          <table:table-cell office:value-type="float" office:value="0.433746" calcext:value-type="float">
            <text:p>0.433746</text:p>
          </table:table-cell>
          <table:table-cell office:value-type="float" office:value="0.254047" calcext:value-type="float">
            <text:p>0.254047</text:p>
          </table:table-cell>
          <table:table-cell office:value-type="float" office:value="0.121568" calcext:value-type="float">
            <text:p>0.121568</text:p>
          </table:table-cell>
          <table:table-cell office:value-type="float" office:value="1.03961" calcext:value-type="float">
            <text:p>1.03961</text:p>
          </table:table-cell>
          <table:table-cell office:value-type="float" office:value="1.20621" calcext:value-type="float">
            <text:p>1.20621</text:p>
          </table:table-cell>
          <table:table-cell office:value-type="float" office:value="0.37213" calcext:value-type="float">
            <text:p>0.37213</text:p>
          </table:table-cell>
          <table:table-cell table:number-columns-repeated="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3" calcext:value-type="float">
            <text:p>13</text:p>
          </table:table-cell>
          <table:table-cell office:value-type="float" office:value="0.441315" calcext:value-type="float">
            <text:p>0.441315</text:p>
          </table:table-cell>
          <table:table-cell office:value-type="float" office:value="0.259235" calcext:value-type="float">
            <text:p>0.259235</text:p>
          </table:table-cell>
          <table:table-cell office:value-type="float" office:value="0.124229" calcext:value-type="float">
            <text:p>0.124229</text:p>
          </table:table-cell>
          <table:table-cell office:value-type="float" office:value="0.980347" calcext:value-type="float">
            <text:p>0.980347</text:p>
          </table:table-cell>
          <table:table-cell office:value-type="float" office:value="1.27101" calcext:value-type="float">
            <text:p>1.27101</text:p>
          </table:table-cell>
          <table:table-cell office:value-type="float" office:value="0.383814" calcext:value-type="float">
            <text:p>0.383814</text:p>
          </table:table-cell>
          <table:table-cell table:number-columns-repeated="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" calcext:value-type="float">
            <text:p>14</text:p>
          </table:table-cell>
          <table:table-cell office:value-type="float" office:value="0.440041" calcext:value-type="float">
            <text:p>0.440041</text:p>
          </table:table-cell>
          <table:table-cell office:value-type="float" office:value="0.258119" calcext:value-type="float">
            <text:p>0.258119</text:p>
          </table:table-cell>
          <table:table-cell office:value-type="float" office:value="0.123489" calcext:value-type="float">
            <text:p>0.123489</text:p>
          </table:table-cell>
          <table:table-cell office:value-type="float" office:value="1.00694" calcext:value-type="float">
            <text:p>1.00694</text:p>
          </table:table-cell>
          <table:table-cell office:value-type="float" office:value="1.24528" calcext:value-type="float">
            <text:p>1.24528</text:p>
          </table:table-cell>
          <table:table-cell office:value-type="float" office:value="0.382173" calcext:value-type="float">
            <text:p>0.382173</text:p>
          </table:table-cell>
          <table:table-cell table:number-columns-repeated="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" calcext:value-type="float">
            <text:p>15</text:p>
          </table:table-cell>
          <table:table-cell office:value-type="float" office:value="0.439758" calcext:value-type="float">
            <text:p>0.439758</text:p>
          </table:table-cell>
          <table:table-cell office:value-type="float" office:value="0.257322" calcext:value-type="float">
            <text:p>0.257322</text:p>
          </table:table-cell>
          <table:table-cell office:value-type="float" office:value="0.122687" calcext:value-type="float">
            <text:p>0.122687</text:p>
          </table:table-cell>
          <table:table-cell office:value-type="float" office:value="0.988266" calcext:value-type="float">
            <text:p>0.988266</text:p>
          </table:table-cell>
          <table:table-cell office:value-type="float" office:value="1.25818" calcext:value-type="float">
            <text:p>1.25818</text:p>
          </table:table-cell>
          <table:table-cell office:value-type="float" office:value="0.382381" calcext:value-type="float">
            <text:p>0.382381</text:p>
          </table:table-cell>
          <table:table-cell table:number-columns-repeated="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6" calcext:value-type="float">
            <text:p>16</text:p>
          </table:table-cell>
          <table:table-cell office:value-type="float" office:value="0.440063" calcext:value-type="float">
            <text:p>0.440063</text:p>
          </table:table-cell>
          <table:table-cell office:value-type="float" office:value="0.25886" calcext:value-type="float">
            <text:p>0.25886</text:p>
          </table:table-cell>
          <table:table-cell office:value-type="float" office:value="0.125031" calcext:value-type="float">
            <text:p>0.125031</text:p>
          </table:table-cell>
          <table:table-cell office:value-type="float" office:value="0.992233" calcext:value-type="float">
            <text:p>0.992233</text:p>
          </table:table-cell>
          <table:table-cell office:value-type="float" office:value="1.2598" calcext:value-type="float">
            <text:p>1.2598</text:p>
          </table:table-cell>
          <table:table-cell office:value-type="float" office:value="0.378032" calcext:value-type="float">
            <text:p>0.378032</text:p>
          </table:table-cell>
          <table:table-cell table:number-columns-repeated="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7" calcext:value-type="float">
            <text:p>17</text:p>
          </table:table-cell>
          <table:table-cell office:value-type="float" office:value="0.443418" calcext:value-type="float">
            <text:p>0.443418</text:p>
          </table:table-cell>
          <table:table-cell office:value-type="float" office:value="0.261674" calcext:value-type="float">
            <text:p>0.261674</text:p>
          </table:table-cell>
          <table:table-cell office:value-type="float" office:value="0.126518" calcext:value-type="float">
            <text:p>0.126518</text:p>
          </table:table-cell>
          <table:table-cell office:value-type="float" office:value="0.977045" calcext:value-type="float">
            <text:p>0.977045</text:p>
          </table:table-cell>
          <table:table-cell office:value-type="float" office:value="1.28163" calcext:value-type="float">
            <text:p>1.28163</text:p>
          </table:table-cell>
          <table:table-cell office:value-type="float" office:value="0.384101" calcext:value-type="float">
            <text:p>0.384101</text:p>
          </table:table-cell>
          <table:table-cell table:number-columns-repeated="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8" calcext:value-type="float">
            <text:p>18</text:p>
          </table:table-cell>
          <table:table-cell office:value-type="float" office:value="0.441176" calcext:value-type="float">
            <text:p>0.441176</text:p>
          </table:table-cell>
          <table:table-cell office:value-type="float" office:value="0.25992" calcext:value-type="float">
            <text:p>0.25992</text:p>
          </table:table-cell>
          <table:table-cell office:value-type="float" office:value="0.125469" calcext:value-type="float">
            <text:p>0.125469</text:p>
          </table:table-cell>
          <table:table-cell office:value-type="float" office:value="0.989947" calcext:value-type="float">
            <text:p>0.989947</text:p>
          </table:table-cell>
          <table:table-cell office:value-type="float" office:value="1.2651" calcext:value-type="float">
            <text:p>1.2651</text:p>
          </table:table-cell>
          <table:table-cell office:value-type="float" office:value="0.380937" calcext:value-type="float">
            <text:p>0.380937</text:p>
          </table:table-cell>
          <table:table-cell table:number-columns-repeated="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  <table:table-cell office:value-type="float" office:value="0.442646" calcext:value-type="float">
            <text:p>0.442646</text:p>
          </table:table-cell>
          <table:table-cell office:value-type="float" office:value="0.260695" calcext:value-type="float">
            <text:p>0.260695</text:p>
          </table:table-cell>
          <table:table-cell office:value-type="float" office:value="0.125606" calcext:value-type="float">
            <text:p>0.125606</text:p>
          </table:table-cell>
          <table:table-cell office:value-type="float" office:value="0.986645" calcext:value-type="float">
            <text:p>0.986645</text:p>
          </table:table-cell>
          <table:table-cell office:value-type="float" office:value="1.27035" calcext:value-type="float">
            <text:p>1.27035</text:p>
          </table:table-cell>
          <table:table-cell office:value-type="float" office:value="0.383938" calcext:value-type="float">
            <text:p>0.3839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16406" calcext:value-type="float">
            <text:p>0.316406</text:p>
          </table:table-cell>
          <table:table-cell office:value-type="float" office:value="2.37985E-032" calcext:value-type="float">
            <text:p>2.37985E-32</text:p>
          </table:table-cell>
          <table:table-cell office:value-type="float" office:value="1.37509E+016" calcext:value-type="float">
            <text:p>1.37509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238281" calcext:value-type="float">
            <text:p>0.238281</text:p>
          </table:table-cell>
          <table:table-cell office:value-type="float" office:value="0.0703735" calcext:value-type="float">
            <text:p>0.0703735</text:p>
          </table:table-cell>
          <table:table-cell office:value-type="float" office:value="1.6875" calcext:value-type="float">
            <text:p>1.6875</text:p>
          </table:table-cell>
          <table:table-cell office:value-type="float" office:value="0.793492" calcext:value-type="float">
            <text:p>0.793492</text:p>
          </table:table-cell>
          <table:table-cell office:value-type="float" office:value="0.586849" calcext:value-type="float">
            <text:p>0.586849</text:p>
          </table:table-cell>
          <table:table-cell table:number-columns-repeated="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0976562" calcext:value-type="float">
            <text:p>0.0976562</text:p>
          </table:table-cell>
          <table:table-cell office:value-type="float" office:value="0.0245972" calcext:value-type="float">
            <text:p>0.0245972</text:p>
          </table:table-cell>
          <table:table-cell office:value-type="float" office:value="1.5625" calcext:value-type="float">
            <text:p>1.5625</text:p>
          </table:table-cell>
          <table:table-cell office:value-type="float" office:value="0" calcext:value-type="float">
            <text:p>0</text:p>
          </table:table-cell>
          <table:table-cell office:value-type="float" office:value="0.140267" calcext:value-type="float">
            <text:p>0.140267</text:p>
          </table:table-cell>
          <table:table-cell table:number-columns-repeated="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78906" calcext:value-type="float">
            <text:p>0.378906</text:p>
          </table:table-cell>
          <table:table-cell office:value-type="float" office:value="0.179504" calcext:value-type="float">
            <text:p>0.179504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1.75858" calcext:value-type="float">
            <text:p>1.75858</text:p>
          </table:table-cell>
          <table:table-cell office:value-type="float" office:value="0.583236" calcext:value-type="float">
            <text:p>0.583236</text:p>
          </table:table-cell>
          <table:table-cell table:number-columns-repeated="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5" calcext:value-type="float">
            <text:p>5</text:p>
          </table:table-cell>
          <table:table-cell office:value-type="float" office:value="0.382812" calcext:value-type="float">
            <text:p>0.382812</text:p>
          </table:table-cell>
          <table:table-cell office:value-type="float" office:value="0.198242" calcext:value-type="float">
            <text:p>0.198242</text:p>
          </table:table-cell>
          <table:table-cell office:value-type="float" office:value="0.0756989" calcext:value-type="float">
            <text:p>0.0756989</text:p>
          </table:table-cell>
          <table:table-cell office:value-type="float" office:value="0.8125" calcext:value-type="float">
            <text:p>0.8125</text:p>
          </table:table-cell>
          <table:table-cell office:value-type="float" office:value="1.20496" calcext:value-type="float">
            <text:p>1.20496</text:p>
          </table:table-cell>
          <table:table-cell office:value-type="float" office:value="0.35794" calcext:value-type="float">
            <text:p>0.35794</text:p>
          </table:table-cell>
          <table:table-cell table:number-columns-repeated="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office:value-type="float" office:value="0.349609" calcext:value-type="float">
            <text:p>0.349609</text:p>
          </table:table-cell>
          <table:table-cell office:value-type="float" office:value="0.195068" calcext:value-type="float">
            <text:p>0.195068</text:p>
          </table:table-cell>
          <table:table-cell office:value-type="float" office:value="0.0886497" calcext:value-type="float">
            <text:p>0.0886497</text:p>
          </table:table-cell>
          <table:table-cell office:value-type="float" office:value="0.894531" calcext:value-type="float">
            <text:p>0.894531</text:p>
          </table:table-cell>
          <table:table-cell office:value-type="float" office:value="1.11559" calcext:value-type="float">
            <text:p>1.11559</text:p>
          </table:table-cell>
          <table:table-cell office:value-type="float" office:value="0.223426" calcext:value-type="float">
            <text:p>0.223426</text:p>
          </table:table-cell>
          <table:table-cell table:number-columns-repeated="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" calcext:value-type="float">
            <text:p>7</text:p>
          </table:table-cell>
          <table:table-cell office:value-type="float" office:value="0.324219" calcext:value-type="float">
            <text:p>0.324219</text:p>
          </table:table-cell>
          <table:table-cell office:value-type="float" office:value="0.150879" calcext:value-type="float">
            <text:p>0.150879</text:p>
          </table:table-cell>
          <table:table-cell office:value-type="float" office:value="0.0544052" calcext:value-type="float">
            <text:p>0.0544052</text:p>
          </table:table-cell>
          <table:table-cell office:value-type="float" office:value="0.882812" calcext:value-type="float">
            <text:p>0.882812</text:p>
          </table:table-cell>
          <table:table-cell office:value-type="float" office:value="0.931266" calcext:value-type="float">
            <text:p>0.931266</text:p>
          </table:table-cell>
          <table:table-cell office:value-type="float" office:value="0.20336" calcext:value-type="float">
            <text:p>0.20336</text:p>
          </table:table-cell>
          <table:table-cell table:number-columns-repeated="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8" calcext:value-type="float">
            <text:p>8</text:p>
          </table:table-cell>
          <table:table-cell office:value-type="float" office:value="0.397949" calcext:value-type="float">
            <text:p>0.397949</text:p>
          </table:table-cell>
          <table:table-cell office:value-type="float" office:value="0.220154" calcext:value-type="float">
            <text:p>0.220154</text:p>
          </table:table-cell>
          <table:table-cell office:value-type="float" office:value="0.09513" calcext:value-type="float">
            <text:p>0.09513</text:p>
          </table:table-cell>
          <table:table-cell office:value-type="float" office:value="1.24512" calcext:value-type="float">
            <text:p>1.24512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4575" calcext:value-type="float">
            <text:p>0.34575</text:p>
          </table:table-cell>
          <table:table-cell table:number-columns-repeated="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9" calcext:value-type="float">
            <text:p>9</text:p>
          </table:table-cell>
          <table:table-cell office:value-type="float" office:value="0.41748" calcext:value-type="float">
            <text:p>0.41748</text:p>
          </table:table-cell>
          <table:table-cell office:value-type="float" office:value="0.235474" calcext:value-type="float">
            <text:p>0.235474</text:p>
          </table:table-cell>
          <table:table-cell office:value-type="float" office:value="0.106052" calcext:value-type="float">
            <text:p>0.106052</text:p>
          </table:table-cell>
          <table:table-cell office:value-type="float" office:value="1.05566" calcext:value-type="float">
            <text:p>1.05566</text:p>
          </table:table-cell>
          <table:table-cell office:value-type="float" office:value="1.13334" calcext:value-type="float">
            <text:p>1.13334</text:p>
          </table:table-cell>
          <table:table-cell office:value-type="float" office:value="0.362449" calcext:value-type="float">
            <text:p>0.362449</text:p>
          </table:table-cell>
          <table:table-cell table:number-columns-repeated="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" calcext:value-type="float">
            <text:p>10</text:p>
          </table:table-cell>
          <table:table-cell office:value-type="float" office:value="0.418091" calcext:value-type="float">
            <text:p>0.418091</text:p>
          </table:table-cell>
          <table:table-cell office:value-type="float" office:value="0.238541" calcext:value-type="float">
            <text:p>0.238541</text:p>
          </table:table-cell>
          <table:table-cell office:value-type="float" office:value="0.112088" calcext:value-type="float">
            <text:p>0.112088</text:p>
          </table:table-cell>
          <table:table-cell office:value-type="float" office:value="1.01978" calcext:value-type="float">
            <text:p>1.01978</text:p>
          </table:table-cell>
          <table:table-cell office:value-type="float" office:value="1.17103" calcext:value-type="float">
            <text:p>1.17103</text:p>
          </table:table-cell>
          <table:table-cell office:value-type="float" office:value="0.343379" calcext:value-type="float">
            <text:p>0.343379</text:p>
          </table:table-cell>
          <table:table-cell table:number-columns-repeated="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" calcext:value-type="float">
            <text:p>11</text:p>
          </table:table-cell>
          <table:table-cell office:value-type="float" office:value="0.41626" calcext:value-type="float">
            <text:p>0.41626</text:p>
          </table:table-cell>
          <table:table-cell office:value-type="float" office:value="0.237473" calcext:value-type="float">
            <text:p>0.237473</text:p>
          </table:table-cell>
          <table:table-cell office:value-type="float" office:value="0.111093" calcext:value-type="float">
            <text:p>0.111093</text:p>
          </table:table-cell>
          <table:table-cell office:value-type="float" office:value="0.999268" calcext:value-type="float">
            <text:p>0.999268</text:p>
          </table:table-cell>
          <table:table-cell office:value-type="float" office:value="1.18371" calcext:value-type="float">
            <text:p>1.18371</text:p>
          </table:table-cell>
          <table:table-cell office:value-type="float" office:value="0.343341" calcext:value-type="float">
            <text:p>0.343341</text:p>
          </table:table-cell>
          <table:table-cell table:number-columns-repeated="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" calcext:value-type="float">
            <text:p>12</text:p>
          </table:table-cell>
          <table:table-cell office:value-type="float" office:value="0.44458" calcext:value-type="float">
            <text:p>0.44458</text:p>
          </table:table-cell>
          <table:table-cell office:value-type="float" office:value="0.26133" calcext:value-type="float">
            <text:p>0.26133</text:p>
          </table:table-cell>
          <table:table-cell office:value-type="float" office:value="0.124222" calcext:value-type="float">
            <text:p>0.124222</text:p>
          </table:table-cell>
          <table:table-cell office:value-type="float" office:value="0.942749" calcext:value-type="float">
            <text:p>0.942749</text:p>
          </table:table-cell>
          <table:table-cell office:value-type="float" office:value="1.31057" calcext:value-type="float">
            <text:p>1.31057</text:p>
          </table:table-cell>
          <table:table-cell office:value-type="float" office:value="0.393683" calcext:value-type="float">
            <text:p>0.393683</text:p>
          </table:table-cell>
          <table:table-cell table:number-columns-repeated="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" calcext:value-type="float">
            <text:p>13</text:p>
          </table:table-cell>
          <table:table-cell office:value-type="float" office:value="0.420471" calcext:value-type="float">
            <text:p>0.420471</text:p>
          </table:table-cell>
          <table:table-cell office:value-type="float" office:value="0.238697" calcext:value-type="float">
            <text:p>0.238697</text:p>
          </table:table-cell>
          <table:table-cell office:value-type="float" office:value="0.108406" calcext:value-type="float">
            <text:p>0.108406</text:p>
          </table:table-cell>
          <table:table-cell office:value-type="float" office:value="0.991699" calcext:value-type="float">
            <text:p>0.991699</text:p>
          </table:table-cell>
          <table:table-cell office:value-type="float" office:value="1.19397" calcext:value-type="float">
            <text:p>1.19397</text:p>
          </table:table-cell>
          <table:table-cell office:value-type="float" office:value="0.365781" calcext:value-type="float">
            <text:p>0.365781</text:p>
          </table:table-cell>
          <table:table-cell table:number-columns-repeated="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" calcext:value-type="float">
            <text:p>14</text:p>
          </table:table-cell>
          <table:table-cell office:value-type="float" office:value="0.425591" calcext:value-type="float">
            <text:p>0.425591</text:p>
          </table:table-cell>
          <table:table-cell office:value-type="float" office:value="0.244798" calcext:value-type="float">
            <text:p>0.244798</text:p>
          </table:table-cell>
          <table:table-cell office:value-type="float" office:value="0.11456" calcext:value-type="float">
            <text:p>0.11456</text:p>
          </table:table-cell>
          <table:table-cell office:value-type="float" office:value="1.024" calcext:value-type="float">
            <text:p>1.024</text:p>
          </table:table-cell>
          <table:table-cell office:value-type="float" office:value="1.18848" calcext:value-type="float">
            <text:p>1.18848</text:p>
          </table:table-cell>
          <table:table-cell office:value-type="float" office:value="0.362769" calcext:value-type="float">
            <text:p>0.362769</text:p>
          </table:table-cell>
          <table:table-cell table:number-columns-repeated="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" calcext:value-type="float">
            <text:p>15</text:p>
          </table:table-cell>
          <table:table-cell office:value-type="float" office:value="0.418941" calcext:value-type="float">
            <text:p>0.418941</text:p>
          </table:table-cell>
          <table:table-cell office:value-type="float" office:value="0.239465" calcext:value-type="float">
            <text:p>0.239465</text:p>
          </table:table-cell>
          <table:table-cell office:value-type="float" office:value="0.111557" calcext:value-type="float">
            <text:p>0.111557</text:p>
          </table:table-cell>
          <table:table-cell office:value-type="float" office:value="1.02225" calcext:value-type="float">
            <text:p>1.02225</text:p>
          </table:table-cell>
          <table:table-cell office:value-type="float" office:value="1.17218" calcext:value-type="float">
            <text:p>1.17218</text:p>
          </table:table-cell>
          <table:table-cell office:value-type="float" office:value="0.351527" calcext:value-type="float">
            <text:p>0.351527</text:p>
          </table:table-cell>
          <table:table-cell table:number-columns-repeated="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6" calcext:value-type="float">
            <text:p>16</text:p>
          </table:table-cell>
          <table:table-cell office:value-type="float" office:value="0.420479" calcext:value-type="float">
            <text:p>0.420479</text:p>
          </table:table-cell>
          <table:table-cell office:value-type="float" office:value="0.239547" calcext:value-type="float">
            <text:p>0.239547</text:p>
          </table:table-cell>
          <table:table-cell office:value-type="float" office:value="0.110146" calcext:value-type="float">
            <text:p>0.110146</text:p>
          </table:table-cell>
          <table:table-cell office:value-type="float" office:value="1.01316" calcext:value-type="float">
            <text:p>1.01316</text:p>
          </table:table-cell>
          <table:table-cell office:value-type="float" office:value="1.17961" calcext:value-type="float">
            <text:p>1.17961</text:p>
          </table:table-cell>
          <table:table-cell office:value-type="float" office:value="0.360164" calcext:value-type="float">
            <text:p>0.360164</text:p>
          </table:table-cell>
          <table:table-cell table:number-columns-repeated="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7" calcext:value-type="float">
            <text:p>17</text:p>
          </table:table-cell>
          <table:table-cell office:value-type="float" office:value="0.424768" calcext:value-type="float">
            <text:p>0.424768</text:p>
          </table:table-cell>
          <table:table-cell office:value-type="float" office:value="0.244016" calcext:value-type="float">
            <text:p>0.244016</text:p>
          </table:table-cell>
          <table:table-cell office:value-type="float" office:value="0.113789" calcext:value-type="float">
            <text:p>0.113789</text:p>
          </table:table-cell>
          <table:table-cell office:value-type="float" office:value="1.00341" calcext:value-type="float">
            <text:p>1.00341</text:p>
          </table:table-cell>
          <table:table-cell office:value-type="float" office:value="1.20229" calcext:value-type="float">
            <text:p>1.20229</text:p>
          </table:table-cell>
          <table:table-cell office:value-type="float" office:value="0.362995" calcext:value-type="float">
            <text:p>0.362995</text:p>
          </table:table-cell>
          <table:table-cell table:number-columns-repeated="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8" calcext:value-type="float">
            <text:p>18</text:p>
          </table:table-cell>
          <table:table-cell office:value-type="float" office:value="0.421055" calcext:value-type="float">
            <text:p>0.421055</text:p>
          </table:table-cell>
          <table:table-cell office:value-type="float" office:value="0.240349" calcext:value-type="float">
            <text:p>0.240349</text:p>
          </table:table-cell>
          <table:table-cell office:value-type="float" office:value="0.111003" calcext:value-type="float">
            <text:p>0.111003</text:p>
          </table:table-cell>
          <table:table-cell office:value-type="float" office:value="1.01214" calcext:value-type="float">
            <text:p>1.01214</text:p>
          </table:table-cell>
          <table:table-cell office:value-type="float" office:value="1.1831" calcext:value-type="float">
            <text:p>1.1831</text:p>
          </table:table-cell>
          <table:table-cell office:value-type="float" office:value="0.359484" calcext:value-type="float">
            <text:p>0.359484</text:p>
          </table:table-cell>
          <table:table-cell table:number-columns-repeated="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office:value-type="float" office:value="0.423606" calcext:value-type="float">
            <text:p>0.423606</text:p>
          </table:table-cell>
          <table:table-cell office:value-type="float" office:value="0.242547" calcext:value-type="float">
            <text:p>0.242547</text:p>
          </table:table-cell>
          <table:table-cell office:value-type="float" office:value="0.112619" calcext:value-type="float">
            <text:p>0.112619</text:p>
          </table:table-cell>
          <table:table-cell office:value-type="float" office:value="1.00759" calcext:value-type="float">
            <text:p>1.00759</text:p>
          </table:table-cell>
          <table:table-cell office:value-type="float" office:value="1.19405" calcext:value-type="float">
            <text:p>1.19405</text:p>
          </table:table-cell>
          <table:table-cell office:value-type="float" office:value="0.361887" calcext:value-type="float">
            <text:p>0.3618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189453" calcext:value-type="float">
            <text:p>0.189453</text:p>
          </table:table-cell>
          <table:table-cell office:value-type="float" office:value="0.5" calcext:value-type="float">
            <text:p>0.5</text:p>
          </table:table-cell>
          <table:table-cell office:value-type="float" office:value="2.44949" calcext:value-type="float">
            <text:p>2.44949</text:p>
          </table:table-cell>
          <table:table-cell office:value-type="float" office:value="0.617357" calcext:value-type="float">
            <text:p>0.617357</text:p>
          </table:table-cell>
          <table:table-cell table:number-columns-repeated="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570312" calcext:value-type="float">
            <text:p>0.570312</text:p>
          </table:table-cell>
          <table:table-cell office:value-type="float" office:value="0.342896" calcext:value-type="float">
            <text:p>0.342896</text:p>
          </table:table-cell>
          <table:table-cell office:value-type="float" office:value="0.5" calcext:value-type="float">
            <text:p>0.5</text:p>
          </table:table-cell>
          <table:table-cell office:value-type="float" office:value="2.93684" calcext:value-type="float">
            <text:p>2.93684</text:p>
          </table:table-cell>
          <table:table-cell office:value-type="float" office:value="0.648589" calcext:value-type="float">
            <text:p>0.648589</text:p>
          </table:table-cell>
          <table:table-cell table:number-columns-repeated="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0894775" calcext:value-type="float">
            <text:p>0.0894775</text:p>
          </table:table-cell>
          <table:table-cell office:value-type="float" office:value="1.125" calcext:value-type="float">
            <text:p>1.125</text:p>
          </table:table-cell>
          <table:table-cell office:value-type="float" office:value="1.17851" calcext:value-type="float">
            <text:p>1.17851</text:p>
          </table:table-cell>
          <table:table-cell office:value-type="float" office:value="0.577278" calcext:value-type="float">
            <text:p>0.577278</text:p>
          </table:table-cell>
          <table:table-cell table:number-columns-repeated="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357422" calcext:value-type="float">
            <text:p>0.357422</text:p>
          </table:table-cell>
          <table:table-cell office:value-type="float" office:value="0.185944" calcext:value-type="float">
            <text:p>0.185944</text:p>
          </table:table-cell>
          <table:table-cell office:value-type="float" office:value="0.5625" calcext:value-type="float">
            <text:p>0.5625</text:p>
          </table:table-cell>
          <table:table-cell office:value-type="float" office:value="2.14087" calcext:value-type="float">
            <text:p>2.14087</text:p>
          </table:table-cell>
          <table:table-cell office:value-type="float" office:value="0.514826" calcext:value-type="float">
            <text:p>0.514826</text:p>
          </table:table-cell>
          <table:table-cell table:number-columns-repeated="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" calcext:value-type="float">
            <text:p>5</text:p>
          </table:table-cell>
          <table:table-cell office:value-type="float" office:value="0.417969" calcext:value-type="float">
            <text:p>0.417969</text:p>
          </table:table-cell>
          <table:table-cell office:value-type="float" office:value="0.23877" calcext:value-type="float">
            <text:p>0.23877</text:p>
          </table:table-cell>
          <table:table-cell office:value-type="float" office:value="0.112038" calcext:value-type="float">
            <text:p>0.112038</text:p>
          </table:table-cell>
          <table:table-cell office:value-type="float" office:value="0.945312" calcext:value-type="float">
            <text:p>0.945312</text:p>
          </table:table-cell>
          <table:table-cell office:value-type="float" office:value="1.23315" calcext:value-type="float">
            <text:p>1.23315</text:p>
          </table:table-cell>
          <table:table-cell office:value-type="float" office:value="0.344934" calcext:value-type="float">
            <text:p>0.344934</text:p>
          </table:table-cell>
          <table:table-cell table:number-columns-repeated="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6" calcext:value-type="float">
            <text:p>6</text:p>
          </table:table-cell>
          <table:table-cell office:value-type="float" office:value="0.482422" calcext:value-type="float">
            <text:p>0.482422</text:p>
          </table:table-cell>
          <table:table-cell office:value-type="float" office:value="0.279541" calcext:value-type="float">
            <text:p>0.279541</text:p>
          </table:table-cell>
          <table:table-cell office:value-type="float" office:value="0.124073" calcext:value-type="float">
            <text:p>0.124073</text:p>
          </table:table-cell>
          <table:table-cell office:value-type="float" office:value="0.636719" calcext:value-type="float">
            <text:p>0.636719</text:p>
          </table:table-cell>
          <table:table-cell office:value-type="float" office:value="1.73559" calcext:value-type="float">
            <text:p>1.73559</text:p>
          </table:table-cell>
          <table:table-cell office:value-type="float" office:value="0.470745" calcext:value-type="float">
            <text:p>0.470745</text:p>
          </table:table-cell>
          <table:table-cell table:number-columns-repeated="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7" calcext:value-type="float">
            <text:p>7</text:p>
          </table:table-cell>
          <table:table-cell office:value-type="float" office:value="0.413086" calcext:value-type="float">
            <text:p>0.413086</text:p>
          </table:table-cell>
          <table:table-cell office:value-type="float" office:value="0.226196" calcext:value-type="float">
            <text:p>0.226196</text:p>
          </table:table-cell>
          <table:table-cell office:value-type="float" office:value="0.0945148" calcext:value-type="float">
            <text:p>0.0945148</text:p>
          </table:table-cell>
          <table:table-cell office:value-type="float" office:value="1.19727" calcext:value-type="float">
            <text:p>1.19727</text:p>
          </table:table-cell>
          <table:table-cell office:value-type="float" office:value="1.00569" calcext:value-type="float">
            <text:p>1.00569</text:p>
          </table:table-cell>
          <table:table-cell office:value-type="float" office:value="0.384245" calcext:value-type="float">
            <text:p>0.384245</text:p>
          </table:table-cell>
          <table:table-cell table:number-columns-repeated="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8" calcext:value-type="float">
            <text:p>8</text:p>
          </table:table-cell>
          <table:table-cell office:value-type="float" office:value="0.413574" calcext:value-type="float">
            <text:p>0.413574</text:p>
          </table:table-cell>
          <table:table-cell office:value-type="float" office:value="0.231506" calcext:value-type="float">
            <text:p>0.231506</text:p>
          </table:table-cell>
          <table:table-cell office:value-type="float" office:value="0.102803" calcext:value-type="float">
            <text:p>0.102803</text:p>
          </table:table-cell>
          <table:table-cell office:value-type="float" office:value="1.19629" calcext:value-type="float">
            <text:p>1.19629</text:p>
          </table:table-cell>
          <table:table-cell office:value-type="float" office:value="1.0238" calcext:value-type="float">
            <text:p>1.0238</text:p>
          </table:table-cell>
          <table:table-cell office:value-type="float" office:value="0.360619" calcext:value-type="float">
            <text:p>0.360619</text:p>
          </table:table-cell>
          <table:table-cell table:number-columns-repeated="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9" calcext:value-type="float">
            <text:p>9</text:p>
          </table:table-cell>
          <table:table-cell office:value-type="float" office:value="0.40332" calcext:value-type="float">
            <text:p>0.40332</text:p>
          </table:table-cell>
          <table:table-cell office:value-type="float" office:value="0.233093" calcext:value-type="float">
            <text:p>0.233093</text:p>
          </table:table-cell>
          <table:table-cell office:value-type="float" office:value="0.111903" calcext:value-type="float">
            <text:p>0.111903</text:p>
          </table:table-cell>
          <table:table-cell office:value-type="float" office:value="0.972656" calcext:value-type="float">
            <text:p>0.972656</text:p>
          </table:table-cell>
          <table:table-cell office:value-type="float" office:value="1.19045" calcext:value-type="float">
            <text:p>1.19045</text:p>
          </table:table-cell>
          <table:table-cell office:value-type="float" office:value="0.313466" calcext:value-type="float">
            <text:p>0.313466</text:p>
          </table:table-cell>
          <table:table-cell table:number-columns-repeated="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0" calcext:value-type="float">
            <text:p>10</text:p>
          </table:table-cell>
          <table:table-cell office:value-type="float" office:value="0.416016" calcext:value-type="float">
            <text:p>0.416016</text:p>
          </table:table-cell>
          <table:table-cell office:value-type="float" office:value="0.229858" calcext:value-type="float">
            <text:p>0.229858</text:p>
          </table:table-cell>
          <table:table-cell office:value-type="float" office:value="0.0993757" calcext:value-type="float">
            <text:p>0.0993757</text:p>
          </table:table-cell>
          <table:table-cell office:value-type="float" office:value="0.978516" calcext:value-type="float">
            <text:p>0.978516</text:p>
          </table:table-cell>
          <table:table-cell office:value-type="float" office:value="1.17441" calcext:value-type="float">
            <text:p>1.17441</text:p>
          </table:table-cell>
          <table:table-cell office:value-type="float" office:value="0.373042" calcext:value-type="float">
            <text:p>0.373042</text:p>
          </table:table-cell>
          <table:table-cell table:number-columns-repeated="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" calcext:value-type="float">
            <text:p>11</text:p>
          </table:table-cell>
          <table:table-cell office:value-type="float" office:value="0.406189" calcext:value-type="float">
            <text:p>0.406189</text:p>
          </table:table-cell>
          <table:table-cell office:value-type="float" office:value="0.224586" calcext:value-type="float">
            <text:p>0.224586</text:p>
          </table:table-cell>
          <table:table-cell office:value-type="float" office:value="0.0992676" calcext:value-type="float">
            <text:p>0.0992676</text:p>
          </table:table-cell>
          <table:table-cell office:value-type="float" office:value="1.01135" calcext:value-type="float">
            <text:p>1.01135</text:p>
          </table:table-cell>
          <table:table-cell office:value-type="float" office:value="1.12983" calcext:value-type="float">
            <text:p>1.12983</text:p>
          </table:table-cell>
          <table:table-cell office:value-type="float" office:value="0.343977" calcext:value-type="float">
            <text:p>0.343977</text:p>
          </table:table-cell>
          <table:table-cell table:number-columns-repeated="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" calcext:value-type="float">
            <text:p>12</text:p>
          </table:table-cell>
          <table:table-cell office:value-type="float" office:value="0.414032" calcext:value-type="float">
            <text:p>0.414032</text:p>
          </table:table-cell>
          <table:table-cell office:value-type="float" office:value="0.234707" calcext:value-type="float">
            <text:p>0.234707</text:p>
          </table:table-cell>
          <table:table-cell office:value-type="float" office:value="0.107923" calcext:value-type="float">
            <text:p>0.107923</text:p>
          </table:table-cell>
          <table:table-cell office:value-type="float" office:value="1.00323" calcext:value-type="float">
            <text:p>1.00323</text:p>
          </table:table-cell>
          <table:table-cell office:value-type="float" office:value="1.17115" calcext:value-type="float">
            <text:p>1.17115</text:p>
          </table:table-cell>
          <table:table-cell office:value-type="float" office:value="0.346958" calcext:value-type="float">
            <text:p>0.346958</text:p>
          </table:table-cell>
          <table:table-cell table:number-columns-repeated="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3" calcext:value-type="float">
            <text:p>13</text:p>
          </table:table-cell>
          <table:table-cell office:value-type="float" office:value="0.410278" calcext:value-type="float">
            <text:p>0.410278</text:p>
          </table:table-cell>
          <table:table-cell office:value-type="float" office:value="0.228691" calcext:value-type="float">
            <text:p>0.228691</text:p>
          </table:table-cell>
          <table:table-cell office:value-type="float" office:value="0.101639" calcext:value-type="float">
            <text:p>0.101639</text:p>
          </table:table-cell>
          <table:table-cell office:value-type="float" office:value="0.988953" calcext:value-type="float">
            <text:p>0.988953</text:p>
          </table:table-cell>
          <table:table-cell office:value-type="float" office:value="1.16188" calcext:value-type="float">
            <text:p>1.16188</text:p>
          </table:table-cell>
          <table:table-cell office:value-type="float" office:value="0.3522" calcext:value-type="float">
            <text:p>0.3522</text:p>
          </table:table-cell>
          <table:table-cell table:number-columns-repeated="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" calcext:value-type="float">
            <text:p>14</text:p>
          </table:table-cell>
          <table:table-cell office:value-type="float" office:value="0.407211" calcext:value-type="float">
            <text:p>0.407211</text:p>
          </table:table-cell>
          <table:table-cell office:value-type="float" office:value="0.226818" calcext:value-type="float">
            <text:p>0.226818</text:p>
          </table:table-cell>
          <table:table-cell office:value-type="float" office:value="0.101031" calcext:value-type="float">
            <text:p>0.101031</text:p>
          </table:table-cell>
          <table:table-cell office:value-type="float" office:value="1.00543" calcext:value-type="float">
            <text:p>1.00543</text:p>
          </table:table-cell>
          <table:table-cell office:value-type="float" office:value="1.14225" calcext:value-type="float">
            <text:p>1.14225</text:p>
          </table:table-cell>
          <table:table-cell office:value-type="float" office:value="0.345399" calcext:value-type="float">
            <text:p>0.345399</text:p>
          </table:table-cell>
          <table:table-cell table:number-columns-repeated="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5" calcext:value-type="float">
            <text:p>15</text:p>
          </table:table-cell>
          <table:table-cell office:value-type="float" office:value="0.407772" calcext:value-type="float">
            <text:p>0.407772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100653" calcext:value-type="float">
            <text:p>0.100653</text:p>
          </table:table-cell>
          <table:table-cell office:value-type="float" office:value="1.02123" calcext:value-type="float">
            <text:p>1.02123</text:p>
          </table:table-cell>
          <table:table-cell office:value-type="float" office:value="1.12944" calcext:value-type="float">
            <text:p>1.12944</text:p>
          </table:table-cell>
          <table:table-cell office:value-type="float" office:value="0.346976" calcext:value-type="float">
            <text:p>0.346976</text:p>
          </table:table-cell>
          <table:table-cell table:number-columns-repeated="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6" calcext:value-type="float">
            <text:p>16</text:p>
          </table:table-cell>
          <table:table-cell office:value-type="float" office:value="0.409893" calcext:value-type="float">
            <text:p>0.409893</text:p>
          </table:table-cell>
          <table:table-cell office:value-type="float" office:value="0.229564" calcext:value-type="float">
            <text:p>0.229564</text:p>
          </table:table-cell>
          <table:table-cell office:value-type="float" office:value="0.103359" calcext:value-type="float">
            <text:p>0.103359</text:p>
          </table:table-cell>
          <table:table-cell office:value-type="float" office:value="1.0286" calcext:value-type="float">
            <text:p>1.0286</text:p>
          </table:table-cell>
          <table:table-cell office:value-type="float" office:value="1.13377" calcext:value-type="float">
            <text:p>1.13377</text:p>
          </table:table-cell>
          <table:table-cell office:value-type="float" office:value="0.346237" calcext:value-type="float">
            <text:p>0.346237</text:p>
          </table:table-cell>
          <table:table-cell table:number-columns-repeated="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office:value-type="float" office:value="0.407043" calcext:value-type="float">
            <text:p>0.407043</text:p>
          </table:table-cell>
          <table:table-cell office:value-type="float" office:value="0.227448" calcext:value-type="float">
            <text:p>0.227448</text:p>
          </table:table-cell>
          <table:table-cell office:value-type="float" office:value="0.102224" calcext:value-type="float">
            <text:p>0.102224</text:p>
          </table:table-cell>
          <table:table-cell office:value-type="float" office:value="1.01886" calcext:value-type="float">
            <text:p>1.01886</text:p>
          </table:table-cell>
          <table:table-cell office:value-type="float" office:value="1.13398" calcext:value-type="float">
            <text:p>1.13398</text:p>
          </table:table-cell>
          <table:table-cell office:value-type="float" office:value="0.341336" calcext:value-type="float">
            <text:p>0.341336</text:p>
          </table:table-cell>
          <table:table-cell table:number-columns-repeated="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8" calcext:value-type="float">
            <text:p>18</text:p>
          </table:table-cell>
          <table:table-cell office:value-type="float" office:value="0.40845" calcext:value-type="float">
            <text:p>0.40845</text:p>
          </table:table-cell>
          <table:table-cell office:value-type="float" office:value="0.22821" calcext:value-type="float">
            <text:p>0.22821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1.01889" calcext:value-type="float">
            <text:p>1.01889</text:p>
          </table:table-cell>
          <table:table-cell office:value-type="float" office:value="1.13659" calcext:value-type="float">
            <text:p>1.13659</text:p>
          </table:table-cell>
          <table:table-cell office:value-type="float" office:value="0.345383" calcext:value-type="float">
            <text:p>0.345383</text:p>
          </table:table-cell>
          <table:table-cell table:number-columns-repeated="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office:value-type="float" office:value="0.406552" calcext:value-type="float">
            <text:p>0.406552</text:p>
          </table:table-cell>
          <table:table-cell office:value-type="float" office:value="0.226563" calcext:value-type="float">
            <text:p>0.226563</text:p>
          </table:table-cell>
          <table:table-cell office:value-type="float" office:value="0.101325" calcext:value-type="float">
            <text:p>0.101325</text:p>
          </table:table-cell>
          <table:table-cell office:value-type="float" office:value="1.01994" calcext:value-type="float">
            <text:p>1.01994</text:p>
          </table:table-cell>
          <table:table-cell office:value-type="float" office:value="1.13008" calcext:value-type="float">
            <text:p>1.13008</text:p>
          </table:table-cell>
          <table:table-cell office:value-type="float" office:value="0.342014" calcext:value-type="float">
            <text:p>0.3420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9941E-032" calcext:value-type="float">
            <text:p>6.59941E-32</text:p>
          </table:table-cell>
          <table:table-cell office:value-type="float" office:value="1.10101E+016" calcext:value-type="float">
            <text:p>1.10101E+016</text:p>
          </table:table-cell>
          <table:table-cell office:value-type="float" office:value="0.666667" calcext:value-type="float">
            <text:p>0.666667</text:p>
          </table:table-cell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101562" calcext:value-type="float">
            <text:p>0.101562</text:p>
          </table:table-cell>
          <table:table-cell office:value-type="float" office:value="0.0118408" calcext:value-type="float">
            <text:p>0.0118408</text:p>
          </table:table-cell>
          <table:table-cell office:value-type="float" office:value="0.875" calcext:value-type="float">
            <text:p>0.875</text:p>
          </table:table-cell>
          <table:table-cell office:value-type="float" office:value="0.654654" calcext:value-type="float">
            <text:p>0.654654</text:p>
          </table:table-cell>
          <table:table-cell office:value-type="float" office:value="0.617357" calcext:value-type="float">
            <text:p>0.617357</text:p>
          </table:table-cell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20312" calcext:value-type="float">
            <text:p>0.320312</text:p>
          </table:table-cell>
          <table:table-cell office:value-type="float" office:value="0.107544" calcext:value-type="float">
            <text:p>0.107544</text:p>
          </table:table-cell>
          <table:table-cell office:value-type="float" office:value="1.5" calcext:value-type="float">
            <text:p>1.5</text:p>
          </table:table-cell>
          <table:table-cell office:value-type="float" office:value="1.09924" calcext:value-type="float">
            <text:p>1.09924</text:p>
          </table:table-cell>
          <table:table-cell office:value-type="float" office:value="0.650605" calcext:value-type="float">
            <text:p>0.650605</text:p>
          </table:table-cell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585938" calcext:value-type="float">
            <text:p>0.0585938</text:p>
          </table:table-cell>
          <table:table-cell office:value-type="float" office:value="0.00640869" calcext:value-type="float">
            <text:p>0.00640869</text:p>
          </table:table-cell>
          <table:table-cell office:value-type="float" office:value="2.3125" calcext:value-type="float">
            <text:p>2.3125</text:p>
          </table:table-cell>
          <table:table-cell office:value-type="string" calcext:value-type="string">
            <text:p>-nan</text:p>
          </table:table-cell>
          <table:table-cell office:value-type="float" office:value="0.377778" calcext:value-type="float">
            <text:p>0.377778</text:p>
          </table:table-cell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160156" calcext:value-type="float">
            <text:p>0.160156</text:p>
          </table:table-cell>
          <table:table-cell office:value-type="float" office:value="0.0579834" calcext:value-type="float">
            <text:p>0.0579834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06962" calcext:value-type="float">
            <text:p>0.906962</text:p>
          </table:table-cell>
          <table:table-cell office:value-type="float" office:value="0.24648" calcext:value-type="float">
            <text:p>0.24648</text:p>
          </table:table-cell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324219" calcext:value-type="float">
            <text:p>0.324219</text:p>
          </table:table-cell>
          <table:table-cell office:value-type="float" office:value="0.17334" calcext:value-type="float">
            <text:p>0.17334</text:p>
          </table:table-cell>
          <table:table-cell office:value-type="float" office:value="0.0847397" calcext:value-type="float">
            <text:p>0.0847397</text:p>
          </table:table-cell>
          <table:table-cell office:value-type="float" office:value="1.19531" calcext:value-type="float">
            <text:p>1.19531</text:p>
          </table:table-cell>
          <table:table-cell office:value-type="float" office:value="0.812484" calcext:value-type="float">
            <text:p>0.812484</text:p>
          </table:table-cell>
          <table:table-cell office:value-type="float" office:value="0.0599114" calcext:value-type="float">
            <text:p>0.0599114</text:p>
          </table:table-cell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427734" calcext:value-type="float">
            <text:p>0.427734</text:p>
          </table:table-cell>
          <table:table-cell office:value-type="float" office:value="0.253174" calcext:value-type="float">
            <text:p>0.253174</text:p>
          </table:table-cell>
          <table:table-cell office:value-type="float" office:value="0.123524" calcext:value-type="float">
            <text:p>0.123524</text:p>
          </table:table-cell>
          <table:table-cell office:value-type="float" office:value="1.00391" calcext:value-type="float">
            <text:p>1.00391</text:p>
          </table:table-cell>
          <table:table-cell office:value-type="float" office:value="1.23187" calcext:value-type="float">
            <text:p>1.23187</text:p>
          </table:table-cell>
          <table:table-cell office:value-type="float" office:value="0.357621" calcext:value-type="float">
            <text:p>0.357621</text:p>
          </table:table-cell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0.363281" calcext:value-type="float">
            <text:p>0.363281</text:p>
          </table:table-cell>
          <table:table-cell office:value-type="float" office:value="0.203369" calcext:value-type="float">
            <text:p>0.203369</text:p>
          </table:table-cell>
          <table:table-cell office:value-type="float" office:value="0.0984154" calcext:value-type="float">
            <text:p>0.0984154</text:p>
          </table:table-cell>
          <table:table-cell office:value-type="float" office:value="0.960938" calcext:value-type="float">
            <text:p>0.960938</text:p>
          </table:table-cell>
          <table:table-cell office:value-type="float" office:value="1.09229" calcext:value-type="float">
            <text:p>1.09229</text:p>
          </table:table-cell>
          <table:table-cell office:value-type="float" office:value="0.20682" calcext:value-type="float">
            <text:p>0.20682</text:p>
          </table:table-cell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0.446777" calcext:value-type="float">
            <text:p>0.446777</text:p>
          </table:table-cell>
          <table:table-cell office:value-type="float" office:value="0.254089" calcext:value-type="float">
            <text:p>0.254089</text:p>
          </table:table-cell>
          <table:table-cell office:value-type="float" office:value="0.113032" calcext:value-type="float">
            <text:p>0.113032</text:p>
          </table:table-cell>
          <table:table-cell office:value-type="float" office:value="0.899414" calcext:value-type="float">
            <text:p>0.899414</text:p>
          </table:table-cell>
          <table:table-cell office:value-type="float" office:value="1.32667" calcext:value-type="float">
            <text:p>1.32667</text:p>
          </table:table-cell>
          <table:table-cell office:value-type="float" office:value="0.416409" calcext:value-type="float">
            <text:p>0.416409</text:p>
          </table:table-cell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float" office:value="0.406738" calcext:value-type="float">
            <text:p>0.406738</text:p>
          </table:table-cell>
          <table:table-cell office:value-type="float" office:value="0.22998" calcext:value-type="float">
            <text:p>0.22998</text:p>
          </table:table-cell>
          <table:table-cell office:value-type="float" office:value="0.107849" calcext:value-type="float">
            <text:p>0.107849</text:p>
          </table:table-cell>
          <table:table-cell office:value-type="float" office:value="0.976562" calcext:value-type="float">
            <text:p>0.976562</text:p>
          </table:table-cell>
          <table:table-cell office:value-type="float" office:value="1.17644" calcext:value-type="float">
            <text:p>1.17644</text:p>
          </table:table-cell>
          <table:table-cell office:value-type="float" office:value="0.320306" calcext:value-type="float">
            <text:p>0.320306</text:p>
          </table:table-cell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0.414673" calcext:value-type="float">
            <text:p>0.414673</text:p>
          </table:table-cell>
          <table:table-cell office:value-type="float" office:value="0.235672" calcext:value-type="float">
            <text:p>0.235672</text:p>
          </table:table-cell>
          <table:table-cell office:value-type="float" office:value="0.108273" calcext:value-type="float">
            <text:p>0.108273</text:p>
          </table:table-cell>
          <table:table-cell office:value-type="float" office:value="0.909424" calcext:value-type="float">
            <text:p>0.909424</text:p>
          </table:table-cell>
          <table:table-cell office:value-type="float" office:value="1.25425" calcext:value-type="float">
            <text:p>1.25425</text:p>
          </table:table-cell>
          <table:table-cell office:value-type="float" office:value="0.350196" calcext:value-type="float">
            <text:p>0.350196</text:p>
          </table:table-cell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0.397888" calcext:value-type="float">
            <text:p>0.397888</text:p>
          </table:table-cell>
          <table:table-cell office:value-type="float" office:value="0.21627" calcext:value-type="float">
            <text:p>0.21627</text:p>
          </table:table-cell>
          <table:table-cell office:value-type="float" office:value="0.0935487" calcext:value-type="float">
            <text:p>0.0935487</text:p>
          </table:table-cell>
          <table:table-cell office:value-type="float" office:value="0.997192" calcext:value-type="float">
            <text:p>0.997192</text:p>
          </table:table-cell>
          <table:table-cell office:value-type="float" office:value="1.11132" calcext:value-type="float">
            <text:p>1.11132</text:p>
          </table:table-cell>
          <table:table-cell office:value-type="float" office:value="0.333313" calcext:value-type="float">
            <text:p>0.333313</text:p>
          </table:table-cell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0.393219" calcext:value-type="float">
            <text:p>0.393219</text:p>
          </table:table-cell>
          <table:table-cell office:value-type="float" office:value="0.214336" calcext:value-type="float">
            <text:p>0.214336</text:p>
          </table:table-cell>
          <table:table-cell office:value-type="float" office:value="0.0927574" calcext:value-type="float">
            <text:p>0.0927574</text:p>
          </table:table-cell>
          <table:table-cell office:value-type="float" office:value="1.05646" calcext:value-type="float">
            <text:p>1.05646</text:p>
          </table:table-cell>
          <table:table-cell office:value-type="float" office:value="1.05974" calcext:value-type="float">
            <text:p>1.05974</text:p>
          </table:table-cell>
          <table:table-cell office:value-type="float" office:value="0.326968" calcext:value-type="float">
            <text:p>0.326968</text:p>
          </table:table-cell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0.392471" calcext:value-type="float">
            <text:p>0.392471</text:p>
          </table:table-cell>
          <table:table-cell office:value-type="float" office:value="0.213552" calcext:value-type="float">
            <text:p>0.213552</text:p>
          </table:table-cell>
          <table:table-cell office:value-type="float" office:value="0.0922159" calcext:value-type="float">
            <text:p>0.0922159</text:p>
          </table:table-cell>
          <table:table-cell office:value-type="float" office:value="1.03079" calcext:value-type="float">
            <text:p>1.03079</text:p>
          </table:table-cell>
          <table:table-cell office:value-type="float" office:value="1.07582" calcext:value-type="float">
            <text:p>1.07582</text:p>
          </table:table-cell>
          <table:table-cell office:value-type="float" office:value="0.325976" calcext:value-type="float">
            <text:p>0.325976</text:p>
          </table:table-cell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0.39679" calcext:value-type="float">
            <text:p>0.39679</text:p>
          </table:table-cell>
          <table:table-cell office:value-type="float" office:value="0.216866" calcext:value-type="float">
            <text:p>0.216866</text:p>
          </table:table-cell>
          <table:table-cell office:value-type="float" office:value="0.094324" calcext:value-type="float">
            <text:p>0.094324</text:p>
          </table:table-cell>
          <table:table-cell office:value-type="float" office:value="1.0451" calcext:value-type="float">
            <text:p>1.0451</text:p>
          </table:table-cell>
          <table:table-cell office:value-type="float" office:value="1.07706" calcext:value-type="float">
            <text:p>1.07706</text:p>
          </table:table-cell>
          <table:table-cell office:value-type="float" office:value="0.331472" calcext:value-type="float">
            <text:p>0.331472</text:p>
          </table:table-cell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0.397919" calcext:value-type="float">
            <text:p>0.397919</text:p>
          </table:table-cell>
          <table:table-cell office:value-type="float" office:value="0.217986" calcext:value-type="float">
            <text:p>0.217986</text:p>
          </table:table-cell>
          <table:table-cell office:value-type="float" office:value="0.0944646" calcext:value-type="float">
            <text:p>0.0944646</text:p>
          </table:table-cell>
          <table:table-cell office:value-type="float" office:value="1.01357" calcext:value-type="float">
            <text:p>1.01357</text:p>
          </table:table-cell>
          <table:table-cell office:value-type="float" office:value="1.10478" calcext:value-type="float">
            <text:p>1.10478</text:p>
          </table:table-cell>
          <table:table-cell office:value-type="float" office:value="0.337341" calcext:value-type="float">
            <text:p>0.337341</text:p>
          </table:table-cell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0.399441" calcext:value-type="float">
            <text:p>0.399441</text:p>
          </table:table-cell>
          <table:table-cell office:value-type="float" office:value="0.218778" calcext:value-type="float">
            <text:p>0.218778</text:p>
          </table:table-cell>
          <table:table-cell office:value-type="float" office:value="0.0949999" calcext:value-type="float">
            <text:p>0.0949999</text:p>
          </table:table-cell>
          <table:table-cell office:value-type="float" office:value="1.01227" calcext:value-type="float">
            <text:p>1.01227</text:p>
          </table:table-cell>
          <table:table-cell office:value-type="float" office:value="1.10861" calcext:value-type="float">
            <text:p>1.10861</text:p>
          </table:table-cell>
          <table:table-cell office:value-type="float" office:value="0.338402" calcext:value-type="float">
            <text:p>0.338402</text:p>
          </table:table-cell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0.394831" calcext:value-type="float">
            <text:p>0.394831</text:p>
          </table:table-cell>
          <table:table-cell office:value-type="float" office:value="0.215536" calcext:value-type="float">
            <text:p>0.215536</text:p>
          </table:table-cell>
          <table:table-cell office:value-type="float" office:value="0.0934496" calcext:value-type="float">
            <text:p>0.0934496</text:p>
          </table:table-cell>
          <table:table-cell office:value-type="float" office:value="1.0342" calcext:value-type="float">
            <text:p>1.0342</text:p>
          </table:table-cell>
          <table:table-cell office:value-type="float" office:value="1.0804" calcext:value-type="float">
            <text:p>1.0804</text:p>
          </table:table-cell>
          <table:table-cell office:value-type="float" office:value="0.32947" calcext:value-type="float">
            <text:p>0.32947</text:p>
          </table:table-cell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0.392229" calcext:value-type="float">
            <text:p>0.392229</text:p>
          </table:table-cell>
          <table:table-cell office:value-type="float" office:value="0.213767" calcext:value-type="float">
            <text:p>0.213767</text:p>
          </table:table-cell>
          <table:table-cell office:value-type="float" office:value="0.0929021" calcext:value-type="float">
            <text:p>0.0929021</text:p>
          </table:table-cell>
          <table:table-cell office:value-type="float" office:value="1.03471" calcext:value-type="float">
            <text:p>1.03471</text:p>
          </table:table-cell>
          <table:table-cell office:value-type="float" office:value="1.07367" calcext:value-type="float">
            <text:p>1.07367</text:p>
          </table:table-cell>
          <table:table-cell office:value-type="float" office:value="0.32232" calcext:value-type="float">
            <text:p>0.32232</text:p>
          </table:table-cell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0.393897" calcext:value-type="float">
            <text:p>0.393897</text:p>
          </table:table-cell>
          <table:table-cell office:value-type="float" office:value="0.214841" calcext:value-type="float">
            <text:p>0.214841</text:p>
          </table:table-cell>
          <table:table-cell office:value-type="float" office:value="0.093088" calcext:value-type="float">
            <text:p>0.093088</text:p>
          </table:table-cell>
          <table:table-cell office:value-type="float" office:value="1.02942" calcext:value-type="float">
            <text:p>1.02942</text:p>
          </table:table-cell>
          <table:table-cell office:value-type="float" office:value="1.08148" calcext:value-type="float">
            <text:p>1.08148</text:p>
          </table:table-cell>
          <table:table-cell office:value-type="float" office:value="0.327737" calcext:value-type="float">
            <text:p>0.327737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4T21:10:16.862264219</dc:date>
    <meta:editing-duration>PT6M26S</meta:editing-duration>
    <meta:editing-cycles>1</meta:editing-cycles>
    <meta:document-statistic meta:table-count="1" meta:cell-count="3681" meta:object-count="0"/>
    <meta:generator>LibreOffice/6.0.3.2$Linux_X86_64 LibreOffice_project/00m0$Build-2</meta:generator>
  </office:meta>
</office:document-meta>
</file>